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fcfcfa" style:font-name="Droid Sans Mono" fo:font-size="10.5pt" fo:font-weight="normal" fo:background-color="#2d2a2e"/>
    </style:style>
    <style:style style:name="P2" style:family="paragraph" style:parent-style-name="Standard">
      <style:text-properties fo:color="#fcfcfa" style:font-name="Droid Sans Mono" fo:font-size="10.5pt" fo:font-weight="normal" officeooo:rsid="000b4572" officeooo:paragraph-rsid="000b4572" fo:background-color="#2d2a2e"/>
    </style:style>
    <style:style style:name="P3" style:family="paragraph" style:parent-style-name="Standard">
      <style:paragraph-properties style:line-height-at-least="0.198in"/>
      <style:text-properties fo:color="#727072" style:font-name="Droid Sans Mono" fo:font-size="10.5pt" fo:font-style="italic" fo:font-weight="normal" fo:background-color="#2d2a2e"/>
    </style:style>
    <style:style style:name="P4" style:family="paragraph" style:parent-style-name="Standard">
      <style:paragraph-properties style:line-height-at-least="0.198in"/>
      <style:text-properties fo:color="#939293" style:font-name="Droid Sans Mono" fo:font-size="10.5pt" fo:font-weight="normal" fo:background-color="#2d2a2e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Standard">
      <style:text-properties officeooo:rsid="000b4572" officeooo:paragraph-rsid="000b4572"/>
    </style:style>
    <style:style style:name="P7" style:family="paragraph" style:parent-style-name="Standard">
      <style:paragraph-properties fo:margin-top="0in" fo:margin-bottom="0.1965in" loext:contextual-spacing="false" style:line-height-at-least="0.198in"/>
      <style:text-properties fo:color="#fcfcfa" style:font-name="Droid Sans Mono" fo:font-size="10.5pt" fo:font-weight="normal" fo:background-color="#2d2a2e"/>
    </style:style>
    <style:style style:name="P8" style:family="paragraph" style:parent-style-name="Standard">
      <style:paragraph-properties fo:margin-top="0in" fo:margin-bottom="0.1965in" loext:contextual-spacing="false" style:line-height-at-least="0.198in"/>
    </style:style>
    <style:style style:name="T1" style:family="text">
      <style:text-properties fo:color="#939293"/>
    </style:style>
    <style:style style:name="T2" style:family="text">
      <style:text-properties fo:color="#ff6188"/>
    </style:style>
    <style:style style:name="T3" style:family="text">
      <style:text-properties fo:color="#ff6188" fo:font-style="italic"/>
    </style:style>
    <style:style style:name="T4" style:family="text">
      <style:text-properties fo:color="#78dce8"/>
    </style:style>
    <style:style style:name="T5" style:family="text">
      <style:text-properties fo:color="#78dce8" fo:font-style="italic"/>
    </style:style>
    <style:style style:name="T6" style:family="text">
      <style:text-properties fo:color="#ffd866"/>
    </style:style>
    <style:style style:name="T7" style:family="text">
      <style:text-properties fo:color="#fc9867"/>
    </style:style>
    <style:style style:name="T8" style:family="text">
      <style:text-properties fo:color="#fc9867" fo:font-style="italic"/>
    </style:style>
    <style:style style:name="T9" style:family="text">
      <style:text-properties fo:color="#a9dc76"/>
    </style:style>
    <style:style style:name="T10" style:family="text">
      <style:text-properties fo:color="#a9dc76" fo:font-style="italic"/>
    </style:style>
    <style:style style:name="T11" style:family="text">
      <style:text-properties fo:color="#ab9df2"/>
    </style:style>
    <style:style style:name="T12" style:family="text">
      <style:text-properties fo:color="#c1c0c0" fo:font-style="italic"/>
    </style:style>
    <style:style style:name="T13" style:family="text">
      <style:text-properties officeooo:rsid="000b65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</text:span><text:span text:style-name="T2">template</text:span><text:span text:style-name="T1">&gt;</text:span></text:p>
      <text:p text:style-name="P1"><text:span text:style-name="T1">&lt;</text:span><text:span text:style-name="T4">Master</text:span><text:span text:style-name="T1">&gt;</text:span></text:p>
      <text:p text:style-name="P1"><text:span text:style-name="T1">&lt;</text:span><text:span text:style-name="T2">template</text:span> <text:span text:style-name="T5">v-slot:content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app-main__inner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ntainer emp-profile</text:span><text:span text:style-name="T1">"</text:span> <text:span text:style-name="T5">v-if</text:span><text:span text:style-name="T1">="</text:span>user<text:span text:style-name="T1">"&gt;</text:span></text:p>
      <text:p text:style-name="P1"><text:span text:style-name="T1">&lt;</text:span><text:span text:style-name="T2">div</text:span> <text:span text:style-name="T5">class</text:span>=<text:span text:style-name="T1">"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row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8</text:span><text:span text:style-name="T1">"&gt;&lt;</text:span><text:span text:style-name="T2">h4</text:span> <text:span text:style-name="T5">class</text:span>=<text:span text:style-name="T1">"</text:span><text:span text:style-name="T6">header</text:span><text:span text:style-name="T1">"&gt;</text:span>My Profile<text:span text:style-name="T1">&lt;/</text:span><text:span text:style-name="T2">h4</text:span><text:span text:style-name="T1">&gt;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2</text:span><text:span text:style-name="T1">"&gt;</text:span></text:p>
      <text:p text:style-name="P1"><text:span text:style-name="T1">&lt;</text:span><text:span text:style-name="T2">router-link</text:span> <text:span text:style-name="T1">:</text:span><text:span text:style-name="T5">to</text:span><text:span text:style-name="T1">="{</text:span> name<text:span text:style-name="T1">:</text:span> <text:span text:style-name="T1">'</text:span><text:span text:style-name="T6">UpdateProfile</text:span><text:span text:style-name="T1">',</text:span> params<text:span text:style-name="T1">:</text:span> <text:span text:style-name="T1">{</text:span> id<text:span text:style-name="T1">:</text:span> user<text:span text:style-name="T1">.</text:span>id <text:span text:style-name="T1">}</text:span> <text:span text:style-name="T1">}"&gt;</text:span></text:p>
      <text:p text:style-name="P1"><text:span text:style-name="T1">&lt;</text:span><text:span text:style-name="T2">input</text:span></text:p>
      <text:p text:style-name="P1"><text:span text:style-name="T5">type</text:span>=<text:span text:style-name="T1">"</text:span><text:span text:style-name="T6">submit</text:span><text:span text:style-name="T1">"</text:span></text:p>
      <text:p text:style-name="P1"><text:span text:style-name="T5">class</text:span>=<text:span text:style-name="T1">"</text:span><text:span text:style-name="T6">profile-edit-btn</text:span><text:span text:style-name="T1">"</text:span></text:p>
      <text:p text:style-name="P1"><text:span text:style-name="T5">name</text:span>=<text:span text:style-name="T1">"</text:span><text:span text:style-name="T6">btnAddMore</text:span><text:span text:style-name="T1">"</text:span></text:p>
      <text:p text:style-name="P1"><text:span text:style-name="T5">value</text:span>=<text:span text:style-name="T1">"</text:span><text:span text:style-name="T6">Edit Profile</text:span><text:span text:style-name="T1">"</text:span></text:p>
      <text:p text:style-name="P1">/<text:span text:style-name="T1">&gt;</text:span></text:p>
      <text:p text:style-name="P1"><text:span text:style-name="T1">&lt;/</text:span><text:span text:style-name="T2">router-link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2</text:span><text:span text:style-name="T1">"&gt;</text:span></text:p>
      <text:p text:style-name="P1"><text:span text:style-name="T1">&lt;</text:span><text:span text:style-name="T2">router-link</text:span> <text:span text:style-name="T1">:</text:span><text:span text:style-name="T5">to</text:span><text:span text:style-name="T1">="{</text:span> name<text:span text:style-name="T1">:</text:span> <text:span text:style-name="T1">'</text:span><text:span text:style-name="T6">UpdatePassword</text:span><text:span text:style-name="T1">'</text:span> <text:span text:style-name="T1">}"&gt;</text:span></text:p>
      <text:p text:style-name="P1"><text:span text:style-name="T1">&lt;</text:span><text:span text:style-name="T2">input</text:span></text:p>
      <text:p text:style-name="P1"><text:span text:style-name="T5">type</text:span>=<text:span text:style-name="T1">"</text:span><text:span text:style-name="T6">submit</text:span><text:span text:style-name="T1">"</text:span></text:p>
      <text:p text:style-name="P1"><text:span text:style-name="T5">class</text:span>=<text:span text:style-name="T1">"</text:span><text:span text:style-name="T6">profile-edit-btn</text:span><text:span text:style-name="T1">"</text:span></text:p>
      <text:p text:style-name="P1"><text:span text:style-name="T5">name</text:span>=<text:span text:style-name="T1">"</text:span><text:span text:style-name="T6">btnAddMore</text:span><text:span text:style-name="T1">"</text:span></text:p>
      <text:p text:style-name="P1"><text:span text:style-name="T5">value</text:span>=<text:span text:style-name="T1">"</text:span><text:span text:style-name="T6">ChangePassword </text:span><text:span text:style-name="T1">"</text:span></text:p>
      <text:p text:style-name="P1">/<text:span text:style-name="T1">&gt;</text:span></text:p>
      <text:p text:style-name="P1"><text:span text:style-name="T1">&lt;/</text:span><text:span text:style-name="T2">router-link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jumbotron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row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4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profile-img</text:span><text:span text:style-name="T1">"&gt;</text:span></text:p>
      <text:p text:style-name="P1"><text:span text:style-name="T1">&lt;</text:span><text:span text:style-name="T2">img</text:span> <text:span text:style-name="T5">v-if</text:span><text:span text:style-name="T1">="</text:span>user<text:span text:style-name="T1">.</text:span>image<text:span text:style-name="T1">"</text:span></text:p>
      <text:p text:style-name="P1"><text:span text:style-name="T1">:</text:span><text:span text:style-name="T5">src</text:span><text:span text:style-name="T1">="'</text:span><text:span text:style-name="T6">http://0.0.0.0:8000</text:span><text:span text:style-name="T1">'</text:span><text:span text:style-name="T2">+</text:span> user<text:span text:style-name="T1">.</text:span>image<text:span text:style-name="T1">"</text:span></text:p>
      <text:p text:style-name="P1"><text:span text:style-name="T5">alt</text:span>=<text:span text:style-name="T1">""</text:span></text:p>
      <text:p text:style-name="P1"><text:span text:style-name="T5">class</text:span>=<text:span text:style-name="T1">"</text:span><text:span text:style-name="T6">rounded-circle</text:span><text:span text:style-name="T1">"</text:span></text:p>
      <text:p text:style-name="P1">/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8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profile-head</text:span><text:span text:style-name="T1">"&gt;</text:span></text:p>
      <text:p text:style-name="P1"><text:span text:style-name="T1">&lt;</text:span><text:span text:style-name="T2">h5</text:span> <text:span text:style-name="T5">v-if</text:span><text:span text:style-name="T1">="</text:span>user<text:span text:style-name="T1">.</text:span>user<text:span text:style-name="T1">.</text:span>first_name <text:span text:style-name="T2">&amp;&amp;</text:span> user<text:span text:style-name="T1">.</text:span>user<text:span text:style-name="T1">.</text:span>last_name<text:span text:style-name="T1">"&gt;</text:span></text:p>
      <text:p text:style-name="P1"><text:span text:style-name="T1">{{</text:span> user<text:span text:style-name="T1">.</text:span>user<text:span text:style-name="T1">.</text:span>first_name <text:span text:style-name="T2">+</text:span> <text:span text:style-name="T1">"</text:span><text:span text:style-name="T6"> </text:span><text:span text:style-name="T1">"</text:span> <text:span text:style-name="T2">+</text:span> user<text:span text:style-name="T1">.</text:span>user<text:span text:style-name="T1">.</text:span>last_name <text:span text:style-name="T1">}}</text:span></text:p>
      <text:p text:style-name="P1"><text:span text:style-name="T1">&lt;/</text:span><text:span text:style-name="T2">h5</text:span><text:span text:style-name="T1">&gt;</text:span></text:p>
      <text:p text:style-name="P1"><text:span text:style-name="T1">&lt;</text:span><text:span text:style-name="T2">h6</text:span> <text:span text:style-name="T5">v-if</text:span><text:span text:style-name="T1">="</text:span>user<text:span text:style-name="T1">.</text:span>user<text:span text:style-name="T1">.</text:span>username<text:span text:style-name="T1">"&gt;</text:span></text:p>
      <text:p text:style-name="P1"><text:span text:style-name="T1">{{</text:span> user<text:span text:style-name="T1">.</text:span>user<text:span text:style-name="T1">.</text:span>username <text:span text:style-name="T1">}}</text:span></text:p>
      <text:p text:style-name="P1"><text:span text:style-name="T1">&lt;/</text:span><text:span text:style-name="T2">h6</text:span><text:span text:style-name="T1">&gt;</text:span></text:p>
      <text:p text:style-name="P5"/>
      <text:p text:style-name="P1"><text:span text:style-name="T1">&lt;</text:span><text:span text:style-name="T2">h6</text:span> <text:span text:style-name="T5">v-if</text:span><text:span text:style-name="T1">="</text:span>user<text:span text:style-name="T1">.</text:span>phone<text:span text:style-name="T1">"&gt;</text:span></text:p>
      <text:p text:style-name="P1"><text:span text:style-name="T1">{{</text:span> user<text:span text:style-name="T1">.</text:span>phone <text:span text:style-name="T1">}}</text:span></text:p>
      <text:p text:style-name="P1"><text:soft-page-break/><text:span text:style-name="T1">&lt;/</text:span><text:span text:style-name="T2">h6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hr</text:span> /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row</text:span><text:span text:style-name="T1">"&gt;</text:span></text:p>
      <text:p text:style-name="P3">&lt;!-- &lt;div class="col-md-6"&gt;</text:p>
      <text:p text:style-name="P3">&lt;div class="employee"&gt;</text:p>
      <text:p text:style-name="P3">&lt;h4&gt;&lt;strong&gt;Employee info&lt;/strong&gt;&lt;/h4&gt;</text:p>
      <text:p text:style-name="P3">&lt;br /&gt;</text:p>
      <text:p text:style-name="P3">&lt;div class="row"&gt;</text:p>
      <text:p text:style-name="P3">&lt;div class="col-md-6"&gt;</text:p>
      <text:p text:style-name="P3">&lt;label&gt;Employee ID&lt;/label&gt;</text:p>
      <text:p text:style-name="P3">&lt;/div&gt;</text:p>
      <text:p text:style-name="P3">&lt;div class="col-md-6"&gt;</text:p>
      <text:p text:style-name="P3">&lt;p v-if="user.user_profile.employee_id"&gt;</text:p>
      <text:p text:style-name="P3">{{ user.user_profile.employee_id }}</text:p>
      <text:p text:style-name="P3">&lt;/p&gt;</text:p>
      <text:p text:style-name="P3">&lt;/div&gt;</text:p>
      <text:p text:style-name="P3">&lt;/div&gt;</text:p>
      <text:p text:style-name="P5"/>
      <text:p text:style-name="P3">&lt;div class="row"&gt;</text:p>
      <text:p text:style-name="P3">&lt;div class="col-md-6"&gt;</text:p>
      <text:p text:style-name="P3">&lt;label&gt;Joining Date&lt;/label&gt;</text:p>
      <text:p text:style-name="P3">&lt;/div&gt;</text:p>
      <text:p text:style-name="P3">&lt;div class="col-md-6"&gt;</text:p>
      <text:p text:style-name="P3">&lt;p v-if="user.user_profile.joining_date"&gt;</text:p>
      <text:p text:style-name="P3">{{ user.user_profile.joining_date }}</text:p>
      <text:p text:style-name="P3">&lt;/p&gt;</text:p>
      <text:p text:style-name="P3">&lt;/div&gt;</text:p>
      <text:p text:style-name="P3">&lt;/div&gt;</text:p>
      <text:p text:style-name="P5"/>
      <text:p text:style-name="P3">&lt;div class="row"&gt;</text:p>
      <text:p text:style-name="P3">&lt;div class="col-md-6"&gt;</text:p>
      <text:p text:style-name="P3">&lt;label&gt;Department Name&lt;/label&gt;</text:p>
      <text:p text:style-name="P3">&lt;/div&gt;</text:p>
      <text:p text:style-name="P3">&lt;div class="col-md-6"&gt;</text:p>
      <text:p text:style-name="P3">&lt;p v-if="user.user_profile.department.department_name"&gt;</text:p>
      <text:p text:style-name="P3">{{ user.user_profile.department.department_name }}</text:p>
      <text:p text:style-name="P3">&lt;/p&gt;</text:p>
      <text:p text:style-name="P3">&lt;/div&gt;</text:p>
      <text:p text:style-name="P3">&lt;/div&gt;</text:p>
      <text:p text:style-name="P3">&lt;div class="row"&gt;</text:p>
      <text:p text:style-name="P3">&lt;div class="col-md-6"&gt;</text:p>
      <text:p text:style-name="P3">&lt;label&gt;Department Code &lt;/label&gt;</text:p>
      <text:p text:style-name="P3">&lt;/div&gt;</text:p>
      <text:p text:style-name="P3">&lt;div class="col-md-6"&gt;</text:p>
      <text:p text:style-name="P3">&lt;p v-if="user.user_profile.department.department_code"&gt;</text:p>
      <text:p text:style-name="P3">{{ user.user_profile.department.department_code }}</text:p>
      <text:p text:style-name="P3">&lt;/p&gt;</text:p>
      <text:p text:style-name="P3"><text:soft-page-break/>&lt;/div&gt;</text:p>
      <text:p text:style-name="P3">&lt;/div&gt;</text:p>
      <text:p text:style-name="P3">&lt;div class="row"&gt;</text:p>
      <text:p text:style-name="P3">&lt;div class="col-md-6"&gt;</text:p>
      <text:p text:style-name="P3">&lt;label&gt;Groups&lt;/label&gt;</text:p>
      <text:p text:style-name="P3">&lt;/div&gt;</text:p>
      <text:p text:style-name="P3">&lt;div class="col-md-6"&gt;</text:p>
      <text:p text:style-name="P3">&lt;ul id="menu" v-if="user.groups"&gt;</text:p>
      <text:p text:style-name="P3">&lt;li v-for="group in user.groups" :key="group"&gt;</text:p>
      <text:p text:style-name="P3">&lt;p&gt;{{ group.name }}&lt;/p&gt;</text:p>
      <text:p text:style-name="P3">&lt;/li&gt;</text:p>
      <text:p text:style-name="P3">&lt;/ul&gt;</text:p>
      <text:p text:style-name="P3">&lt;/div&gt;</text:p>
      <text:p text:style-name="P3">&lt;/div&gt;</text:p>
      <text:p text:style-name="P3">&lt;div class="row"&gt;</text:p>
      <text:p text:style-name="P3">&lt;div class="col-md-6"&gt;</text:p>
      <text:p text:style-name="P3">&lt;label&gt;User permissions&lt;/label&gt;</text:p>
      <text:p text:style-name="P3">&lt;/div&gt;</text:p>
      <text:p text:style-name="P3">&lt;div class="col-md-6"&gt;</text:p>
      <text:p text:style-name="P3">&lt;ul id="menu" v-if="user.user_permissions"&gt;</text:p>
      <text:p text:style-name="P3">&lt;li</text:p>
      <text:p text:style-name="P3">v-for="permission in user.user_permissions"</text:p>
      <text:p text:style-name="P3">:key="permission"</text:p>
      <text:p text:style-name="P3">&gt;</text:p>
      <text:p text:style-name="P3">&lt;ul&gt;</text:p>
      <text:p text:style-name="P3">&lt;li v-for="name in permission.name" :key="name"&gt;</text:p>
      <text:p text:style-name="P3">{{ name }}</text:p>
      <text:p text:style-name="P3">&lt;/li&gt;</text:p>
      <text:p text:style-name="P3">&lt;br /&gt;</text:p>
      <text:p text:style-name="P3">&lt;li v-for="code in permission.codename" :key="code"&gt;</text:p>
      <text:p text:style-name="P3">{{ code }}</text:p>
      <text:p text:style-name="P3">&lt;/li&gt;</text:p>
      <text:p text:style-name="P3">&lt;br /&gt;</text:p>
      <text:p text:style-name="P3">&lt;li v-for="content in permission.content_type" :key="content"&gt;</text:p>
      <text:p text:style-name="P3">{{content }}</text:p>
      <text:p text:style-name="P3">&lt;br&gt;</text:p>
      <text:p text:style-name="P5"/>
      <text:p text:style-name="P3">&lt;/li&gt;</text:p>
      <text:p text:style-name="P3">&lt;/ul&gt;</text:p>
      <text:p text:style-name="P8"/>
      <text:p text:style-name="P3">&lt;/li&gt;</text:p>
      <text:p text:style-name="P3">&lt;/ul&gt;</text:p>
      <text:p text:style-name="P3">&lt;/div&gt;</text:p>
      <text:p text:style-name="P3">&lt;/div&gt;</text:p>
      <text:p text:style-name="P3">&lt;/div&gt;</text:p>
      <text:p text:style-name="P3">&lt;/div&gt; --&gt;</text:p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employee</text:span><text:span text:style-name="T1">"&gt;</text:span></text:p>
      <text:p text:style-name="P1"><text:span text:style-name="T1">&lt;</text:span><text:span text:style-name="T2">h4</text:span><text:span text:style-name="T1">&gt;&lt;</text:span><text:span text:style-name="T2">strong</text:span><text:span text:style-name="T1">&gt;</text:span>Personal info<text:span text:style-name="T1">&lt;/</text:span><text:span text:style-name="T2">strong</text:span><text:span text:style-name="T1">&gt;&lt;/</text:span><text:span text:style-name="T2">h4</text:span><text:span text:style-name="T1">&gt;</text:span></text:p>
      <text:p text:style-name="P1"><text:span text:style-name="T1">&lt;</text:span><text:span text:style-name="T2">br</text:span> /<text:span text:style-name="T1">&gt;</text:span></text:p>
      <text:p text:style-name="P5"><text:soft-page-break/></text:p>
      <text:p text:style-name="P1"><text:span text:style-name="T1">&lt;</text:span><text:span text:style-name="T2">div</text:span> <text:span text:style-name="T5">class</text:span>=<text:span text:style-name="T1">"</text:span><text:span text:style-name="T6">row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label</text:span><text:span text:style-name="T1">&gt;</text:span>Email<text:span text:style-name="T1">&lt;/</text:span><text:span text:style-name="T2">labe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p</text:span> <text:span text:style-name="T5">v-if</text:span><text:span text:style-name="T1">="</text:span>user<text:span text:style-name="T1">.</text:span>user<text:span text:style-name="T1">.</text:span>username<text:span text:style-name="T1">"&gt;</text:span></text:p>
      <text:p text:style-name="P1"><text:span text:style-name="T1">&lt;</text:span><text:span text:style-name="T2">ul</text:span> <text:span text:style-name="T5">id</text:span><text:span text:style-name="T1">="</text:span><text:span text:style-name="T7">menu</text:span><text:span text:style-name="T1">"</text:span> <text:span text:style-name="T1">&gt;</text:span></text:p>
      <text:p text:style-name="P1"><text:span text:style-name="T1">&lt;</text:span><text:span text:style-name="T2">li</text:span><text:span text:style-name="T1">&gt;</text:span></text:p>
      <text:p text:style-name="P1"><text:span text:style-name="T1">{{</text:span> user<text:span text:style-name="T1">.</text:span>user<text:span text:style-name="T1">.</text:span>username <text:span text:style-name="T1">}}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/</text:span><text:span text:style-name="T2">ul</text:span><text:span text:style-name="T1">&gt;</text:span></text:p>
      <text:p text:style-name="P1">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row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label</text:span><text:span text:style-name="T1">&gt;</text:span>Education<text:span text:style-name="T1">&lt;/</text:span><text:span text:style-name="T2">labe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p</text:span> <text:span text:style-name="T5">v-if</text:span><text:span text:style-name="T1">="</text:span>user<text:span text:style-name="T1">.</text:span>education<text:span text:style-name="T1">"&gt;</text:span></text:p>
      <text:p text:style-name="P1"><text:span text:style-name="T1">&lt;</text:span><text:span text:style-name="T2">ul</text:span> <text:span text:style-name="T5">id</text:span><text:span text:style-name="T1">="</text:span><text:span text:style-name="T7">menu</text:span><text:span text:style-name="T1">"</text:span> <text:span text:style-name="T1">&gt;</text:span></text:p>
      <text:p text:style-name="P1"><text:span text:style-name="T1">&lt;</text:span><text:span text:style-name="T2">li</text:span><text:span text:style-name="T1">&gt;</text:span></text:p>
      <text:p text:style-name="P1"><text:span text:style-name="T1">{{</text:span> user<text:span text:style-name="T1">.</text:span>education <text:span text:style-name="T1">}}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/</text:span><text:span text:style-name="T2">ul</text:span><text:span text:style-name="T1">&gt;</text:span></text:p>
      <text:p text:style-name="P1">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5">class</text:span>=<text:span text:style-name="T1">"</text:span><text:span text:style-name="T6">row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label</text:span><text:span text:style-name="T1">&gt;</text:span>Location<text:span text:style-name="T1">&lt;/</text:span><text:span text:style-name="T2">labe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p</text:span> <text:span text:style-name="T5">v-if</text:span><text:span text:style-name="T1">="</text:span>user<text:span text:style-name="T1">.</text:span>education<text:span text:style-name="T1">"&gt;</text:span></text:p>
      <text:p text:style-name="P1"><text:span text:style-name="T1">&lt;</text:span><text:span text:style-name="T2">ul</text:span> <text:span text:style-name="T5">id</text:span><text:span text:style-name="T1">="</text:span><text:span text:style-name="T7">menu</text:span><text:span text:style-name="T1">"</text:span> <text:span text:style-name="T1">&gt;</text:span></text:p>
      <text:p text:style-name="P1"><text:span text:style-name="T1">&lt;</text:span><text:span text:style-name="T2">li</text:span><text:span text:style-name="T1">&gt;</text:span></text:p>
      <text:p text:style-name="P1"><text:span text:style-name="T1">{{</text:span> user<text:span text:style-name="T1">.</text:span>location <text:span text:style-name="T1">}}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/</text:span><text:span text:style-name="T2">ul</text:span><text:span text:style-name="T1">&gt;</text:span></text:p>
      <text:p text:style-name="P1">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row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label</text:span><text:span text:style-name="T1">&gt;</text:span>Skills<text:span text:style-name="T1">&lt;/</text:span><text:span text:style-name="T2">labe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ul</text:span> <text:span text:style-name="T5">id</text:span><text:span text:style-name="T1">="</text:span><text:span text:style-name="T7">menu</text:span><text:span text:style-name="T1">"</text:span> <text:span text:style-name="T5">v-if</text:span><text:span text:style-name="T1">="</text:span>user<text:span text:style-name="T1">.</text:span>skills<text:span text:style-name="T1">"&gt;</text:span></text:p>
      <text:p text:style-name="P1"><text:span text:style-name="T1">&lt;</text:span><text:span text:style-name="T2">li</text:span> <text:span text:style-name="T5">v-for</text:span><text:span text:style-name="T1">="</text:span>skill <text:span text:style-name="T2">in</text:span> user<text:span text:style-name="T1">.</text:span>skills<text:span text:style-name="T1">"</text:span> <text:span text:style-name="T1">:</text:span><text:span text:style-name="T5">key</text:span><text:span text:style-name="T1">="</text:span>skill<text:span text:style-name="T1">"&gt;</text:span></text:p>
      <text:p text:style-name="P1"><text:soft-page-break/><text:span text:style-name="T1">{{</text:span> skill <text:span text:style-name="T2">+</text:span> <text:span text:style-name="T1">"</text:span><text:span text:style-name="T6"> </text:span><text:span text:style-name="T1">"</text:span> <text:span text:style-name="T1">}}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/</text:span><text:span text:style-name="T2">u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row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label</text:span><text:span text:style-name="T1">&gt;</text:span>Group<text:span text:style-name="T1">&lt;/</text:span><text:span text:style-name="T2">labe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ul</text:span> <text:span text:style-name="T5">id</text:span><text:span text:style-name="T1">="</text:span><text:span text:style-name="T7">menu</text:span><text:span text:style-name="T1">"</text:span> <text:span text:style-name="T5">v-if</text:span><text:span text:style-name="T1">="</text:span>user<text:span text:style-name="T1">.</text:span>user<text:span text:style-name="T1">.</text:span>groups<text:span text:style-name="T1">"&gt;</text:span></text:p>
      <text:p text:style-name="P1"><text:span text:style-name="T1">&lt;</text:span><text:span text:style-name="T2">li</text:span> <text:span text:style-name="T5">v-for</text:span><text:span text:style-name="T1">="</text:span>element <text:span text:style-name="T2">in</text:span> user<text:span text:style-name="T1">.</text:span>user<text:span text:style-name="T1">.</text:span>groups<text:span text:style-name="T1">"</text:span> <text:span text:style-name="T1">:</text:span><text:span text:style-name="T5">key</text:span><text:span text:style-name="T1">="</text:span>element<text:span text:style-name="T1">"&gt;</text:span></text:p>
      <text:p text:style-name="P1"><text:span text:style-name="T1">{{</text:span> element<text:span text:style-name="T1">.</text:span>name <text:span text:style-name="T2">+</text:span> <text:span text:style-name="T1">"</text:span><text:span text:style-name="T6"> </text:span><text:span text:style-name="T1">"</text:span> <text:span text:style-name="T1">}}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/</text:span><text:span text:style-name="T2">u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</text:span><text:span text:style-name="T2">hr</text:span> /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12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employee</text:span><text:span text:style-name="T1">"&gt;</text:span></text:p>
      <text:p text:style-name="P1"><text:span text:style-name="T1">&lt;</text:span><text:span text:style-name="T2">h4</text:span><text:span text:style-name="T1">&gt;&lt;</text:span><text:span text:style-name="T2">strong</text:span><text:span text:style-name="T1">&gt;</text:span>Short Bio<text:span text:style-name="T1">&lt;/</text:span><text:span text:style-name="T2">strong</text:span><text:span text:style-name="T1">&gt;&lt;/</text:span><text:span text:style-name="T2">h4</text:span><text:span text:style-name="T1">&gt;</text:span></text:p>
      <text:p text:style-name="P1"><text:span text:style-name="T1">&lt;</text:span><text:span text:style-name="T2">br</text:span> /<text:span text:style-name="T1">&gt;</text:span></text:p>
      <text:p text:style-name="P1"><text:span text:style-name="T1">&lt;</text:span><text:span text:style-name="T2">p</text:span> <text:span text:style-name="T5">class</text:span>=<text:span text:style-name="T1">"</text:span><text:span text:style-name="T6">bio</text:span><text:span text:style-name="T1">"</text:span> <text:span text:style-name="T5">v-if</text:span><text:span text:style-name="T1">="</text:span>user<text:span text:style-name="T1">.</text:span>short_bio<text:span text:style-name="T1">"&gt;</text:span></text:p>
      <text:p text:style-name="P1"><text:span text:style-name="T1">{{</text:span> user<text:span text:style-name="T1">.</text:span>short_bio <text:span text:style-name="T1">}}</text:span></text:p>
      <text:p text:style-name="P1">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template</text:span><text:span text:style-name="T1">&gt;&lt;/</text:span><text:span text:style-name="T4">Master</text:span></text:p>
      <text:p text:style-name="P4">&gt;</text:p>
      <text:p text:style-name="P1"><text:span text:style-name="T1">&lt;/</text:span><text:span text:style-name="T2">template</text:span><text:span text:style-name="T1">&gt;</text:span></text:p>
      <text:p text:style-name="P7"><text:line-break/></text:p>
      <text:p text:style-name="P1"><text:span text:style-name="T1">&lt;</text:span><text:span text:style-name="T2">script</text:span><text:span text:style-name="T1">&gt;</text:span></text:p>
      <text:p text:style-name="P1"><text:span text:style-name="T2">import</text:span> axios <text:span text:style-name="T2">from</text:span> <text:span text:style-name="T1">"</text:span><text:span text:style-name="T6">axios</text:span><text:span text:style-name="T1">";</text:span></text:p>
      <text:p text:style-name="P1"><text:span text:style-name="T2">import</text:span> Master <text:span text:style-name="T2">from</text:span> <text:span text:style-name="T1">"</text:span><text:span text:style-name="T6">../Master</text:span><text:span text:style-name="T1">";</text:span></text:p>
      <text:p text:style-name="P5"/>
      <text:p text:style-name="P1"><text:span text:style-name="T2">export</text:span> <text:span text:style-name="T2">default</text:span> <text:span text:style-name="T1">{</text:span></text:p>
      <text:p text:style-name="P1">name<text:span text:style-name="T1">:</text:span> <text:span text:style-name="T1">"</text:span><text:span text:style-name="T6">UserProfile</text:span><text:span text:style-name="T1">",</text:span></text:p>
      <text:p text:style-name="P1">components<text:span text:style-name="T1">:</text:span> <text:span text:style-name="T1">{</text:span> Master <text:span text:style-name="T1">},</text:span></text:p>
      <text:p text:style-name="P1"><text:span text:style-name="T9">data</text:span><text:span text:style-name="T1">()</text:span> <text:span text:style-name="T1">{</text:span></text:p>
      <text:p text:style-name="P1"><text:span text:style-name="T2">return</text:span> <text:span text:style-name="T1">{</text:span></text:p>
      <text:p text:style-name="P1">user<text:span text:style-name="T1">:</text:span> <text:span text:style-name="T11">null</text:span><text:span text:style-name="T1">,</text:span></text:p>
      <text:p text:style-name="P4">};</text:p>
      <text:p text:style-name="P4"><text:soft-page-break/>},</text:p>
      <text:p text:style-name="P5"/>
      <text:p text:style-name="P1"><text:span text:style-name="T9">created</text:span><text:span text:style-name="T1">()</text:span> <text:span text:style-name="T1">{</text:span></text:p>
      <text:p text:style-name="P1"><text:span text:style-name="T5">const</text:span> <text:span text:style-name="T11">token</text:span> <text:span text:style-name="T2">=</text:span> localStorage<text:span text:style-name="T1">.</text:span><text:span text:style-name="T9">getItem</text:span><text:span text:style-name="T1">("</text:span><text:span text:style-name="T6">token</text:span><text:span text:style-name="T1">");</text:span></text:p>
      <text:p text:style-name="P5"/>
      <text:p text:style-name="P1"><text:span text:style-name="T2">if</text:span> <text:span text:style-name="T1">(</text:span>token<text:span text:style-name="T1">)</text:span> <text:span text:style-name="T1">{</text:span></text:p>
      <text:p text:style-name="P1"><text:span text:style-name="T12">this</text:span><text:span text:style-name="T1">.</text:span><text:span text:style-name="T9">fetchAuthenticatedUser</text:span><text:span text:style-name="T1">(</text:span>token<text:span text:style-name="T1">);</text:span></text:p>
      <text:p text:style-name="P4">}</text:p>
      <text:p text:style-name="P4">},</text:p>
      <text:p text:style-name="P3">// end of creted</text:p>
      <text:p text:style-name="P1">methods<text:span text:style-name="T1">:</text:span> <text:span text:style-name="T1">{</text:span></text:p>
      <text:p text:style-name="P1"><text:span text:style-name="T9">fetchAuthenticatedUser</text:span><text:span text:style-name="T1">()</text:span> <text:span text:style-name="T1">{</text:span></text:p>
      <text:p text:style-name="P1">axios<text:span text:style-name="T1">.</text:span><text:span text:style-name="T9">get</text:span><text:span text:style-name="T1">("</text:span><text:span text:style-name="T6">/profiles/me/</text:span><text:span text:style-name="T1">").</text:span><text:span text:style-name="T9">then</text:span><text:span text:style-name="T1">((</text:span><text:span text:style-name="T8">response</text:span><text:span text:style-name="T1">)</text:span> <text:span text:style-name="T2">=&gt;</text:span> <text:span text:style-name="T1">{</text:span></text:p>
      <text:p text:style-name="P1"><text:span text:style-name="T12">this</text:span><text:span text:style-name="T1">.</text:span>user <text:span text:style-name="T2">=</text:span> response<text:span text:style-name="T1">.</text:span>data<text:span text:style-name="T1">;</text:span></text:p>
      <text:p text:style-name="P1">console<text:span text:style-name="T1">.</text:span><text:span text:style-name="T9">log</text:span><text:span text:style-name="T1">(</text:span>response<text:span text:style-name="T1">.</text:span>data<text:span text:style-name="T1">);</text:span></text:p>
      <text:p text:style-name="P4">});</text:p>
      <text:p text:style-name="P4">},</text:p>
      <text:p text:style-name="P4">},</text:p>
      <text:p text:style-name="P4">};</text:p>
      <text:p text:style-name="P1"><text:span text:style-name="T1">&lt;/</text:span><text:span text:style-name="T2">script</text:span><text:span text:style-name="T1">&gt;</text:span></text:p>
      <text:p text:style-name="P5"/>
      <text:p text:style-name="P1"><text:span text:style-name="T1">&lt;</text:span><text:span text:style-name="T2">style</text:span> <text:span text:style-name="T5">scoped</text:span><text:span text:style-name="T1">&gt;</text:span></text:p>
      <text:p text:style-name="P3">/* @import url("https://fonts.googleapis.com/css?family=Varela+Round");</text:p>
      <text:p text:style-name="P5"/>
      <text:p text:style-name="P3">.vl {</text:p>
      <text:p text:style-name="P3">border: 1px solid #eeeeee;</text:p>
      <text:p text:style-name="P3">}</text:p>
      <text:p text:style-name="P5"/>
      <text:p text:style-name="P3">.row {</text:p>
      <text:p text:style-name="P3">font-family: "Varela Round", Helvetica, Arial, sans-serif;</text:p>
      <text:p text:style-name="P3">-webkit-font-smoothing: antialiased;</text:p>
      <text:p text:style-name="P3">-moz-osx-font-smoothing: grayscale;</text:p>
      <text:p text:style-name="P3">text-align: center;</text:p>
      <text:p text:style-name="P3">color: #2c3e50;</text:p>
      <text:p text:style-name="P3">margin-bottom: 10px;</text:p>
      <text:p text:style-name="P3">}</text:p>
      <text:p text:style-name="P5"/>
      <text:p text:style-name="P3">.card {</text:p>
      <text:p text:style-name="P3">margin-top: 30px;</text:p>
      <text:p text:style-name="P3">padding-top: 30px;</text:p>
      <text:p text:style-name="P3">}</text:p>
      <text:p text:style-name="P5"/>
      <text:p text:style-name="P3">ul#menu li {</text:p>
      <text:p text:style-name="P3">display: inline;</text:p>
      <text:p text:style-name="P3">list-style: none;</text:p>
      <text:p text:style-name="P3">} */</text:p>
      <text:p text:style-name="P5"/>
      <text:p text:style-name="P3">/* new profile page */</text:p>
      <text:p text:style-name="P1"><text:span text:style-name="T2">input</text:span><text:span text:style-name="T12">.</text:span><text:span text:style-name="T10">hidden</text:span> <text:span text:style-name="T1">{</text:span></text:p>
      <text:p text:style-name="P1">position<text:span text:style-name="T1">:</text:span> <text:span text:style-name="T4">absolute</text:span><text:span text:style-name="T1">;</text:span></text:p>
      <text:p text:style-name="P1">left<text:span text:style-name="T1">:</text:span> <text:span text:style-name="T11">-9999</text:span><text:span text:style-name="T2">px</text:span><text:span text:style-name="T1">;</text:span></text:p>
      <text:p text:style-name="P4"><text:soft-page-break/>}</text:p>
      <text:p text:style-name="P5"/>
      <text:p text:style-name="P1"><text:span text:style-name="T12">#</text:span><text:span text:style-name="T8">profile-image1</text:span> <text:span text:style-name="T1">{</text:span></text:p>
      <text:p text:style-name="P1">cursor<text:span text:style-name="T1">:</text:span> <text:span text:style-name="T4">pointer</text:span><text:span text:style-name="T1">;</text:span></text:p>
      <text:p text:style-name="P5"/>
      <text:p text:style-name="P1">width<text:span text:style-name="T1">:</text:span> <text:span text:style-name="T11">100</text:span><text:span text:style-name="T2">px</text:span><text:span text:style-name="T1">;</text:span></text:p>
      <text:p text:style-name="P1">height<text:span text:style-name="T1">:</text:span> <text:span text:style-name="T11">100</text:span><text:span text:style-name="T2">px</text:span><text:span text:style-name="T1">;</text:span></text:p>
      <text:p text:style-name="P1">border<text:span text:style-name="T1">:</text:span> <text:span text:style-name="T11">2</text:span><text:span text:style-name="T2">px</text:span> <text:span text:style-name="T4">solid</text:span> <text:span text:style-name="T1">#</text:span><text:span text:style-name="T11">03b1ce</text:span><text:span text:style-name="T1">;</text:span></text:p>
      <text:p text:style-name="P4">}</text:p>
      <text:p text:style-name="P1"><text:span text:style-name="T12">.</text:span><text:span text:style-name="T10">tital</text:span> <text:span text:style-name="T1">{</text:span></text:p>
      <text:p text:style-name="P1">font-size<text:span text:style-name="T1">:</text:span> <text:span text:style-name="T11">16</text:span><text:span text:style-name="T2">px</text:span><text:span text:style-name="T1">;</text:span></text:p>
      <text:p text:style-name="P1">font-weight<text:span text:style-name="T1">:</text:span> <text:span text:style-name="T11">500</text:span><text:span text:style-name="T1">;</text:span></text:p>
      <text:p text:style-name="P4">}</text:p>
      <text:p text:style-name="P1"><text:span text:style-name="T12">.</text:span><text:span text:style-name="T10">bot-border</text:span> <text:span text:style-name="T1">{</text:span></text:p>
      <text:p text:style-name="P1">border-bottom<text:span text:style-name="T1">:</text:span> <text:span text:style-name="T11">1</text:span><text:span text:style-name="T2">px</text:span> <text:span text:style-name="T1">#</text:span><text:span text:style-name="T11">f8f8f8</text:span> <text:span text:style-name="T4">solid</text:span><text:span text:style-name="T1">;</text:span></text:p>
      <text:p text:style-name="P1">margin<text:span text:style-name="T1">:</text:span> <text:span text:style-name="T11">5</text:span><text:span text:style-name="T2">px</text:span> <text:span text:style-name="T11">0</text:span> <text:span text:style-name="T11">5</text:span><text:span text:style-name="T2">px</text:span> <text:span text:style-name="T11">0</text:span><text:span text:style-name="T1">;</text:span></text:p>
      <text:p text:style-name="P4">}</text:p>
      <text:p text:style-name="P5"/>
      <text:p text:style-name="P3">/* for profile page */</text:p>
      <text:p text:style-name="P1"><text:span text:style-name="T2">body</text:span> <text:span text:style-name="T1">{</text:span></text:p>
      <text:p text:style-name="P1">background<text:span text:style-name="T1">:</text:span> <text:span text:style-name="T9">-webkit-linear-gradient</text:span><text:span text:style-name="T1">(</text:span><text:span text:style-name="T4">left</text:span><text:span text:style-name="T1">,</text:span> <text:span text:style-name="T1">#</text:span><text:span text:style-name="T11">3931af</text:span><text:span text:style-name="T1">,</text:span> <text:span text:style-name="T1">#</text:span><text:span text:style-name="T11">00c6ff</text:span><text:span text:style-name="T1">);</text:span></text:p>
      <text:p text:style-name="P4">}</text:p>
      <text:p text:style-name="P1"><text:span text:style-name="T12">.</text:span><text:span text:style-name="T10">tab-pane</text:span> fade show active <text:span text:style-name="T1">{</text:span></text:p>
      <text:p text:style-name="P1">margin-left<text:span text:style-name="T1">:</text:span> <text:span text:style-name="T11">20</text:span><text:span text:style-name="T2">px</text:span><text:span text:style-name="T1">;</text:span></text:p>
      <text:p text:style-name="P4">}</text:p>
      <text:p text:style-name="P5"/>
      <text:p text:style-name="P1"><text:span text:style-name="T12">.</text:span><text:span text:style-name="T10">employee</text:span> <text:span text:style-name="T1">{</text:span></text:p>
      <text:p text:style-name="P1">margin<text:span text:style-name="T1">:</text:span> <text:span text:style-name="T11">50</text:span><text:span text:style-name="T2">px</text:span><text:span text:style-name="T1">;</text:span></text:p>
      <text:p text:style-name="P4">}</text:p>
      <text:p text:style-name="P1"><text:span text:style-name="T12">.</text:span><text:span text:style-name="T10">employee_bio</text:span> <text:span text:style-name="T1">{</text:span></text:p>
      <text:p text:style-name="P1">margin-bottom<text:span text:style-name="T1">:</text:span> <text:span text:style-name="T11">20</text:span><text:span text:style-name="T2">px</text:span><text:span text:style-name="T1">;</text:span></text:p>
      <text:p text:style-name="P4">}</text:p>
      <text:p text:style-name="P1"><text:span text:style-name="T12">.</text:span><text:span text:style-name="T10">header</text:span> <text:span text:style-name="T1">{</text:span></text:p>
      <text:p text:style-name="P1">margin-bottom<text:span text:style-name="T1">:</text:span> <text:span text:style-name="T11">10</text:span><text:span text:style-name="T2">px</text:span><text:span text:style-name="T1">;</text:span></text:p>
      <text:p text:style-name="P1">margin-top<text:span text:style-name="T1">:</text:span> <text:span text:style-name="T11">20</text:span><text:span text:style-name="T2">px</text:span><text:span text:style-name="T1">;</text:span></text:p>
      <text:p text:style-name="P1">margin-left<text:span text:style-name="T1">:</text:span> <text:span text:style-name="T11">20</text:span><text:span text:style-name="T2">px</text:span><text:span text:style-name="T1">;</text:span></text:p>
      <text:p text:style-name="P4">}</text:p>
      <text:p text:style-name="P1"><text:span text:style-name="T12">.</text:span><text:span text:style-name="T10">bio</text:span> <text:span text:style-name="T1">{</text:span></text:p>
      <text:p text:style-name="P1">margin-bottom<text:span text:style-name="T1">:</text:span> <text:span text:style-name="T11">20</text:span><text:span text:style-name="T2">px</text:span><text:span text:style-name="T1">;</text:span></text:p>
      <text:p text:style-name="P4">}</text:p>
      <text:p text:style-name="P5"/>
      <text:p text:style-name="P1"><text:span text:style-name="T2">ul</text:span><text:span text:style-name="T12">#</text:span><text:span text:style-name="T8">menu</text:span> <text:span text:style-name="T2">li</text:span> <text:span text:style-name="T1">{</text:span></text:p>
      <text:p text:style-name="P1">display<text:span text:style-name="T1">:</text:span> <text:span text:style-name="T4">inline</text:span><text:span text:style-name="T1">;</text:span></text:p>
      <text:p text:style-name="P3">/* list-style: none; */</text:p>
      <text:p text:style-name="P1">list-style<text:span text:style-name="T1">:</text:span> <text:span text:style-name="T4">square</text:span><text:span text:style-name="T1">;</text:span></text:p>
      <text:p text:style-name="P4">}</text:p>
      <text:p text:style-name="P5"/>
      <text:p text:style-name="P1"><text:span text:style-name="T12">.</text:span><text:span text:style-name="T10">emp-profile</text:span> <text:span text:style-name="T1">{</text:span></text:p>
      <text:p text:style-name="P1">padding<text:span text:style-name="T1">:</text:span> <text:span text:style-name="T11">0</text:span><text:span text:style-name="T1">;</text:span></text:p>
      <text:p text:style-name="P1">margin-top<text:span text:style-name="T1">:</text:span> <text:span text:style-name="T11">3</text:span><text:span text:style-name="T2">%</text:span><text:span text:style-name="T1">;</text:span></text:p>
      <text:p text:style-name="P1">margin-bottom<text:span text:style-name="T1">:</text:span> <text:span text:style-name="T11">3</text:span><text:span text:style-name="T2">%</text:span><text:span text:style-name="T1">;</text:span></text:p>
      <text:p text:style-name="P3"><text:soft-page-break/>/* border-radius: 0rem; */</text:p>
      <text:p text:style-name="P1">background<text:span text:style-name="T1">:</text:span> <text:span text:style-name="T1">#</text:span><text:span text:style-name="T11">fff</text:span><text:span text:style-name="T1">;</text:span></text:p>
      <text:p text:style-name="P1">padding-bottom<text:span text:style-name="T1">:</text:span> <text:span text:style-name="T11">10</text:span><text:span text:style-name="T2">px</text:span><text:span text:style-name="T1">;</text:span></text:p>
      <text:p text:style-name="P1">padding-top<text:span text:style-name="T1">:</text:span> <text:span text:style-name="T11">10</text:span><text:span text:style-name="T2">px</text:span><text:span text:style-name="T1">;</text:span></text:p>
      <text:p text:style-name="P4">}</text:p>
      <text:p text:style-name="P5"/>
      <text:p text:style-name="P1"><text:span text:style-name="T12">.</text:span><text:span text:style-name="T10">profile-img</text:span> <text:span text:style-name="T1">{</text:span></text:p>
      <text:p text:style-name="P1">text-align<text:span text:style-name="T1">:</text:span> <text:span text:style-name="T4">center</text:span><text:span text:style-name="T1">;</text:span></text:p>
      <text:p text:style-name="P4">}</text:p>
      <text:p text:style-name="P1"><text:span text:style-name="T12">.</text:span><text:span text:style-name="T10">profile-img</text:span> <text:span text:style-name="T2">img</text:span> <text:span text:style-name="T1">{</text:span></text:p>
      <text:p text:style-name="P1">width<text:span text:style-name="T1">:</text:span> <text:span text:style-name="T11">70</text:span><text:span text:style-name="T2">%</text:span><text:span text:style-name="T1">;</text:span></text:p>
      <text:p text:style-name="P1">height<text:span text:style-name="T1">:</text:span> <text:span text:style-name="T11">100</text:span><text:span text:style-name="T2">%</text:span><text:span text:style-name="T1">;</text:span></text:p>
      <text:p text:style-name="P4">}</text:p>
      <text:p text:style-name="P1"><text:span text:style-name="T12">.</text:span><text:span text:style-name="T10">profile-img</text:span> <text:span text:style-name="T12">.</text:span><text:span text:style-name="T10">file</text:span> <text:span text:style-name="T1">{</text:span></text:p>
      <text:p text:style-name="P1">position<text:span text:style-name="T1">:</text:span> <text:span text:style-name="T4">relative</text:span><text:span text:style-name="T1">;</text:span></text:p>
      <text:p text:style-name="P1">overflow<text:span text:style-name="T1">:</text:span> <text:span text:style-name="T4">hidden</text:span><text:span text:style-name="T1">;</text:span></text:p>
      <text:p text:style-name="P1">margin-top<text:span text:style-name="T1">:</text:span> <text:span text:style-name="T11">-20</text:span><text:span text:style-name="T2">%</text:span><text:span text:style-name="T1">;</text:span></text:p>
      <text:p text:style-name="P1">width<text:span text:style-name="T1">:</text:span> <text:span text:style-name="T11">70</text:span><text:span text:style-name="T2">%</text:span><text:span text:style-name="T1">;</text:span></text:p>
      <text:p text:style-name="P1">border<text:span text:style-name="T1">:</text:span> <text:span text:style-name="T4">none</text:span><text:span text:style-name="T1">;</text:span></text:p>
      <text:p text:style-name="P1">border-radius<text:span text:style-name="T1">:</text:span> <text:span text:style-name="T11">0</text:span><text:span text:style-name="T1">;</text:span></text:p>
      <text:p text:style-name="P1">font-size<text:span text:style-name="T1">:</text:span> <text:span text:style-name="T11">15</text:span><text:span text:style-name="T2">px</text:span><text:span text:style-name="T1">;</text:span></text:p>
      <text:p text:style-name="P1">background<text:span text:style-name="T1">:</text:span> <text:span text:style-name="T1">#</text:span><text:span text:style-name="T11">212529b8</text:span><text:span text:style-name="T1">;</text:span></text:p>
      <text:p text:style-name="P4">}</text:p>
      <text:p text:style-name="P1"><text:span text:style-name="T12">.</text:span><text:span text:style-name="T10">profile-img</text:span> <text:span text:style-name="T12">.</text:span><text:span text:style-name="T10">file</text:span> <text:span text:style-name="T2">input</text:span> <text:span text:style-name="T1">{</text:span></text:p>
      <text:p text:style-name="P1">position<text:span text:style-name="T1">:</text:span> <text:span text:style-name="T4">absolute</text:span><text:span text:style-name="T1">;</text:span></text:p>
      <text:p text:style-name="P1">opacity<text:span text:style-name="T1">:</text:span> <text:span text:style-name="T11">0</text:span><text:span text:style-name="T1">;</text:span></text:p>
      <text:p text:style-name="P1">right<text:span text:style-name="T1">:</text:span> <text:span text:style-name="T11">0</text:span><text:span text:style-name="T1">;</text:span></text:p>
      <text:p text:style-name="P1">top<text:span text:style-name="T1">:</text:span> <text:span text:style-name="T11">0</text:span><text:span text:style-name="T1">;</text:span></text:p>
      <text:p text:style-name="P4">}</text:p>
      <text:p text:style-name="P1"><text:span text:style-name="T12">.</text:span><text:span text:style-name="T10">profile-head</text:span> <text:span text:style-name="T2">h5</text:span> <text:span text:style-name="T1">{</text:span></text:p>
      <text:p text:style-name="P1">color<text:span text:style-name="T1">:</text:span> <text:span text:style-name="T1">#</text:span><text:span text:style-name="T11">333</text:span><text:span text:style-name="T1">;</text:span></text:p>
      <text:p text:style-name="P4">}</text:p>
      <text:p text:style-name="P1"><text:span text:style-name="T12">.</text:span><text:span text:style-name="T10">profile-head</text:span> <text:span text:style-name="T2">h6</text:span> <text:span text:style-name="T1">{</text:span></text:p>
      <text:p text:style-name="P1">color<text:span text:style-name="T1">:</text:span> <text:span text:style-name="T1">#</text:span><text:span text:style-name="T11">0062cc</text:span><text:span text:style-name="T1">;</text:span></text:p>
      <text:p text:style-name="P4">}</text:p>
      <text:p text:style-name="P1"><text:span text:style-name="T12">.</text:span><text:span text:style-name="T10">profile-edit-btn</text:span> <text:span text:style-name="T1">{</text:span></text:p>
      <text:p text:style-name="P1">border<text:span text:style-name="T1">:</text:span> <text:span text:style-name="T4">none</text:span><text:span text:style-name="T1">;</text:span></text:p>
      <text:p text:style-name="P1">border-radius<text:span text:style-name="T1">:</text:span> <text:span text:style-name="T11">1.5</text:span><text:span text:style-name="T2">rem</text:span><text:span text:style-name="T1">;</text:span></text:p>
      <text:p text:style-name="P1">width<text:span text:style-name="T1">:</text:span> <text:span text:style-name="T11">80</text:span><text:span text:style-name="T2">%</text:span><text:span text:style-name="T1">;</text:span></text:p>
      <text:p text:style-name="P1">padding<text:span text:style-name="T1">:</text:span> <text:span text:style-name="T11">2</text:span><text:span text:style-name="T2">%</text:span> <text:span text:style-name="T11">8</text:span><text:span text:style-name="T2">%</text:span> <text:span text:style-name="T11">2</text:span><text:span text:style-name="T2">%</text:span> <text:span text:style-name="T11">5</text:span><text:span text:style-name="T2">%</text:span><text:span text:style-name="T1">;</text:span></text:p>
      <text:p text:style-name="P3">/* padding-left:;</text:p>
      <text:p text:style-name="P3">padding-right: ; */</text:p>
      <text:p text:style-name="P5"/>
      <text:p text:style-name="P1">font-weight<text:span text:style-name="T1">:</text:span> <text:span text:style-name="T11">600</text:span><text:span text:style-name="T1">;</text:span></text:p>
      <text:p text:style-name="P1">color<text:span text:style-name="T1">:</text:span> <text:span text:style-name="T1">#</text:span><text:span text:style-name="T11">6c757d</text:span><text:span text:style-name="T1">;</text:span></text:p>
      <text:p text:style-name="P1">cursor<text:span text:style-name="T1">:</text:span> <text:span text:style-name="T4">pointer</text:span><text:span text:style-name="T1">;</text:span></text:p>
      <text:p text:style-name="P1">margin-top<text:span text:style-name="T1">:</text:span> <text:span text:style-name="T11">10</text:span><text:span text:style-name="T2">px</text:span><text:span text:style-name="T1">;</text:span></text:p>
      <text:p text:style-name="P4">}</text:p>
      <text:p text:style-name="P1"><text:span text:style-name="T12">.</text:span><text:span text:style-name="T10">proile-rating</text:span> <text:span text:style-name="T1">{</text:span></text:p>
      <text:p text:style-name="P1">font-size<text:span text:style-name="T1">:</text:span> <text:span text:style-name="T11">12</text:span><text:span text:style-name="T2">px</text:span><text:span text:style-name="T1">;</text:span></text:p>
      <text:p text:style-name="P1">color<text:span text:style-name="T1">:</text:span> <text:span text:style-name="T1">#</text:span><text:span text:style-name="T11">818182</text:span><text:span text:style-name="T1">;</text:span></text:p>
      <text:p text:style-name="P1"><text:soft-page-break/>margin-top<text:span text:style-name="T1">:</text:span> <text:span text:style-name="T11">5</text:span><text:span text:style-name="T2">%</text:span><text:span text:style-name="T1">;</text:span></text:p>
      <text:p text:style-name="P4">}</text:p>
      <text:p text:style-name="P1"><text:span text:style-name="T12">.</text:span><text:span text:style-name="T10">proile-rating</text:span> <text:span text:style-name="T2">span</text:span> <text:span text:style-name="T1">{</text:span></text:p>
      <text:p text:style-name="P1">color<text:span text:style-name="T1">:</text:span> <text:span text:style-name="T1">#</text:span><text:span text:style-name="T11">495057</text:span><text:span text:style-name="T1">;</text:span></text:p>
      <text:p text:style-name="P1">font-size<text:span text:style-name="T1">:</text:span> <text:span text:style-name="T11">15</text:span><text:span text:style-name="T2">px</text:span><text:span text:style-name="T1">;</text:span></text:p>
      <text:p text:style-name="P1">font-weight<text:span text:style-name="T1">:</text:span> <text:span text:style-name="T11">600</text:span><text:span text:style-name="T1">;</text:span></text:p>
      <text:p text:style-name="P4">}</text:p>
      <text:p text:style-name="P1"><text:span text:style-name="T12">.</text:span><text:span text:style-name="T10">profile-head</text:span> <text:span text:style-name="T12">.</text:span><text:span text:style-name="T10">nav-tabs</text:span> <text:span text:style-name="T1">{</text:span></text:p>
      <text:p text:style-name="P1">margin-bottom<text:span text:style-name="T1">:</text:span> <text:span text:style-name="T11">5</text:span><text:span text:style-name="T2">%</text:span><text:span text:style-name="T1">;</text:span></text:p>
      <text:p text:style-name="P4">}</text:p>
      <text:p text:style-name="P1"><text:span text:style-name="T12">.</text:span><text:span text:style-name="T10">profile-head</text:span> <text:span text:style-name="T12">.</text:span><text:span text:style-name="T10">nav-tabs</text:span> <text:span text:style-name="T12">.</text:span><text:span text:style-name="T10">nav-link</text:span> <text:span text:style-name="T1">{</text:span></text:p>
      <text:p text:style-name="P1">font-weight<text:span text:style-name="T1">:</text:span> <text:span text:style-name="T11">600</text:span><text:span text:style-name="T1">;</text:span></text:p>
      <text:p text:style-name="P1">border<text:span text:style-name="T1">:</text:span> <text:span text:style-name="T4">none</text:span><text:span text:style-name="T1">;</text:span></text:p>
      <text:p text:style-name="P4">}</text:p>
      <text:p text:style-name="P1"><text:span text:style-name="T12">.</text:span><text:span text:style-name="T10">profile-head</text:span> <text:span text:style-name="T12">.</text:span><text:span text:style-name="T10">nav-tabs</text:span> <text:span text:style-name="T12">.</text:span><text:span text:style-name="T10">nav-link</text:span><text:span text:style-name="T12">.</text:span><text:span text:style-name="T10">active</text:span> <text:span text:style-name="T1">{</text:span></text:p>
      <text:p text:style-name="P1">border<text:span text:style-name="T1">:</text:span> <text:span text:style-name="T4">none</text:span><text:span text:style-name="T1">;</text:span></text:p>
      <text:p text:style-name="P1">border-bottom<text:span text:style-name="T1">:</text:span> <text:span text:style-name="T11">2</text:span><text:span text:style-name="T2">px</text:span> <text:span text:style-name="T4">solid</text:span> <text:span text:style-name="T1">#</text:span><text:span text:style-name="T11">0062cc</text:span><text:span text:style-name="T1">;</text:span></text:p>
      <text:p text:style-name="P4">}</text:p>
      <text:p text:style-name="P1"><text:span text:style-name="T12">.</text:span><text:span text:style-name="T10">profile-work</text:span> <text:span text:style-name="T1">{</text:span></text:p>
      <text:p text:style-name="P1">padding<text:span text:style-name="T1">:</text:span> <text:span text:style-name="T11">14</text:span><text:span text:style-name="T2">%</text:span><text:span text:style-name="T1">;</text:span></text:p>
      <text:p text:style-name="P3">/* margin-top:0; */</text:p>
      <text:p text:style-name="P1">margin-left<text:span text:style-name="T1">:</text:span> <text:span text:style-name="T11">5</text:span><text:span text:style-name="T2">px</text:span><text:span text:style-name="T1">;</text:span></text:p>
      <text:p text:style-name="P4">}</text:p>
      <text:p text:style-name="P1"><text:span text:style-name="T12">.</text:span><text:span text:style-name="T10">profile-work</text:span> <text:span text:style-name="T2">p</text:span> <text:span text:style-name="T1">{</text:span></text:p>
      <text:p text:style-name="P1">font-size<text:span text:style-name="T1">:</text:span> <text:span text:style-name="T11">12</text:span><text:span text:style-name="T2">px</text:span><text:span text:style-name="T1">;</text:span></text:p>
      <text:p text:style-name="P1">color<text:span text:style-name="T1">:</text:span> <text:span text:style-name="T1">#</text:span><text:span text:style-name="T11">818182</text:span><text:span text:style-name="T1">;</text:span></text:p>
      <text:p text:style-name="P1">font-weight<text:span text:style-name="T1">:</text:span> <text:span text:style-name="T11">600</text:span><text:span text:style-name="T1">;</text:span></text:p>
      <text:p text:style-name="P1">margin-top<text:span text:style-name="T1">:</text:span> <text:span text:style-name="T11">10</text:span><text:span text:style-name="T2">%</text:span><text:span text:style-name="T1">;</text:span></text:p>
      <text:p text:style-name="P4">}</text:p>
      <text:p text:style-name="P1"><text:span text:style-name="T12">.</text:span><text:span text:style-name="T10">profile-work</text:span> <text:span text:style-name="T2">a</text:span> <text:span text:style-name="T1">{</text:span></text:p>
      <text:p text:style-name="P1">text-decoration<text:span text:style-name="T1">:</text:span> <text:span text:style-name="T4">none</text:span><text:span text:style-name="T1">;</text:span></text:p>
      <text:p text:style-name="P1">color<text:span text:style-name="T1">:</text:span> <text:span text:style-name="T1">#</text:span><text:span text:style-name="T11">495057</text:span><text:span text:style-name="T1">;</text:span></text:p>
      <text:p text:style-name="P1">font-weight<text:span text:style-name="T1">:</text:span> <text:span text:style-name="T11">600</text:span><text:span text:style-name="T1">;</text:span></text:p>
      <text:p text:style-name="P1">font-size<text:span text:style-name="T1">:</text:span> <text:span text:style-name="T11">14</text:span><text:span text:style-name="T2">px</text:span><text:span text:style-name="T1">;</text:span></text:p>
      <text:p text:style-name="P4">}</text:p>
      <text:p text:style-name="P1"><text:span text:style-name="T12">.</text:span><text:span text:style-name="T10">profile-work</text:span> <text:span text:style-name="T2">ul</text:span> <text:span text:style-name="T1">{</text:span></text:p>
      <text:p text:style-name="P3">/* list-style: none; */</text:p>
      <text:p text:style-name="P4">}</text:p>
      <text:p text:style-name="P1"><text:span text:style-name="T12">.</text:span><text:span text:style-name="T10">profile-tab</text:span> <text:span text:style-name="T2">label</text:span> <text:span text:style-name="T1">{</text:span></text:p>
      <text:p text:style-name="P1">font-weight<text:span text:style-name="T1">:</text:span> <text:span text:style-name="T11">600</text:span><text:span text:style-name="T1">;</text:span></text:p>
      <text:p text:style-name="P4">}</text:p>
      <text:p text:style-name="P1"><text:span text:style-name="T12">.</text:span><text:span text:style-name="T10">profile-tab</text:span> <text:span text:style-name="T2">p</text:span> <text:span text:style-name="T1">{</text:span></text:p>
      <text:p text:style-name="P1">font-weight<text:span text:style-name="T1">:</text:span> <text:span text:style-name="T11">600</text:span><text:span text:style-name="T1">;</text:span></text:p>
      <text:p text:style-name="P1">color<text:span text:style-name="T1">:</text:span> <text:span text:style-name="T1">#</text:span><text:span text:style-name="T11">0062cc</text:span><text:span text:style-name="T1">;</text:span></text:p>
      <text:p text:style-name="P4">}</text:p>
      <text:p text:style-name="P5"/>
      <text:p text:style-name="P1"><text:span text:style-name="T2">hr</text:span> <text:span text:style-name="T1">{</text:span></text:p>
      <text:p text:style-name="P1">margin-top<text:span text:style-name="T1">:</text:span> <text:span text:style-name="T11">25</text:span><text:span text:style-name="T2">px</text:span><text:span text:style-name="T1">;</text:span></text:p>
      <text:p text:style-name="P1">margin-bottom<text:span text:style-name="T1">:</text:span> <text:span text:style-name="T11">1</text:span><text:span text:style-name="T2">rem</text:span><text:span text:style-name="T1">;</text:span></text:p>
      <text:p text:style-name="P1">border<text:span text:style-name="T1">:</text:span> <text:span text:style-name="T11">0</text:span><text:span text:style-name="T1">;</text:span></text:p>
      <text:p text:style-name="P1">border-top<text:span text:style-name="T1">:</text:span> <text:span text:style-name="T11">1</text:span><text:span text:style-name="T2">px</text:span> <text:span text:style-name="T4">solid</text:span> <text:span text:style-name="T9">rgba</text:span><text:span text:style-name="T1">(</text:span><text:span text:style-name="T11">0</text:span><text:span text:style-name="T1">,</text:span> <text:span text:style-name="T11">0</text:span><text:span text:style-name="T1">,</text:span> <text:span text:style-name="T11">0</text:span><text:span text:style-name="T1">,</text:span> <text:span text:style-name="T11">0.1</text:span><text:span text:style-name="T1">);</text:span></text:p>
      <text:p text:style-name="P4"><text:soft-page-break/>}</text:p>
      <text:p text:style-name="P1"><text:span text:style-name="T1">&lt;/</text:span><text:span text:style-name="T2">style</text:span><text:span text:style-name="T1">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??????????????????????????</text:p>
      <text:p text:style-name="Standard"/>
      <text:p text:style-name="Standard"/>
      <text:p text:style-name="Standard"/>
      <text:p text:style-name="P1"><text:span text:style-name="T1">&lt;</text:span><text:span text:style-name="T2">template</text:span><text:span text:style-name="T1">&gt;</text:span></text:p>
      <text:p text:style-name="P1"><text:span text:style-name="T1">&lt;</text:span><text:span text:style-name="T4">Master</text:span><text:span text:style-name="T1">&gt;</text:span></text:p>
      <text:p text:style-name="P1"><text:span text:style-name="T1">&lt;</text:span><text:span text:style-name="T2">template</text:span> <text:span text:style-name="T5">v-slot:content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app-main__inner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app-page-title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page-title-wrapper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page-title-heading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page-title-icon</text:span><text:span text:style-name="T1">"&gt;</text:span></text:p>
      <text:p text:style-name="P1"><text:span text:style-name="T1">&lt;</text:span><text:span text:style-name="T2">i</text:span> <text:span text:style-name="T5">class</text:span>=<text:span text:style-name="T1">"</text:span><text:span text:style-name="T6">fas fa-user-plus icon-gradient bg-tempting-azure</text:span><text:span text:style-name="T1">"&gt;&lt;/</text:span><text:span text:style-name="T2">i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Update profile</text:p>
      <text:p text:style-name="P1"><text:span text:style-name="T1">&lt;</text:span><text:span text:style-name="T2">div</text:span> <text:span text:style-name="T5">class</text:span>=<text:span text:style-name="T1">"</text:span><text:span text:style-name="T6">page-title-subheading</text:span><text:span text:style-name="T1">"&gt;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main-card card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ard-body</text:span><text:span text:style-name="T1">"&gt;</text:span></text:p>
      <text:p text:style-name="P1"><text:span text:style-name="T1">&lt;</text:span><text:span text:style-name="T2">form</text:span> <text:span text:style-name="T1">@</text:span><text:span text:style-name="T5">submit</text:span>.<text:span text:style-name="T5">prevent</text:span><text:span text:style-name="T1">="</text:span>editUser<text:span text:style-name="T1">"</text:span> <text:span text:style-name="T5">v-if</text:span><text:span text:style-name="T1">="</text:span>form_data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form-group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form-row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position-relative form-group</text:span><text:span text:style-name="T1">"&gt;</text:span></text:p>
      <text:p text:style-name="P1"><text:span text:style-name="T1">&lt;</text:span><text:span text:style-name="T2">label</text:span> <text:span text:style-name="T5">for</text:span>=<text:span text:style-name="T1">"</text:span><text:span text:style-name="T6">First</text:span><text:span text:style-name="T1">"</text:span> <text:span text:style-name="T5">class</text:span>=<text:span text:style-name="T1">""&gt;</text:span>First Name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</text:p>
      <text:p text:style-name="P1"><text:span text:style-name="T5">placeholder</text:span>=<text:span text:style-name="T1">"</text:span><text:span text:style-name="T6">first name</text:span><text:span text:style-name="T1">"</text:span></text:p>
      <text:p text:style-name="P1"><text:span text:style-name="T5">id</text:span><text:span text:style-name="T1">="</text:span><text:span text:style-name="T7">first_name</text:span><text:span text:style-name="T1">"</text:span></text:p>
      <text:p text:style-name="P1"><text:span text:style-name="T5">v-model</text:span><text:span text:style-name="T1">="</text:span>form_data<text:span text:style-name="T1">.</text:span>user<text:span text:style-name="T1">.</text:span>first_name<text:span text:style-name="T1">"</text:span></text:p>
      <text:p text:style-name="P1"><text:span text:style-name="T5">type</text:span>=<text:span text:style-name="T1">"</text:span><text:span text:style-name="T6">text</text:span><text:span text:style-name="T1">"</text:span></text:p>
      <text:p text:style-name="P1"><text:span text:style-name="T5">class</text:span>=<text:span text:style-name="T1">"</text:span><text:span text:style-name="T6">form-control</text:span><text:span text:style-name="T1">"</text:span></text:p>
      <text:p text:style-name="P1">/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position-relative form-group</text:span><text:span text:style-name="T1">"&gt;</text:span></text:p>
      <text:p text:style-name="P1"><text:span text:style-name="T1">&lt;</text:span><text:span text:style-name="T2">label</text:span> <text:span text:style-name="T5">for</text:span>=<text:span text:style-name="T1">"</text:span><text:span text:style-name="T6">Last</text:span><text:span text:style-name="T1">"</text:span> <text:span text:style-name="T5">class</text:span>=<text:span text:style-name="T1">""&gt;</text:span>Last Name<text:span text:style-name="T1">&lt;/</text:span><text:span text:style-name="T2">label</text:span><text:span text:style-name="T1">&gt;</text:span></text:p>
      <text:p text:style-name="P1"><text:soft-page-break/><text:span text:style-name="T1">&lt;</text:span><text:span text:style-name="T2">input</text:span></text:p>
      <text:p text:style-name="P1"><text:span text:style-name="T5">placeholder</text:span>=<text:span text:style-name="T1">"</text:span><text:span text:style-name="T6">last name</text:span><text:span text:style-name="T1">"</text:span></text:p>
      <text:p text:style-name="P1"><text:span text:style-name="T5">id</text:span><text:span text:style-name="T1">="</text:span><text:span text:style-name="T7">last_name</text:span><text:span text:style-name="T1">"</text:span></text:p>
      <text:p text:style-name="P1"><text:span text:style-name="T5">v-model</text:span><text:span text:style-name="T1">="</text:span>form_data<text:span text:style-name="T1">.</text:span>user<text:span text:style-name="T1">.</text:span>last_name<text:span text:style-name="T1">"</text:span></text:p>
      <text:p text:style-name="P1"><text:span text:style-name="T5">type</text:span>=<text:span text:style-name="T1">"</text:span><text:span text:style-name="T6">text</text:span><text:span text:style-name="T1">"</text:span></text:p>
      <text:p text:style-name="P1"><text:span text:style-name="T5">class</text:span>=<text:span text:style-name="T1">"</text:span><text:span text:style-name="T6">form-control</text:span><text:span text:style-name="T1">"</text:span></text:p>
      <text:p text:style-name="P1">/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position-relative form-group</text:span><text:span text:style-name="T1">"&gt;</text:span></text:p>
      <text:p text:style-name="P1"><text:span text:style-name="T1">&lt;</text:span><text:span text:style-name="T2">label</text:span> <text:span text:style-name="T5">for</text:span>=<text:span text:style-name="T1">"</text:span><text:span text:style-name="T6">exampleEmail11</text:span><text:span text:style-name="T1">"</text:span> <text:span text:style-name="T5">class</text:span>=<text:span text:style-name="T1">""&gt;</text:span>Email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</text:p>
      <text:p text:style-name="P1"><text:span text:style-name="T5">name</text:span>=<text:span text:style-name="T1">"</text:span><text:span text:style-name="T6">email</text:span><text:span text:style-name="T1">"</text:span></text:p>
      <text:p text:style-name="P1"><text:span text:style-name="T5">id</text:span><text:span text:style-name="T1">="</text:span><text:span text:style-name="T7">email</text:span><text:span text:style-name="T1">"</text:span></text:p>
      <text:p text:style-name="P1"><text:span text:style-name="T5">v-model</text:span><text:span text:style-name="T1">="</text:span>form_data<text:span text:style-name="T1">.</text:span>user<text:span text:style-name="T1">.</text:span>username<text:span text:style-name="T1">"</text:span></text:p>
      <text:p text:style-name="P1"><text:span text:style-name="T5">placeholder</text:span>=<text:span text:style-name="T1">"</text:span><text:span text:style-name="T6">Email</text:span><text:span text:style-name="T1">"</text:span></text:p>
      <text:p text:style-name="P1"><text:span text:style-name="T5">type</text:span>=<text:span text:style-name="T1">"</text:span><text:span text:style-name="T6">email</text:span><text:span text:style-name="T1">"</text:span></text:p>
      <text:p text:style-name="P1"><text:span text:style-name="T5">class</text:span>=<text:span text:style-name="T1">"</text:span><text:span text:style-name="T6">form-control</text:span><text:span text:style-name="T1">"</text:span></text:p>
      <text:p text:style-name="P1">/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position-relative form-group</text:span><text:span text:style-name="T1">"&gt;</text:span></text:p>
      <text:p text:style-name="P1"><text:span text:style-name="T1">&lt;</text:span><text:span text:style-name="T2">label</text:span> <text:span text:style-name="T5">for</text:span>=<text:span text:style-name="T1">"</text:span><text:span text:style-name="T6">examplePassword11</text:span><text:span text:style-name="T1">"</text:span> <text:span text:style-name="T5">class</text:span>=<text:span text:style-name="T1">""&gt;</text:span>Phone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</text:p>
      <text:p text:style-name="P1"><text:span text:style-name="T5">name</text:span>=<text:span text:style-name="T1">"</text:span><text:span text:style-name="T6">phone</text:span><text:span text:style-name="T1">"</text:span></text:p>
      <text:p text:style-name="P1"><text:span text:style-name="T5">id</text:span><text:span text:style-name="T1">="</text:span><text:span text:style-name="T7">phone</text:span><text:span text:style-name="T1">"</text:span></text:p>
      <text:p text:style-name="P1"><text:span text:style-name="T5">v-model</text:span><text:span text:style-name="T1">="</text:span>form_data<text:span text:style-name="T1">.</text:span>phone<text:span text:style-name="T1">"</text:span></text:p>
      <text:p text:style-name="P1"><text:span text:style-name="T5">placeholder</text:span>=<text:span text:style-name="T1">"</text:span><text:span text:style-name="T6">+880</text:span><text:span text:style-name="T1">"</text:span></text:p>
      <text:p text:style-name="P1"><text:span text:style-name="T5">type</text:span>=<text:span text:style-name="T1">"</text:span><text:span text:style-name="T6">text</text:span><text:span text:style-name="T1">"</text:span></text:p>
      <text:p text:style-name="P1"><text:span text:style-name="T5">class</text:span>=<text:span text:style-name="T1">"</text:span><text:span text:style-name="T6">form-control</text:span><text:span text:style-name="T1">"</text:span></text:p>
      <text:p text:style-name="P1">/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5">class</text:span>=<text:span text:style-name="T1">"</text:span><text:span text:style-name="T6">vl mr-lg-5</text:span><text:span text:style-name="T1">"&gt;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5">class</text:span>=<text:span text:style-name="T1">"</text:span><text:span text:style-name="T6">position-relative form-group mt-3</text:span><text:span text:style-name="T1">"&gt;</text:span></text:p>
      <text:p text:style-name="P1"><text:span text:style-name="T1">&lt;</text:span><text:span text:style-name="T2">label</text:span> <text:span text:style-name="T5">for</text:span>=<text:span text:style-name="T1">"</text:span><text:span text:style-name="T6">exampleAddress</text:span><text:span text:style-name="T1">"</text:span> <text:span text:style-name="T5">class</text:span>=<text:span text:style-name="T1">""&gt;</text:span>Location<text:span text:style-name="T1">&lt;/</text:span><text:span text:style-name="T2">label</text:span></text:p>
      <text:p text:style-name="P1"><text:span text:style-name="T1">&gt;&lt;</text:span><text:span text:style-name="T2">input</text:span></text:p>
      <text:p text:style-name="P1"><text:span text:style-name="T5">name</text:span>=<text:span text:style-name="T1">"</text:span><text:span text:style-name="T6">address</text:span><text:span text:style-name="T1">"</text:span></text:p>
      <text:p text:style-name="P1"><text:span text:style-name="T5">id</text:span><text:span text:style-name="T1">="</text:span><text:span text:style-name="T7">location</text:span><text:span text:style-name="T1">"</text:span></text:p>
      <text:p text:style-name="P1"><text:span text:style-name="T5">v-model</text:span><text:span text:style-name="T1">="</text:span>form_data<text:span text:style-name="T1">.</text:span>location<text:span text:style-name="T1">"</text:span></text:p>
      <text:p text:style-name="P1"><text:span text:style-name="T5">placeholder</text:span>=<text:span text:style-name="T1">"</text:span><text:span text:style-name="T6">Your Location</text:span><text:span text:style-name="T1">"</text:span></text:p>
      <text:p text:style-name="P1"><text:span text:style-name="T5">type</text:span>=<text:span text:style-name="T1">"</text:span><text:span text:style-name="T6">text</text:span><text:span text:style-name="T1">"</text:span></text:p>
      <text:p text:style-name="P1"><text:span text:style-name="T5">class</text:span>=<text:span text:style-name="T1">"</text:span><text:span text:style-name="T6">form-control</text:span><text:span text:style-name="T1">"</text:span></text:p>
      <text:p text:style-name="P1">/<text:span text:style-name="T1">&gt;</text:span></text:p>
      <text:p text:style-name="P1"><text:soft-page-break/><text:span text:style-name="T1">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5">class</text:span>=<text:span text:style-name="T1">"</text:span><text:span text:style-name="T6">form-row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label</text:span> <text:span text:style-name="T5">for</text:span>=<text:span text:style-name="T1">"</text:span><text:span text:style-name="T6">exampleAddress</text:span><text:span text:style-name="T1">"</text:span> <text:span text:style-name="T5">class</text:span>=<text:span text:style-name="T1">""&gt;</text:span>Education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</text:p>
      <text:p text:style-name="P1"><text:span text:style-name="T5">name</text:span>=<text:span text:style-name="T1">"</text:span><text:span text:style-name="T6">address</text:span><text:span text:style-name="T1">"</text:span></text:p>
      <text:p text:style-name="P1"><text:span text:style-name="T5">id</text:span><text:span text:style-name="T1">="</text:span><text:span text:style-name="T7">education</text:span><text:span text:style-name="T1">"</text:span></text:p>
      <text:p text:style-name="P1"><text:span text:style-name="T5">v-model</text:span><text:span text:style-name="T1">="</text:span>form_data<text:span text:style-name="T1">.</text:span>education<text:span text:style-name="T1">"</text:span></text:p>
      <text:p text:style-name="P1"><text:span text:style-name="T5">placeholder</text:span>=<text:span text:style-name="T1">"</text:span><text:span text:style-name="T6">Last Completed Degree</text:span><text:span text:style-name="T1">"</text:span></text:p>
      <text:p text:style-name="P1"><text:span text:style-name="T5">type</text:span>=<text:span text:style-name="T1">"</text:span><text:span text:style-name="T6">text</text:span><text:span text:style-name="T1">"</text:span></text:p>
      <text:p text:style-name="P1"><text:span text:style-name="T5">class</text:span>=<text:span text:style-name="T1">"</text:span><text:span text:style-name="T6">form-control</text:span><text:span text:style-name="T1">"</text:span></text:p>
      <text:p text:style-name="P1">/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5">class</text:span>=<text:span text:style-name="T1">"</text:span><text:span text:style-name="T6">position-relative form-group mt-3</text:span><text:span text:style-name="T1">"&gt;</text:span></text:p>
      <text:p text:style-name="P1"><text:span text:style-name="T1">&lt;</text:span><text:span text:style-name="T2">label</text:span> <text:span text:style-name="T5">for</text:span>=<text:span text:style-name="T1">"</text:span><text:span text:style-name="T6">exampleAddress</text:span><text:span text:style-name="T1">"</text:span> <text:span text:style-name="T5">class</text:span>=<text:span text:style-name="T1">""&gt;</text:span>Skill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</text:p>
      <text:p text:style-name="P1"><text:span text:style-name="T5">name</text:span>=<text:span text:style-name="T1">"</text:span><text:span text:style-name="T6">address</text:span><text:span text:style-name="T1">"</text:span></text:p>
      <text:p text:style-name="P1"><text:span text:style-name="T5">id</text:span><text:span text:style-name="T1">="</text:span><text:span text:style-name="T7">skills</text:span><text:span text:style-name="T1">"</text:span></text:p>
      <text:p text:style-name="P1"><text:span text:style-name="T5">v-model</text:span><text:span text:style-name="T1">="</text:span>form_data<text:span text:style-name="T1">.</text:span>skills<text:span text:style-name="T1">"</text:span></text:p>
      <text:p text:style-name="P1"><text:span text:style-name="T5">placeholder</text:span>=<text:span text:style-name="T1">"</text:span><text:span text:style-name="T6">Your Skill</text:span><text:span text:style-name="T1">"</text:span></text:p>
      <text:p text:style-name="P1"><text:span text:style-name="T5">type</text:span>=<text:span text:style-name="T1">"</text:span><text:span text:style-name="T6">text</text:span><text:span text:style-name="T1">"</text:span></text:p>
      <text:p text:style-name="P1"><text:span text:style-name="T5">class</text:span>=<text:span text:style-name="T1">"</text:span><text:span text:style-name="T6">form-control</text:span><text:span text:style-name="T1">"</text:span></text:p>
      <text:p text:style-name="P1">/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5">class</text:span>=<text:span text:style-name="T1">"</text:span><text:span text:style-name="T6">position-relative form-group</text:span><text:span text:style-name="T1">"&gt;</text:span></text:p>
      <text:p text:style-name="P1"><text:span text:style-name="T1">&lt;</text:span><text:span text:style-name="T2">label</text:span> <text:span text:style-name="T5">for</text:span>=<text:span text:style-name="T1">"</text:span><text:span text:style-name="T6">exampleAddress2</text:span><text:span text:style-name="T1">"</text:span> <text:span text:style-name="T5">class</text:span>=<text:span text:style-name="T1">""&gt;</text:span>Short Bio<text:span text:style-name="T1">&lt;/</text:span><text:span text:style-name="T2">label</text:span><text:span text:style-name="T1">&gt;</text:span></text:p>
      <text:p text:style-name="P1"><text:span text:style-name="T1">&lt;</text:span><text:span text:style-name="T2">textarea</text:span></text:p>
      <text:p text:style-name="P1"><text:span text:style-name="T5">name</text:span>=<text:span text:style-name="T1">"</text:span><text:span text:style-name="T6">address2</text:span><text:span text:style-name="T1">"</text:span></text:p>
      <text:p text:style-name="P1"><text:span text:style-name="T5">id</text:span><text:span text:style-name="T1">="</text:span><text:span text:style-name="T7">short_bio</text:span><text:span text:style-name="T1">"</text:span></text:p>
      <text:p text:style-name="P1"><text:span text:style-name="T5">v-model</text:span><text:span text:style-name="T1">="</text:span>form_data<text:span text:style-name="T1">.</text:span>short_bio<text:span text:style-name="T1">"</text:span></text:p>
      <text:p text:style-name="P1"><text:span text:style-name="T5">placeholder</text:span>=<text:span text:style-name="T1">"</text:span><text:span text:style-name="T6">About Your Bio</text:span><text:span text:style-name="T1">"</text:span></text:p>
      <text:p text:style-name="P1"><text:span text:style-name="T5">type</text:span>=<text:span text:style-name="T1">"</text:span><text:span text:style-name="T6">text</text:span><text:span text:style-name="T1">"</text:span></text:p>
      <text:p text:style-name="P1"><text:span text:style-name="T5">class</text:span>=<text:span text:style-name="T1">"</text:span><text:span text:style-name="T6">form-control</text:span><text:span text:style-name="T1">"</text:span></text:p>
      <text:p text:style-name="P1"><text:span text:style-name="T5">rows</text:span>=<text:span text:style-name="T1">"</text:span><text:span text:style-name="T6">4</text:span><text:span text:style-name="T1">"</text:span></text:p>
      <text:p text:style-name="P1"><text:span text:style-name="T5">cols</text:span>=<text:span text:style-name="T1">"</text:span><text:span text:style-name="T6">50</text:span><text:span text:style-name="T1">"</text:span></text:p>
      <text:p text:style-name="P1"><text:span text:style-name="T1">&gt;&lt;/</text:span><text:span text:style-name="T2">textarea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5">class</text:span>=<text:span text:style-name="T1">"</text:span><text:span text:style-name="T6">position-relative form-group</text:span><text:span text:style-name="T1">"&gt;</text:span></text:p>
      <text:p text:style-name="P3">&lt;!-- &lt;textarea name="" id="imageID" cols="30" rows="10"&gt;&lt;/textarea&gt; --&gt;</text:p>
      <text:p text:style-name="P5"/>
      <text:p text:style-name="P3">&lt;!-- &lt;img src="/media/images/b76aae76-2dc.png" id="imageID" /&gt; --&gt;</text:p>
      <text:p text:style-name="P1"><text:span text:style-name="T1">&lt;</text:span><text:span text:style-name="T2">label</text:span> <text:span text:style-name="T5">for</text:span>=<text:span text:style-name="T1">"</text:span><text:span text:style-name="T6">img</text:span><text:span text:style-name="T1">"&gt;</text:span>Select image:<text:span text:style-name="T1">&lt;/</text:span><text:span text:style-name="T2">label</text:span><text:span text:style-name="T1">&gt;</text:span></text:p>
      <text:p text:style-name="P5"/>
      <text:p text:style-name="P3">&lt;!-- &lt;input type="file" accept="image/*" @change="handleImage" /&gt; --&gt;</text:p>
      <text:p text:style-name="P5"/>
      <text:p text:style-name="P1"><text:span text:style-name="T1">&lt;</text:span><text:span text:style-name="T2">input</text:span></text:p>
      <text:p text:style-name="P1"><text:soft-page-break/><text:span text:style-name="T5">type</text:span>=<text:span text:style-name="T1">"</text:span><text:span text:style-name="T6">file</text:span><text:span text:style-name="T1">"</text:span></text:p>
      <text:p text:style-name="P1"><text:span text:style-name="T5">accept</text:span>=<text:span text:style-name="T1">"</text:span><text:span text:style-name="T6">image/*</text:span><text:span text:style-name="T1">"</text:span></text:p>
      <text:p text:style-name="P1"><text:span text:style-name="T1">@</text:span><text:span text:style-name="T5">change</text:span><text:span text:style-name="T1">="</text:span>handleImage<text:span text:style-name="T1">"</text:span></text:p>
      <text:p text:style-name="P1"><text:span text:style-name="T5">id</text:span><text:span text:style-name="T1">="</text:span><text:span text:style-name="T7">file</text:span><text:span text:style-name="T1">"</text:span></text:p>
      <text:p text:style-name="P1">/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5">id</text:span><text:span text:style-name="T1">="</text:span><text:span text:style-name="T7">hello</text:span><text:span text:style-name="T1">"&gt;</text:span></text:p>
      <text:p text:style-name="P1"><text:span text:style-name="T1">&lt;</text:span><text:span text:style-name="T2">img</text:span> <text:span text:style-name="T5">src</text:span>=<text:span text:style-name="T1">""</text:span> <text:span text:style-name="T5">id</text:span><text:span text:style-name="T1">="</text:span><text:span text:style-name="T7">imageID</text:span><text:span text:style-name="T1">"</text:span> <text:span text:style-name="T5">height</text:span>=<text:span text:style-name="T1">"</text:span><text:span text:style-name="T6">200</text:span><text:span text:style-name="T1">"</text:span> <text:span text:style-name="T5">width</text:span>=<text:span text:style-name="T1">"</text:span><text:span text:style-name="T6">200</text:span><text:span text:style-name="T1">"</text:span> /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5">class</text:span>=<text:span text:style-name="T1">"</text:span><text:span text:style-name="T6">form-group</text:span><text:span text:style-name="T1">"&gt;</text:span></text:p>
      <text:p text:style-name="P1"><text:span text:style-name="T1">&lt;</text:span><text:span text:style-name="T2">button</text:span> <text:span text:style-name="T5">class</text:span>=<text:span text:style-name="T1">"</text:span><text:span text:style-name="T6">mt-2 btn btn-primary btn-lg float-right</text:span><text:span text:style-name="T1">"&gt;</text:span></text:p>
      <text:p text:style-name="P1">Submit</text:p>
      <text:p text:style-name="P1"><text:span text:style-name="T1">&lt;/</text:span><text:span text:style-name="T2">button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form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template</text:span><text:span text:style-name="T1">&gt;</text:span></text:p>
      <text:p text:style-name="P1"><text:span text:style-name="T1">&lt;/</text:span><text:span text:style-name="T4">Master</text:span><text:span text:style-name="T1">&gt;</text:span></text:p>
      <text:p text:style-name="P1"><text:span text:style-name="T1">&lt;/</text:span><text:span text:style-name="T2">template</text:span><text:span text:style-name="T1">&gt;</text:span></text:p>
      <text:p text:style-name="P5"/>
      <text:p text:style-name="P1"><text:span text:style-name="T1">&lt;</text:span><text:span text:style-name="T2">script</text:span><text:span text:style-name="T1">&gt;</text:span></text:p>
      <text:p text:style-name="P1"><text:span text:style-name="T2">import</text:span> Master <text:span text:style-name="T2">from</text:span> <text:span text:style-name="T1">"</text:span><text:span text:style-name="T6">../Master</text:span><text:span text:style-name="T1">";</text:span></text:p>
      <text:p text:style-name="P1"><text:span text:style-name="T2">import</text:span> axios <text:span text:style-name="T2">from</text:span> <text:span text:style-name="T1">"</text:span><text:span text:style-name="T6">axios</text:span><text:span text:style-name="T1">";</text:span></text:p>
      <text:p text:style-name="P3">// import { render } from "vue";</text:p>
      <text:p text:style-name="P1"><text:span text:style-name="T2">import</text:span> Swal <text:span text:style-name="T2">from</text:span> <text:span text:style-name="T1">"</text:span><text:span text:style-name="T6">sweetalert2</text:span><text:span text:style-name="T1">";</text:span></text:p>
      <text:p text:style-name="P3">// import func from "../../../../vue-temp/vue-editor-bridge";</text:p>
      <text:p text:style-name="P5"/>
      <text:p text:style-name="P1"><text:span text:style-name="T2">export</text:span> <text:span text:style-name="T2">default</text:span> <text:span text:style-name="T1">{</text:span></text:p>
      <text:p text:style-name="P1">name<text:span text:style-name="T1">:</text:span> <text:span text:style-name="T1">"</text:span><text:span text:style-name="T6">UpdateUser</text:span><text:span text:style-name="T1">",</text:span></text:p>
      <text:p text:style-name="P1">components<text:span text:style-name="T1">:</text:span> <text:span text:style-name="T1">{</text:span> Master <text:span text:style-name="T1">},</text:span></text:p>
      <text:p text:style-name="P1"><text:span text:style-name="T9">data</text:span><text:span text:style-name="T1">()</text:span> <text:span text:style-name="T1">{</text:span></text:p>
      <text:p text:style-name="P1"><text:span text:style-name="T2">return</text:span> <text:span text:style-name="T1">{</text:span></text:p>
      <text:p text:style-name="P1">form_data<text:span text:style-name="T1">:</text:span> <text:span text:style-name="T11">null</text:span><text:span text:style-name="T1">,</text:span></text:p>
      <text:p text:style-name="P1">image<text:span text:style-name="T1">:</text:span> <text:span text:style-name="T1">"",</text:span></text:p>
      <text:p text:style-name="P4">};</text:p>
      <text:p text:style-name="P4">},</text:p>
      <text:p text:style-name="P1">methods<text:span text:style-name="T1">:</text:span> <text:span text:style-name="T1">{</text:span></text:p>
      <text:p text:style-name="P1"><text:span text:style-name="T9">editUser</text:span><text:span text:style-name="T1">()</text:span> <text:span text:style-name="T1">{</text:span></text:p>
      <text:p text:style-name="P1"><text:span text:style-name="T5">const</text:span> <text:span text:style-name="T11">token</text:span> <text:span text:style-name="T2">=</text:span> localStorage<text:span text:style-name="T1">.</text:span><text:span text:style-name="T9">getItem</text:span><text:span text:style-name="T1">("</text:span><text:span text:style-name="T6">token</text:span><text:span text:style-name="T1">");</text:span></text:p>
      <text:p text:style-name="P1">axios</text:p>
      <text:p text:style-name="P1"><text:span text:style-name="T1">.</text:span><text:span text:style-name="T9">put</text:span><text:span text:style-name="T1">("</text:span><text:span text:style-name="T6">profiles/me/</text:span><text:span text:style-name="T1">",</text:span> <text:span text:style-name="T1">{</text:span></text:p>
      <text:p text:style-name="P1">headers<text:span text:style-name="T1">:</text:span> <text:span text:style-name="T1">{</text:span></text:p>
      <text:p text:style-name="P1">Authorization<text:span text:style-name="T1">:</text:span> <text:span text:style-name="T2">`</text:span><text:span text:style-name="T6">token </text:span><text:span text:style-name="T2">${</text:span>token<text:span text:style-name="T2">}`</text:span><text:span text:style-name="T1">,</text:span></text:p>
      <text:p text:style-name="P4">},</text:p>
      <text:p text:style-name="P3">// ...this.form_data</text:p>
      <text:p text:style-name="P1">user<text:span text:style-name="T1">:</text:span> <text:span text:style-name="T1">{</text:span></text:p>
      <text:p text:style-name="P1">username<text:span text:style-name="T1">:</text:span> <text:span text:style-name="T12">this</text:span><text:span text:style-name="T1">.</text:span>form_data<text:span text:style-name="T1">.</text:span>user<text:span text:style-name="T1">.</text:span>username<text:span text:style-name="T1">,</text:span></text:p>
      <text:p text:style-name="P3"><text:soft-page-break/>// email: this.form_data.email,</text:p>
      <text:p text:style-name="P5"/>
      <text:p text:style-name="P1">first_name<text:span text:style-name="T1">:</text:span> <text:span text:style-name="T12">this</text:span><text:span text:style-name="T1">.</text:span>form_data<text:span text:style-name="T1">.</text:span>user<text:span text:style-name="T1">.</text:span>first_name<text:span text:style-name="T1">,</text:span></text:p>
      <text:p text:style-name="P1">last_name<text:span text:style-name="T1">:</text:span> <text:span text:style-name="T12">this</text:span><text:span text:style-name="T1">.</text:span>form_data<text:span text:style-name="T1">.</text:span>user<text:span text:style-name="T1">.</text:span>last_name<text:span text:style-name="T1">,</text:span></text:p>
      <text:p text:style-name="P4">},</text:p>
      <text:p text:style-name="P1">phone<text:span text:style-name="T1">:</text:span> <text:span text:style-name="T12">this</text:span><text:span text:style-name="T1">.</text:span>form_data<text:span text:style-name="T1">.</text:span>phone<text:span text:style-name="T1">,</text:span></text:p>
      <text:p text:style-name="P1">short_bio<text:span text:style-name="T1">:</text:span> <text:span text:style-name="T12">this</text:span><text:span text:style-name="T1">.</text:span>form_data<text:span text:style-name="T1">.</text:span>short_bio<text:span text:style-name="T1">,</text:span></text:p>
      <text:p text:style-name="P1">education<text:span text:style-name="T1">:</text:span> <text:span text:style-name="T12">this</text:span><text:span text:style-name="T1">.</text:span>form_data<text:span text:style-name="T1">.</text:span>education<text:span text:style-name="T1">,</text:span></text:p>
      <text:p text:style-name="P1">location<text:span text:style-name="T1">:</text:span> <text:span text:style-name="T12">this</text:span><text:span text:style-name="T1">.</text:span>form_data<text:span text:style-name="T1">.</text:span>location<text:span text:style-name="T1">,</text:span></text:p>
      <text:p text:style-name="P1">skills<text:span text:style-name="T1">:</text:span> <text:span text:style-name="T12">this</text:span><text:span text:style-name="T1">.</text:span>form_data<text:span text:style-name="T1">.</text:span>skills <text:span text:style-name="T2">?</text:span> <text:span text:style-name="T12">this</text:span><text:span text:style-name="T1">.</text:span>form_data<text:span text:style-name="T1">.</text:span>skills<text:span text:style-name="T1">.</text:span><text:span text:style-name="T9">split</text:span><text:span text:style-name="T1">("</text:span><text:span text:style-name="T6">,</text:span><text:span text:style-name="T1">")</text:span> <text:span text:style-name="T2">:</text:span> <text:span text:style-name="T1">[],</text:span></text:p>
      <text:p text:style-name="P1">image<text:span text:style-name="T1">:</text:span> document<text:span text:style-name="T1">.</text:span><text:span text:style-name="T9">getElementById</text:span><text:span text:style-name="T1">("</text:span><text:span text:style-name="T6">imageID</text:span><text:span text:style-name="T1">").</text:span>src</text:p>
      <text:p text:style-name="P4">})</text:p>
      <text:p text:style-name="P5"/>
      <text:p text:style-name="P1"><text:span text:style-name="T1">.</text:span><text:span text:style-name="T9">then</text:span><text:span text:style-name="T1">((</text:span><text:span text:style-name="T8">response</text:span><text:span text:style-name="T1">)</text:span> <text:span text:style-name="T2">=&gt;</text:span> <text:span text:style-name="T1">{</text:span></text:p>
      <text:p text:style-name="P1">Swal<text:span text:style-name="T1">.</text:span><text:span text:style-name="T9">fire</text:span><text:span text:style-name="T1">({</text:span></text:p>
      <text:p text:style-name="P1">icon<text:span text:style-name="T1">:</text:span> <text:span text:style-name="T1">"</text:span><text:span text:style-name="T6">success</text:span><text:span text:style-name="T1">",</text:span></text:p>
      <text:p text:style-name="P3">// title: "Yes...",</text:p>
      <text:p text:style-name="P1">text<text:span text:style-name="T1">:</text:span> <text:span text:style-name="T1">"</text:span><text:span text:style-name="T6">You have successfully edit a user..</text:span><text:span text:style-name="T1">",</text:span></text:p>
      <text:p text:style-name="P1"><text:span text:style-name="T1">}).</text:span><text:span text:style-name="T9">then</text:span><text:span text:style-name="T1">((</text:span><text:span text:style-name="T8">response</text:span><text:span text:style-name="T1">)</text:span> <text:span text:style-name="T2">=&gt;</text:span> <text:span text:style-name="T1">{</text:span></text:p>
      <text:p text:style-name="P1"><text:span text:style-name="T12">this</text:span><text:span text:style-name="T1">.</text:span>$router<text:span text:style-name="T1">.</text:span><text:span text:style-name="T9">push</text:span><text:span text:style-name="T1">({</text:span> name<text:span text:style-name="T1">:</text:span> <text:span text:style-name="T1">"</text:span><text:span text:style-name="T6">UserProfile</text:span><text:span text:style-name="T1">"</text:span> <text:span text:style-name="T1">});</text:span></text:p>
      <text:p text:style-name="P1">console<text:span text:style-name="T1">.</text:span><text:span text:style-name="T9">log</text:span><text:span text:style-name="T1">(</text:span>response<text:span text:style-name="T1">);</text:span></text:p>
      <text:p text:style-name="P4">});</text:p>
      <text:p text:style-name="P1">console<text:span text:style-name="T1">.</text:span><text:span text:style-name="T9">log</text:span><text:span text:style-name="T1">(</text:span>response<text:span text:style-name="T1">);</text:span></text:p>
      <text:p text:style-name="P4">})</text:p>
      <text:p text:style-name="P1"><text:span text:style-name="T1">.</text:span><text:span text:style-name="T9">catch</text:span><text:span text:style-name="T1">(</text:span><text:span text:style-name="T5">function</text:span> <text:span text:style-name="T1">(</text:span><text:span text:style-name="T8">error</text:span><text:span text:style-name="T1">)</text:span> <text:span text:style-name="T1">{</text:span></text:p>
      <text:p text:style-name="P1">console<text:span text:style-name="T1">.</text:span><text:span text:style-name="T9">log</text:span><text:span text:style-name="T1">(</text:span>error<text:span text:style-name="T1">);</text:span></text:p>
      <text:p text:style-name="P4">});</text:p>
      <text:p text:style-name="P4">},</text:p>
      <text:p text:style-name="P3">// end of edit</text:p>
      <text:p text:style-name="P5"/>
      <text:p text:style-name="P1"><text:span text:style-name="T9">getUserData</text:span><text:span text:style-name="T1">:</text:span> <text:span text:style-name="T5">function</text:span> <text:span text:style-name="T1">()</text:span> <text:span text:style-name="T1">{</text:span></text:p>
      <text:p text:style-name="P1">axios<text:span text:style-name="T1">.</text:span><text:span text:style-name="T9">get</text:span><text:span text:style-name="T1">("</text:span><text:span text:style-name="T6">profiles/me/</text:span><text:span text:style-name="T1">").</text:span><text:span text:style-name="T9">then</text:span><text:span text:style-name="T1">(</text:span></text:p>
      <text:p text:style-name="P1"><text:span text:style-name="T1">(</text:span><text:span text:style-name="T8">response</text:span><text:span text:style-name="T1">)</text:span> <text:span text:style-name="T2">=&gt;</text:span> <text:span text:style-name="T1">{</text:span></text:p>
      <text:p text:style-name="P1"><text:span text:style-name="T12">this</text:span><text:span text:style-name="T1">.</text:span>form_data <text:span text:style-name="T2">=</text:span> response<text:span text:style-name="T1">.</text:span>data<text:span text:style-name="T1">;</text:span></text:p>
      <text:p text:style-name="P1"><text:span text:style-name="T12">this</text:span><text:span text:style-name="T1">.</text:span>form_data<text:span text:style-name="T1">.</text:span>skills <text:span text:style-name="T2">=</text:span> <text:span text:style-name="T12">this</text:span><text:span text:style-name="T1">.</text:span>form_data<text:span text:style-name="T1">.</text:span>skills<text:span text:style-name="T1">.</text:span><text:span text:style-name="T9">join</text:span><text:span text:style-name="T1">();</text:span></text:p>
      <text:p text:style-name="P4">},</text:p>
      <text:p text:style-name="P1"><text:span text:style-name="T1">(</text:span><text:span text:style-name="T8">response</text:span><text:span text:style-name="T1">)</text:span> <text:span text:style-name="T2">=&gt;</text:span> <text:span text:style-name="T1">{</text:span></text:p>
      <text:p text:style-name="P1">console<text:span text:style-name="T1">.</text:span><text:span text:style-name="T9">log</text:span><text:span text:style-name="T1">(</text:span>response<text:span text:style-name="T1">);</text:span></text:p>
      <text:p text:style-name="P4">}</text:p>
      <text:p text:style-name="P4">);</text:p>
      <text:p text:style-name="P4">},</text:p>
      <text:p text:style-name="P5"/>
      <text:p text:style-name="P1"><text:span text:style-name="T9">handleImage</text:span><text:span text:style-name="T1">()</text:span> <text:span text:style-name="T1">{</text:span></text:p>
      <text:p text:style-name="P1"><text:span text:style-name="T5">var</text:span> files <text:span text:style-name="T2">=</text:span> document<text:span text:style-name="T1">.</text:span><text:span text:style-name="T9">getElementById</text:span><text:span text:style-name="T1">("</text:span><text:span text:style-name="T6">file</text:span><text:span text:style-name="T1">").</text:span>files<text:span text:style-name="T1">;</text:span></text:p>
      <text:p text:style-name="P1"><text:span text:style-name="T2">if</text:span> <text:span text:style-name="T1">(</text:span>files<text:span text:style-name="T1">.</text:span><text:span text:style-name="T4">length</text:span> <text:span text:style-name="T2">&gt;</text:span> <text:span text:style-name="T11">0</text:span><text:span text:style-name="T1">)</text:span> <text:span text:style-name="T1">{</text:span></text:p>
      <text:p text:style-name="P3">// getBase64(files[0]);</text:p>
      <text:p text:style-name="P1"><text:span text:style-name="T12">this</text:span><text:span text:style-name="T1">.</text:span><text:span text:style-name="T9">getBase64</text:span><text:span text:style-name="T1">(</text:span>files<text:span text:style-name="T1">[</text:span><text:span text:style-name="T11">0</text:span><text:span text:style-name="T1">]);</text:span></text:p>
      <text:p text:style-name="P4">}</text:p>
      <text:p text:style-name="P4">},</text:p>
      <text:p text:style-name="P1"><text:span text:style-name="T9">getBase64</text:span><text:span text:style-name="T1">(</text:span><text:span text:style-name="T8">file</text:span><text:span text:style-name="T1">)</text:span> <text:span text:style-name="T1">{</text:span></text:p>
      <text:p text:style-name="P1"><text:span text:style-name="T5">var</text:span> reader <text:span text:style-name="T2">=</text:span> <text:span text:style-name="T2">new</text:span> <text:span text:style-name="T4">FileReader</text:span><text:span text:style-name="T1">();</text:span></text:p>
      <text:p text:style-name="P1"><text:soft-page-break/>reader<text:span text:style-name="T1">.</text:span><text:span text:style-name="T9">readAsDataURL</text:span><text:span text:style-name="T1">(</text:span>file<text:span text:style-name="T1">);</text:span></text:p>
      <text:p text:style-name="P1">reader<text:span text:style-name="T1">.</text:span><text:span text:style-name="T9">onload</text:span> <text:span text:style-name="T2">=</text:span> <text:span text:style-name="T5">function</text:span> <text:span text:style-name="T1">()</text:span> <text:span text:style-name="T1">{</text:span></text:p>
      <text:p text:style-name="P1">console<text:span text:style-name="T1">.</text:span><text:span text:style-name="T9">log</text:span><text:span text:style-name="T1">(</text:span>reader<text:span text:style-name="T1">.</text:span>result<text:span text:style-name="T1">);</text:span></text:p>
      <text:p text:style-name="P1">document<text:span text:style-name="T1">.</text:span><text:span text:style-name="T9">getElementById</text:span><text:span text:style-name="T1">("</text:span><text:span text:style-name="T6">imageID</text:span><text:span text:style-name="T1">").</text:span>src <text:span text:style-name="T2">=</text:span> reader<text:span text:style-name="T1">.</text:span>result<text:span text:style-name="T1">;</text:span></text:p>
      <text:p text:style-name="P4">};</text:p>
      <text:p text:style-name="P1">reader<text:span text:style-name="T1">.</text:span><text:span text:style-name="T9">onerror</text:span> <text:span text:style-name="T2">=</text:span> <text:span text:style-name="T5">function</text:span> <text:span text:style-name="T1">(</text:span><text:span text:style-name="T8">error</text:span><text:span text:style-name="T1">)</text:span> <text:span text:style-name="T1">{</text:span></text:p>
      <text:p text:style-name="P1">console<text:span text:style-name="T1">.</text:span><text:span text:style-name="T9">log</text:span><text:span text:style-name="T1">("</text:span><text:span text:style-name="T6">Error: </text:span><text:span text:style-name="T1">",</text:span> error<text:span text:style-name="T1">);</text:span></text:p>
      <text:p text:style-name="P4">};</text:p>
      <text:p text:style-name="P4">},</text:p>
      <text:p text:style-name="P5"/>
      <text:p text:style-name="P3">// previous image base64</text:p>
      <text:p text:style-name="P5"/>
      <text:p text:style-name="P3">// handleImage(e) {</text:p>
      <text:p text:style-name="P3">// const selectImage = e.target.files[0];</text:p>
      <text:p text:style-name="P3">// // this.createBase64Image(selectImage);</text:p>
      <text:p text:style-name="P3">// this.getBase64(selectImage);</text:p>
      <text:p text:style-name="P5"/>
      <text:p text:style-name="P3">// },</text:p>
      <text:p text:style-name="P3">// getBase64(file) {</text:p>
      <text:p text:style-name="P3">// var reader = new FileReader();</text:p>
      <text:p text:style-name="P3">// reader.readAsDataURL(file);</text:p>
      <text:p text:style-name="P3">// console.log("hello")</text:p>
      <text:p text:style-name="P5"/>
      <text:p text:style-name="P3">// reader.onload = function () {</text:p>
      <text:p text:style-name="P3">// document.getElementById("imageID").src.value = render.result;</text:p>
      <text:p text:style-name="P3">// // this.image = render.result;</text:p>
      <text:p text:style-name="P3">// // console.log(this.image);</text:p>
      <text:p text:style-name="P3">// };</text:p>
      <text:p text:style-name="P3">// reader.onerror = function (error) {</text:p>
      <text:p text:style-name="P3">// console.log("Error: ", error);</text:p>
      <text:p text:style-name="P3">// };</text:p>
      <text:p text:style-name="P3">// },</text:p>
      <text:p text:style-name="P5"/>
      <text:p text:style-name="P3">// createBase64Image(fileObject) {</text:p>
      <text:p text:style-name="P3">// const reader = new FileReader();</text:p>
      <text:p text:style-name="P5"/>
      <text:p text:style-name="P3">// reader.onload = (e) =&gt; {</text:p>
      <text:p text:style-name="P3">// this.image = e.target.result;</text:p>
      <text:p text:style-name="P3">// console.log(this.image);</text:p>
      <text:p text:style-name="P3">// };</text:p>
      <text:p text:style-name="P3">// reader.readAsBinaryString(fileObject);</text:p>
      <text:p text:style-name="P3">// },</text:p>
      <text:p text:style-name="P4">},</text:p>
      <text:p text:style-name="P5"/>
      <text:p text:style-name="P1"><text:span text:style-name="T9">created</text:span><text:span text:style-name="T1">()</text:span> <text:span text:style-name="T1">{</text:span></text:p>
      <text:p text:style-name="P1"><text:span text:style-name="T12">this</text:span><text:span text:style-name="T1">.</text:span><text:span text:style-name="T9">getUserData</text:span><text:span text:style-name="T1">();</text:span></text:p>
      <text:p text:style-name="P4">},</text:p>
      <text:p text:style-name="P4">};</text:p>
      <text:p text:style-name="P1"><text:span text:style-name="T1">&lt;/</text:span><text:span text:style-name="T2">script</text:span><text:span text:style-name="T1">&gt;</text:span></text:p>
      <text:p text:style-name="P5"/>
      <text:p text:style-name="P1"><text:span text:style-name="T1">&lt;</text:span><text:span text:style-name="T2">style</text:span> <text:span text:style-name="T5">scoped</text:span><text:span text:style-name="T1">&gt;</text:span></text:p>
      <text:p text:style-name="P1"><text:soft-page-break/><text:span text:style-name="T12">.</text:span><text:span text:style-name="T10">vl</text:span> <text:span text:style-name="T1">{</text:span></text:p>
      <text:p text:style-name="P1">border<text:span text:style-name="T1">:</text:span> <text:span text:style-name="T11">1</text:span><text:span text:style-name="T2">px</text:span> <text:span text:style-name="T4">solid</text:span> <text:span text:style-name="T1">#</text:span><text:span text:style-name="T11">eeeeee</text:span><text:span text:style-name="T1">;</text:span></text:p>
      <text:p text:style-name="P4">}</text:p>
      <text:p text:style-name="P5"/>
      <text:p text:style-name="P1"><text:span text:style-name="T12">.</text:span><text:span text:style-name="T10">grp-per</text:span> <text:span text:style-name="T1">{</text:span></text:p>
      <text:p text:style-name="P1">height<text:span text:style-name="T1">:</text:span> <text:span text:style-name="T11">135</text:span><text:span text:style-name="T2">px</text:span><text:span text:style-name="T1">;</text:span></text:p>
      <text:p text:style-name="P1">overflow<text:span text:style-name="T1">:</text:span> <text:span text:style-name="T4">scroll</text:span><text:span text:style-name="T1">;</text:span></text:p>
      <text:p text:style-name="P4">}</text:p>
      <text:p text:style-name="P1"><text:span text:style-name="T1">&lt;/</text:span><text:span text:style-name="T2">style</text:span><text:span text:style-name="T1">&gt;</text:span></text:p>
      <text:p text:style-name="Standard"/>
      <text:p text:style-name="Standard"/>
      <text:p text:style-name="Standard"/>
      <text:p text:style-name="Standard"/>
      <text:p text:style-name="Standard">???????????????????????????????????????</text:p>
      <text:p text:style-name="Standard"/>
      <text:p text:style-name="Standard"/>
      <text:p text:style-name="P6">User paginated :</text:p>
      <text:p text:style-name="P6"/>
      <text:p text:style-name="P2"><text:span text:style-name="T1">&lt;</text:span><text:span text:style-name="T2">template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button</text:span> <text:span text:style-name="T1">:</text:span><text:span text:style-name="T5">disabled</text:span><text:span text:style-name="T1">="</text:span>pageNumber <text:span text:style-name="T2">===</text:span> <text:span text:style-name="T11">0</text:span><text:span text:style-name="T1">"</text:span> <text:span text:style-name="T1">@</text:span><text:span text:style-name="T5">click</text:span><text:span text:style-name="T1">="</text:span>prevPage<text:span text:style-name="T1">"&gt;</text:span>Previous<text:span text:style-name="T1">&lt;/</text:span><text:span text:style-name="T2">button</text:span><text:span text:style-name="T1">&gt;</text:span></text:p>
      <text:p text:style-name="P1"><text:span text:style-name="T1">&lt;</text:span><text:span text:style-name="T2">button</text:span> <text:span text:style-name="T1">:</text:span><text:span text:style-name="T5">disabled</text:span><text:span text:style-name="T1">="</text:span>pageNumber <text:span text:style-name="T2">&gt;=</text:span> pageCount <text:span text:style-name="T2">-</text:span> <text:span text:style-name="T11">1</text:span><text:span text:style-name="T1">"</text:span> <text:span text:style-name="T1">@</text:span><text:span text:style-name="T5">click</text:span><text:span text:style-name="T1">="</text:span>nextPage<text:span text:style-name="T1">"&gt;</text:span></text:p>
      <text:p text:style-name="P1">Next</text:p>
      <text:p text:style-name="P1"><text:span text:style-name="T1">&lt;/</text:span><text:span text:style-name="T2">button</text:span><text:span text:style-name="T1">&gt;</text:span></text:p>
      <text:p text:style-name="P1"><text:span text:style-name="T1">&lt;/</text:span><text:span text:style-name="T2">template</text:span><text:span text:style-name="T1">&gt;</text:span></text:p>
      <text:p text:style-name="P5"/>
      <text:p text:style-name="P1"><text:span text:style-name="T1">&lt;</text:span><text:span text:style-name="T2">script</text:span><text:span text:style-name="T1">&gt;</text:span></text:p>
      <text:p text:style-name="P1"><text:span text:style-name="T2">import</text:span> axios <text:span text:style-name="T2">from</text:span> <text:span text:style-name="T1">"</text:span><text:span text:style-name="T6">axios</text:span><text:span text:style-name="T1">";</text:span></text:p>
      <text:p text:style-name="P5"/>
      <text:p text:style-name="P1"><text:span text:style-name="T2">import</text:span> Swal <text:span text:style-name="T2">from</text:span> <text:span text:style-name="T1">"</text:span><text:span text:style-name="T6">sweetalert2</text:span><text:span text:style-name="T1">";</text:span></text:p>
      <text:p text:style-name="P1"><text:span text:style-name="T2">import</text:span> <text:span text:style-name="T1">"</text:span><text:span text:style-name="T6">../authheader</text:span><text:span text:style-name="T1">";</text:span></text:p>
      <text:p text:style-name="P5"/>
      <text:p text:style-name="P1"><text:span text:style-name="T2">export</text:span> <text:span text:style-name="T2">default</text:span> <text:span text:style-name="T1">{</text:span></text:p>
      <text:p text:style-name="P1">name<text:span text:style-name="T1">:</text:span> <text:span text:style-name="T1">"</text:span><text:span text:style-name="T6">UserPaginated</text:span><text:span text:style-name="T1">",</text:span></text:p>
      <text:p text:style-name="P1">components<text:span text:style-name="T1">:</text:span> <text:span text:style-name="T1">{},</text:span></text:p>
      <text:p text:style-name="P1"><text:span text:style-name="T9">data</text:span><text:span text:style-name="T1">()</text:span> <text:span text:style-name="T1">{</text:span></text:p>
      <text:p text:style-name="P1"><text:span text:style-name="T2">return</text:span> <text:span text:style-name="T1">{</text:span></text:p>
      <text:p text:style-name="P1">users<text:span text:style-name="T1">:</text:span> <text:span text:style-name="T11">null</text:span><text:span text:style-name="T1">,</text:span></text:p>
      <text:p text:style-name="P1">pageNumber<text:span text:style-name="T1">:</text:span> <text:span text:style-name="T11">0</text:span><text:span text:style-name="T1">,</text:span></text:p>
      <text:p text:style-name="P4">};</text:p>
      <text:p text:style-name="P4">},</text:p>
      <text:p text:style-name="P1">props<text:span text:style-name="T1">:</text:span> <text:span text:style-name="T1">{</text:span></text:p>
      <text:p text:style-name="P1">user<text:span text:style-name="T1">:</text:span> <text:span text:style-name="T1">{</text:span></text:p>
      <text:p text:style-name="P3">// type:Array,</text:p>
      <text:p text:style-name="P3">// required:true</text:p>
      <text:p text:style-name="P4">},</text:p>
      <text:p text:style-name="P1">size<text:span text:style-name="T1">:</text:span> <text:span text:style-name="T1">{</text:span></text:p>
      <text:p text:style-name="P1">type<text:span text:style-name="T1">:</text:span> <text:span text:style-name="T4">Number</text:span><text:span text:style-name="T1">,</text:span></text:p>
      <text:p text:style-name="P1">required<text:span text:style-name="T1">:</text:span> <text:span text:style-name="T11">false</text:span><text:span text:style-name="T1">,</text:span></text:p>
      <text:p text:style-name="P1">default<text:span text:style-name="T1">:</text:span> <text:span text:style-name="T11">10</text:span><text:span text:style-name="T1">,</text:span></text:p>
      <text:p text:style-name="P4"><text:soft-page-break/>},</text:p>
      <text:p text:style-name="P4">},</text:p>
      <text:p text:style-name="P5"/>
      <text:p text:style-name="P1"><text:span text:style-name="T3">async</text:span> <text:span text:style-name="T9">created</text:span><text:span text:style-name="T1">()</text:span> <text:span text:style-name="T1">{</text:span></text:p>
      <text:p text:style-name="P1"><text:span text:style-name="T2">await</text:span> <text:span text:style-name="T12">this</text:span><text:span text:style-name="T1">.</text:span><text:span text:style-name="T9">loadUsers</text:span><text:span text:style-name="T1">();</text:span></text:p>
      <text:p text:style-name="P4">},</text:p>
      <text:p text:style-name="P1">computed<text:span text:style-name="T1">:</text:span> <text:span text:style-name="T1">{</text:span></text:p>
      <text:p text:style-name="P1"><text:span text:style-name="T9">pageCount</text:span><text:span text:style-name="T1">()</text:span> <text:span text:style-name="T1">{</text:span></text:p>
      <text:p text:style-name="P1"><text:span text:style-name="T5">let</text:span> l <text:span text:style-name="T2">=</text:span> <text:span text:style-name="T12">this</text:span><text:span text:style-name="T1">.</text:span>user<text:span text:style-name="T1">.</text:span><text:span text:style-name="T4">length</text:span><text:span text:style-name="T1">,</text:span></text:p>
      <text:p text:style-name="P1">s <text:span text:style-name="T2">=</text:span> <text:span text:style-name="T12">this</text:span><text:span text:style-name="T1">.</text:span>size<text:span text:style-name="T1">;</text:span></text:p>
      <text:p text:style-name="P1"><text:span text:style-name="T2">return</text:span> <text:span text:style-name="T4">Math</text:span><text:span text:style-name="T1">.</text:span><text:span text:style-name="T9">ceil</text:span><text:span text:style-name="T1">(</text:span>l <text:span text:style-name="T2">/</text:span> s<text:span text:style-name="T1">);</text:span></text:p>
      <text:p text:style-name="P4">},</text:p>
      <text:p text:style-name="P1"><text:span text:style-name="T9">users</text:span><text:span text:style-name="T1">()</text:span> <text:span text:style-name="T1">{</text:span></text:p>
      <text:p text:style-name="P1"><text:span text:style-name="T5">const</text:span> <text:span text:style-name="T11">start</text:span> <text:span text:style-name="T2">=</text:span> <text:span text:style-name="T12">this</text:span><text:span text:style-name="T1">.</text:span>pageNumber <text:span text:style-name="T2">*</text:span> <text:span text:style-name="T12">this</text:span><text:span text:style-name="T1">.</text:span>size<text:span text:style-name="T1">,</text:span></text:p>
      <text:p text:style-name="P1"><text:span text:style-name="T11">end</text:span> <text:span text:style-name="T2">=</text:span> start <text:span text:style-name="T2">+</text:span> <text:span text:style-name="T12">this</text:span><text:span text:style-name="T1">.</text:span>size<text:span text:style-name="T1">;</text:span></text:p>
      <text:p text:style-name="P1"><text:span text:style-name="T2">return</text:span> <text:span text:style-name="T12">this</text:span><text:span text:style-name="T1">.</text:span>user<text:span text:style-name="T1">.</text:span><text:span text:style-name="T9">slice</text:span><text:span text:style-name="T1">(</text:span>start<text:span text:style-name="T1">,</text:span> end<text:span text:style-name="T1">);</text:span></text:p>
      <text:p text:style-name="P4">},</text:p>
      <text:p text:style-name="P4">},</text:p>
      <text:p text:style-name="P1">methods<text:span text:style-name="T1">:</text:span> <text:span text:style-name="T1">{</text:span></text:p>
      <text:p text:style-name="P1"><text:span text:style-name="T9">nextPage</text:span><text:span text:style-name="T1">()</text:span> <text:span text:style-name="T1">{</text:span></text:p>
      <text:p text:style-name="P1"><text:span text:style-name="T12">this</text:span><text:span text:style-name="T1">.</text:span>pageNumber<text:span text:style-name="T2">++</text:span><text:span text:style-name="T1">;</text:span></text:p>
      <text:p text:style-name="P4">},</text:p>
      <text:p text:style-name="P1"><text:span text:style-name="T9">prevPage</text:span><text:span text:style-name="T1">()</text:span> <text:span text:style-name="T1">{</text:span></text:p>
      <text:p text:style-name="P1"><text:span text:style-name="T12">this</text:span><text:span text:style-name="T1">.</text:span>pageNumber<text:span text:style-name="T2">--</text:span><text:span text:style-name="T1">;</text:span></text:p>
      <text:p text:style-name="P4">},</text:p>
      <text:p text:style-name="P5"/>
      <text:p text:style-name="P1"><text:span text:style-name="T9">loadUsers</text:span><text:span text:style-name="T1">:</text:span> <text:span text:style-name="T5">function</text:span> <text:span text:style-name="T1">()</text:span> <text:span text:style-name="T1">{</text:span></text:p>
      <text:p text:style-name="P1">axios<text:span text:style-name="T1">.</text:span><text:span text:style-name="T9">get</text:span><text:span text:style-name="T1">("</text:span><text:span text:style-name="T6">users/</text:span><text:span text:style-name="T1">").</text:span><text:span text:style-name="T9">then</text:span><text:span text:style-name="T1">((</text:span><text:span text:style-name="T8">response</text:span><text:span text:style-name="T1">)</text:span> <text:span text:style-name="T2">=&gt;</text:span> <text:span text:style-name="T1">{</text:span></text:p>
      <text:p text:style-name="P1"><text:span text:style-name="T12">this</text:span><text:span text:style-name="T1">.</text:span>users <text:span text:style-name="T2">=</text:span> response<text:span text:style-name="T1">.</text:span>data<text:span text:style-name="T1">.</text:span>results<text:span text:style-name="T1">;</text:span></text:p>
      <text:p text:style-name="P1">console<text:span text:style-name="T1">.</text:span><text:span text:style-name="T9">log</text:span><text:span text:style-name="T1">(</text:span><text:span text:style-name="T12">this</text:span><text:span text:style-name="T1">.</text:span>users<text:span text:style-name="T1">);</text:span></text:p>
      <text:p text:style-name="P1">console<text:span text:style-name="T1">.</text:span><text:span text:style-name="T9">log</text:span><text:span text:style-name="T1">(</text:span>response<text:span text:style-name="T1">.</text:span>status<text:span text:style-name="T1">);</text:span></text:p>
      <text:p text:style-name="P4">});</text:p>
      <text:p text:style-name="P4">},</text:p>
      <text:p text:style-name="P5"/>
      <text:p text:style-name="P1"><text:span text:style-name="T9">deleteData</text:span><text:span text:style-name="T1">:</text:span> <text:span text:style-name="T5">function</text:span> <text:span text:style-name="T1">(</text:span><text:span text:style-name="T8">id</text:span><text:span text:style-name="T1">)</text:span> <text:span text:style-name="T1">{</text:span></text:p>
      <text:p text:style-name="P1"><text:span text:style-name="T5">const</text:span> <text:span text:style-name="T11">currentUser</text:span> <text:span text:style-name="T2">=</text:span> localStorage<text:span text:style-name="T1">.</text:span><text:span text:style-name="T9">getItem</text:span><text:span text:style-name="T1">("</text:span><text:span text:style-name="T6">id</text:span><text:span text:style-name="T1">");</text:span></text:p>
      <text:p text:style-name="P1">console<text:span text:style-name="T1">.</text:span><text:span text:style-name="T9">log</text:span><text:span text:style-name="T1">(</text:span>currentUser<text:span text:style-name="T1">);</text:span></text:p>
      <text:p text:style-name="P1"><text:span text:style-name="T2">if</text:span> <text:span text:style-name="T1">(</text:span>id <text:span text:style-name="T2">==</text:span> currentUser<text:span text:style-name="T1">)</text:span> <text:span text:style-name="T1">{</text:span></text:p>
      <text:p text:style-name="P1">Swal<text:span text:style-name="T1">.</text:span><text:span text:style-name="T9">fire</text:span><text:span text:style-name="T1">({</text:span></text:p>
      <text:p text:style-name="P1">icon<text:span text:style-name="T1">:</text:span> <text:span text:style-name="T1">"</text:span><text:span text:style-name="T6">error</text:span><text:span text:style-name="T1">",</text:span></text:p>
      <text:p text:style-name="P1">title<text:span text:style-name="T1">:</text:span> <text:span text:style-name="T1">"</text:span><text:span text:style-name="T6">Sorry...</text:span><text:span text:style-name="T1">",</text:span></text:p>
      <text:p text:style-name="P1">text<text:span text:style-name="T1">:</text:span> <text:span text:style-name="T1">"</text:span><text:span text:style-name="T6">Something went wrong! You can not delete yourself !!</text:span><text:span text:style-name="T1">",</text:span></text:p>
      <text:p text:style-name="P4">});</text:p>
      <text:p text:style-name="P1"><text:span text:style-name="T1">}</text:span> <text:span text:style-name="T2">else</text:span> <text:span text:style-name="T1">{</text:span></text:p>
      <text:p text:style-name="P1">Swal<text:span text:style-name="T1">.</text:span><text:span text:style-name="T9">fire</text:span><text:span text:style-name="T1">({</text:span></text:p>
      <text:p text:style-name="P1">title<text:span text:style-name="T1">:</text:span> <text:span text:style-name="T1">"</text:span><text:span text:style-name="T6">Are you sure?</text:span><text:span text:style-name="T1">",</text:span></text:p>
      <text:p text:style-name="P1">text<text:span text:style-name="T1">:</text:span> <text:span text:style-name="T1">"</text:span><text:span text:style-name="T6">You won't be able to revert this!</text:span><text:span text:style-name="T1">",</text:span></text:p>
      <text:p text:style-name="P1">icon<text:span text:style-name="T1">:</text:span> <text:span text:style-name="T1">"</text:span><text:span text:style-name="T6">warning</text:span><text:span text:style-name="T1">",</text:span></text:p>
      <text:p text:style-name="P1">showCancelButton<text:span text:style-name="T1">:</text:span> <text:span text:style-name="T11">true</text:span><text:span text:style-name="T1">,</text:span></text:p>
      <text:p text:style-name="P1">confirmButtonColor<text:span text:style-name="T1">:</text:span> <text:span text:style-name="T1">"</text:span><text:span text:style-name="T6">#3085d6</text:span><text:span text:style-name="T1">",</text:span></text:p>
      <text:p text:style-name="P1">cancelButtonColor<text:span text:style-name="T1">:</text:span> <text:span text:style-name="T1">"</text:span><text:span text:style-name="T6">#d33</text:span><text:span text:style-name="T1">",</text:span></text:p>
      <text:p text:style-name="P1"><text:soft-page-break/>confirmButtonText<text:span text:style-name="T1">:</text:span> <text:span text:style-name="T1">"</text:span><text:span text:style-name="T6">Yes, delete it!</text:span><text:span text:style-name="T1">",</text:span></text:p>
      <text:p text:style-name="P1"><text:span text:style-name="T1">}).</text:span><text:span text:style-name="T9">then</text:span><text:span text:style-name="T1">((</text:span><text:span text:style-name="T8">result</text:span><text:span text:style-name="T1">)</text:span> <text:span text:style-name="T2">=&gt;</text:span> <text:span text:style-name="T1">{</text:span></text:p>
      <text:p text:style-name="P1"><text:span text:style-name="T2">if</text:span> <text:span text:style-name="T1">(</text:span>result<text:span text:style-name="T1">.</text:span>isConfirmed<text:span text:style-name="T1">)</text:span> <text:span text:style-name="T1">{</text:span></text:p>
      <text:p text:style-name="P1">axios<text:span text:style-name="T1">.</text:span><text:span text:style-name="T9">delete</text:span><text:span text:style-name="T1">("</text:span><text:span text:style-name="T6">users/</text:span><text:span text:style-name="T1">"</text:span> <text:span text:style-name="T2">+</text:span> id <text:span text:style-name="T2">+</text:span> <text:span text:style-name="T1">"</text:span><text:span text:style-name="T6">/</text:span><text:span text:style-name="T1">").</text:span><text:span text:style-name="T9">then</text:span><text:span text:style-name="T1">((</text:span><text:span text:style-name="T8">response</text:span><text:span text:style-name="T1">)</text:span> <text:span text:style-name="T2">=&gt;</text:span> <text:span text:style-name="T1">{</text:span></text:p>
      <text:p text:style-name="P1"><text:span text:style-name="T2">if</text:span> <text:span text:style-name="T1">(</text:span>response<text:span text:style-name="T1">.</text:span>status <text:span text:style-name="T2">==</text:span> <text:span text:style-name="T11">204</text:span><text:span text:style-name="T1">)</text:span> <text:span text:style-name="T1">{</text:span></text:p>
      <text:p text:style-name="P1"><text:span text:style-name="T12">this</text:span><text:span text:style-name="T1">.</text:span><text:span text:style-name="T9">loadUsers</text:span><text:span text:style-name="T1">();</text:span></text:p>
      <text:p text:style-name="P4">}</text:p>
      <text:p text:style-name="P4">});</text:p>
      <text:p text:style-name="P1">Swal<text:span text:style-name="T1">.</text:span><text:span text:style-name="T9">fire</text:span><text:span text:style-name="T1">("</text:span><text:span text:style-name="T6">Deleted!</text:span><text:span text:style-name="T1">",</text:span> <text:span text:style-name="T1">"</text:span><text:span text:style-name="T6">Your user has been deleted.</text:span><text:span text:style-name="T1">",</text:span> <text:span text:style-name="T1">"</text:span><text:span text:style-name="T6">success</text:span><text:span text:style-name="T1">");</text:span></text:p>
      <text:p text:style-name="P1"><text:span text:style-name="T1">}</text:span> <text:span text:style-name="T2">else</text:span> <text:span text:style-name="T1">{</text:span></text:p>
      <text:p text:style-name="P1">Swal<text:span text:style-name="T1">.</text:span><text:span text:style-name="T9">fire</text:span><text:span text:style-name="T1">("</text:span><text:span text:style-name="T6">Cancelled</text:span><text:span text:style-name="T1">",</text:span> <text:span text:style-name="T1">"</text:span><text:span text:style-name="T6">Your user has not been deleted !</text:span><text:span text:style-name="T1">",</text:span> <text:span text:style-name="T1">"</text:span><text:span text:style-name="T6">error</text:span><text:span text:style-name="T1">");</text:span></text:p>
      <text:p text:style-name="P4">}</text:p>
      <text:p text:style-name="P4">});</text:p>
      <text:p text:style-name="P4">}</text:p>
      <text:p text:style-name="P4">},</text:p>
      <text:p text:style-name="P3">// end of deleteData</text:p>
      <text:p text:style-name="P4">},</text:p>
      <text:p text:style-name="P3">// end of Methods</text:p>
      <text:p text:style-name="P4">};</text:p>
      <text:p text:style-name="P1"><text:span text:style-name="T1">&lt;/</text:span><text:span text:style-name="T2">script</text:span><text:span text:style-name="T1">&gt;</text:span></text:p>
      <text:p text:style-name="P5"/>
      <text:p text:style-name="P1"><text:span text:style-name="T1">&lt;</text:span><text:span text:style-name="T2">style</text:span> <text:span text:style-name="T5">scoped</text:span><text:span text:style-name="T1">&gt;</text:span></text:p>
      <text:p text:style-name="P3">/*@import url('https://fonts.googleapis.com/css?family=Montserrat|Roboto:300,400|Yellowtail');*/</text:p>
      <text:p text:style-name="P5"/>
      <text:p text:style-name="P1"><text:span text:style-name="T1">@</text:span><text:span text:style-name="T2">import</text:span> <text:span text:style-name="T9">url</text:span><text:span text:style-name="T1">("</text:span><text:span text:style-name="T6">https://fonts.googleapis.com/css?family=Varela+Round</text:span><text:span text:style-name="T1">");</text:span></text:p>
      <text:p text:style-name="P5"/>
      <text:p text:style-name="P1"><text:span text:style-name="T12">.</text:span><text:span text:style-name="T10">vl</text:span> <text:span text:style-name="T1">{</text:span></text:p>
      <text:p text:style-name="P1">border<text:span text:style-name="T1">:</text:span> <text:span text:style-name="T11">1</text:span><text:span text:style-name="T2">px</text:span> <text:span text:style-name="T4">solid</text:span> <text:span text:style-name="T1">#</text:span><text:span text:style-name="T11">eeeeee</text:span><text:span text:style-name="T1">;</text:span></text:p>
      <text:p text:style-name="P4">}</text:p>
      <text:p text:style-name="P5"/>
      <text:p text:style-name="P1"><text:span text:style-name="T12">.</text:span><text:span text:style-name="T10">row</text:span> <text:span text:style-name="T1">{</text:span></text:p>
      <text:p text:style-name="P1">font-family<text:span text:style-name="T1">:</text:span> <text:span text:style-name="T1">"</text:span><text:span text:style-name="T6">Varela Round</text:span><text:span text:style-name="T1">",</text:span> <text:span text:style-name="T4">Helvetica</text:span><text:span text:style-name="T1">,</text:span> <text:span text:style-name="T4">Arial</text:span><text:span text:style-name="T1">,</text:span> <text:span text:style-name="T4">sans-serif</text:span><text:span text:style-name="T1">;</text:span></text:p>
      <text:p text:style-name="P1"><text:span text:style-name="T5">-webkit-font-smoothing</text:span><text:span text:style-name="T1">:</text:span> <text:span text:style-name="T4">antialiased</text:span><text:span text:style-name="T1">;</text:span></text:p>
      <text:p text:style-name="P1"><text:span text:style-name="T5">-moz-osx-font-smoothing</text:span><text:span text:style-name="T1">:</text:span> <text:span text:style-name="T4">grayscale</text:span><text:span text:style-name="T1">;</text:span></text:p>
      <text:p text:style-name="P1">text-align<text:span text:style-name="T1">:</text:span> <text:span text:style-name="T4">center</text:span><text:span text:style-name="T1">;</text:span></text:p>
      <text:p text:style-name="P1">color<text:span text:style-name="T1">:</text:span> <text:span text:style-name="T1">#</text:span><text:span text:style-name="T11">2c3e50</text:span><text:span text:style-name="T1">;</text:span></text:p>
      <text:p text:style-name="P3">/*margin-top: 60px;*/</text:p>
      <text:p text:style-name="P1">margin-bottom<text:span text:style-name="T1">:</text:span> <text:span text:style-name="T11">10</text:span><text:span text:style-name="T2">px</text:span><text:span text:style-name="T1">;</text:span></text:p>
      <text:p text:style-name="P3">/* margin-top: 10px; */</text:p>
      <text:p text:style-name="P4">}</text:p>
      <text:p text:style-name="P5"/>
      <text:p text:style-name="P1"><text:span text:style-name="T12">.</text:span><text:span text:style-name="T10">card</text:span> <text:span text:style-name="T1">{</text:span></text:p>
      <text:p text:style-name="P1">margin-top<text:span text:style-name="T1">:</text:span> <text:span text:style-name="T11">30</text:span><text:span text:style-name="T2">px</text:span><text:span text:style-name="T1">;</text:span></text:p>
      <text:p text:style-name="P1">padding-top<text:span text:style-name="T1">:</text:span> <text:span text:style-name="T11">30</text:span><text:span text:style-name="T2">px</text:span><text:span text:style-name="T1">;</text:span></text:p>
      <text:p text:style-name="P4">}</text:p>
      <text:p text:style-name="P8"/>
      <text:p text:style-name="P1"><text:span text:style-name="T12">#</text:span><text:span text:style-name="T8">app</text:span><text:span text:style-name="T1">{</text:span></text:p>
      <text:p text:style-name="P1">width<text:span text:style-name="T1">:</text:span><text:span text:style-name="T11">80</text:span><text:span text:style-name="T2">%</text:span><text:span text:style-name="T1">;</text:span></text:p>
      <text:p text:style-name="P1">margin<text:span text:style-name="T1">:</text:span><text:span text:style-name="T4">auto</text:span><text:span text:style-name="T1">;</text:span></text:p>
      <text:p text:style-name="P4"><text:soft-page-break/>}</text:p>
      <text:p text:style-name="P1"><text:span text:style-name="T2">ul</text:span><text:span text:style-name="T1">{</text:span></text:p>
      <text:p text:style-name="P1">padding<text:span text:style-name="T1">:</text:span> <text:span text:style-name="T11">4</text:span><text:span text:style-name="T2">px</text:span> <text:span text:style-name="T11">4</text:span><text:span text:style-name="T2">px</text:span><text:span text:style-name="T1">;</text:span></text:p>
      <text:p text:style-name="P1">border<text:span text:style-name="T1">:</text:span> <text:span text:style-name="T11">1</text:span><text:span text:style-name="T2">px</text:span> <text:span text:style-name="T4">solid</text:span> <text:span text:style-name="T4">black</text:span><text:span text:style-name="T1">;</text:span></text:p>
      <text:p text:style-name="P4">}</text:p>
      <text:p text:style-name="P1"><text:span text:style-name="T2">li</text:span><text:span text:style-name="T1">{</text:span></text:p>
      <text:p text:style-name="P1">list-style-type<text:span text:style-name="T1">:</text:span><text:span text:style-name="T4">none</text:span><text:span text:style-name="T1">;</text:span></text:p>
      <text:p text:style-name="P1">padding<text:span text:style-name="T1">:</text:span><text:span text:style-name="T11">4</text:span><text:span text:style-name="T2">px</text:span> <text:span text:style-name="T11">4</text:span><text:span text:style-name="T2">px</text:span><text:span text:style-name="T1">;</text:span></text:p>
      <text:p text:style-name="P4">}</text:p>
      <text:p text:style-name="P1"><text:span text:style-name="T2">li</text:span><text:span text:style-name="T12">:</text:span><text:span text:style-name="T5">hover</text:span><text:span text:style-name="T1">{</text:span></text:p>
      <text:p text:style-name="P1">background-color<text:span text:style-name="T1">:#</text:span><text:span text:style-name="T11">eee</text:span><text:span text:style-name="T1">;</text:span></text:p>
      <text:p text:style-name="P4">}</text:p>
      <text:p text:style-name="P1"><text:span text:style-name="T2">li</text:span><text:span text:style-name="T12">:</text:span><text:span text:style-name="T5">nth-child</text:span><text:span text:style-name="T1">(</text:span><text:span text:style-name="T11">2n</text:span><text:span text:style-name="T1">){</text:span></text:p>
      <text:p text:style-name="P1">background-color<text:span text:style-name="T1">:#</text:span><text:span text:style-name="T11">ddd</text:span><text:span text:style-name="T1">;</text:span></text:p>
      <text:p text:style-name="P4">}</text:p>
      <text:p text:style-name="P1"><text:span text:style-name="T2">li</text:span><text:span text:style-name="T12">:</text:span><text:span text:style-name="T5">nth-child</text:span><text:span text:style-name="T1">(</text:span><text:span text:style-name="T11">2n</text:span><text:span text:style-name="T1">)</text:span><text:span text:style-name="T12">:</text:span><text:span text:style-name="T5">hover</text:span><text:span text:style-name="T1">{</text:span></text:p>
      <text:p text:style-name="P1">background-color<text:span text:style-name="T1">:#</text:span><text:span text:style-name="T11">ccc</text:span><text:span text:style-name="T1">;</text:span></text:p>
      <text:p text:style-name="P4">}</text:p>
      <text:p text:style-name="P5"/>
      <text:p text:style-name="P1"><text:span text:style-name="T2">button</text:span><text:span text:style-name="T1">{</text:span></text:p>
      <text:p text:style-name="P1">width<text:span text:style-name="T1">:</text:span><text:span text:style-name="T11">100</text:span><text:span text:style-name="T2">px</text:span><text:span text:style-name="T1">;</text:span></text:p>
      <text:p text:style-name="P1">height<text:span text:style-name="T1">:</text:span><text:span text:style-name="T11">40</text:span><text:span text:style-name="T2">px</text:span><text:span text:style-name="T1">;</text:span></text:p>
      <text:p text:style-name="P1">background-color<text:span text:style-name="T1">:#</text:span><text:span text:style-name="T11">eef</text:span><text:span text:style-name="T1">;</text:span></text:p>
      <text:p text:style-name="P4">}</text:p>
      <text:p text:style-name="P5"/>
      <text:p text:style-name="P1"><text:span text:style-name="T2">button</text:span><text:span text:style-name="T12">:</text:span><text:span text:style-name="T5">hover</text:span><text:span text:style-name="T1">{</text:span></text:p>
      <text:p text:style-name="P1">cursor<text:span text:style-name="T1">:</text:span><text:span text:style-name="T4">pointer</text:span><text:span text:style-name="T1">;</text:span></text:p>
      <text:p text:style-name="P4">}</text:p>
      <text:p text:style-name="P1"><text:span text:style-name="T2">button</text:span><text:span text:style-name="T12">:</text:span><text:span text:style-name="T5">hover</text:span><text:span text:style-name="T12">:</text:span><text:span text:style-name="T5">disabled</text:span><text:span text:style-name="T1">{</text:span></text:p>
      <text:p text:style-name="P1">cursor<text:span text:style-name="T1">:</text:span><text:span text:style-name="T4">not-allowed</text:span><text:span text:style-name="T1">;</text:span></text:p>
      <text:p text:style-name="P4">}</text:p>
      <text:p text:style-name="P1"><text:span text:style-name="T1">&lt;/</text:span><text:span text:style-name="T2">style</text:span><text:span text:style-name="T1">&gt;</text:span></text:p>
      <text:p text:style-name="P7"/>
      <text:p text:style-name="P6">////<text:span text:style-name="T13">user list\</text:span></text:p>
      <text:p text:style-name="P6"/>
      <text:p text:style-name="P2"><text:span text:style-name="T1">&lt;</text:span><text:span text:style-name="T2">template</text:span><text:span text:style-name="T1">&gt;</text:span></text:p>
      <text:p text:style-name="P1"><text:span text:style-name="T1">&lt;</text:span><text:span text:style-name="T4">Master</text:span><text:span text:style-name="T1">&gt;</text:span></text:p>
      <text:p text:style-name="P1"><text:span text:style-name="T1">&lt;</text:span><text:span text:style-name="T2">template</text:span> <text:span text:style-name="T5">v-slot:content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app-main__inner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ntainer emp-profile</text:span><text:span text:style-name="T1">"</text:span> <text:span text:style-name="T5">v-if</text:span><text:span text:style-name="T1">="</text:span>user<text:span text:style-name="T1">"&gt;</text:span></text:p>
      <text:p text:style-name="P1"><text:span text:style-name="T1">&lt;</text:span><text:span text:style-name="T2">div</text:span> <text:span text:style-name="T5">class</text:span>=<text:span text:style-name="T1">"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row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8</text:span><text:span text:style-name="T1">"&gt;&lt;</text:span><text:span text:style-name="T2">h4</text:span> <text:span text:style-name="T5">class</text:span>=<text:span text:style-name="T1">"</text:span><text:span text:style-name="T6">header</text:span><text:span text:style-name="T1">"&gt;</text:span>My Profile<text:span text:style-name="T1">&lt;/</text:span><text:span text:style-name="T2">h4</text:span><text:span text:style-name="T1">&gt;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2</text:span><text:span text:style-name="T1">"&gt;</text:span></text:p>
      <text:p text:style-name="P1"><text:span text:style-name="T1">&lt;</text:span><text:span text:style-name="T2">router-link</text:span> <text:span text:style-name="T1">:</text:span><text:span text:style-name="T5">to</text:span><text:span text:style-name="T1">="{</text:span> name<text:span text:style-name="T1">:</text:span> <text:span text:style-name="T1">'</text:span><text:span text:style-name="T6">UpdateProfile</text:span><text:span text:style-name="T1">',</text:span> params<text:span text:style-name="T1">:</text:span> <text:span text:style-name="T1">{</text:span> id<text:span text:style-name="T1">:</text:span> user<text:span text:style-name="T1">.</text:span>id <text:span text:style-name="T1">}</text:span> <text:span text:style-name="T1">}"&gt;</text:span></text:p>
      <text:p text:style-name="P1"><text:span text:style-name="T1">&lt;</text:span><text:span text:style-name="T2">input</text:span></text:p>
      <text:p text:style-name="P1"><text:span text:style-name="T5">type</text:span>=<text:span text:style-name="T1">"</text:span><text:span text:style-name="T6">submit</text:span><text:span text:style-name="T1">"</text:span></text:p>
      <text:p text:style-name="P1"><text:span text:style-name="T5">class</text:span>=<text:span text:style-name="T1">"</text:span><text:span text:style-name="T6">profile-edit-btn</text:span><text:span text:style-name="T1">"</text:span></text:p>
      <text:p text:style-name="P1"><text:span text:style-name="T5">name</text:span>=<text:span text:style-name="T1">"</text:span><text:span text:style-name="T6">btnAddMore</text:span><text:span text:style-name="T1">"</text:span></text:p>
      <text:p text:style-name="P1"><text:span text:style-name="T5">value</text:span>=<text:span text:style-name="T1">"</text:span><text:span text:style-name="T6">Edit Profile</text:span><text:span text:style-name="T1">"</text:span></text:p>
      <text:p text:style-name="P1"><text:soft-page-break/>/<text:span text:style-name="T1">&gt;</text:span></text:p>
      <text:p text:style-name="P1"><text:span text:style-name="T1">&lt;/</text:span><text:span text:style-name="T2">router-link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2</text:span><text:span text:style-name="T1">"&gt;</text:span></text:p>
      <text:p text:style-name="P1"><text:span text:style-name="T1">&lt;</text:span><text:span text:style-name="T2">router-link</text:span> <text:span text:style-name="T1">:</text:span><text:span text:style-name="T5">to</text:span><text:span text:style-name="T1">="{</text:span> name<text:span text:style-name="T1">:</text:span> <text:span text:style-name="T1">'</text:span><text:span text:style-name="T6">UpdatePassword</text:span><text:span text:style-name="T1">'</text:span> <text:span text:style-name="T1">}"&gt;</text:span></text:p>
      <text:p text:style-name="P1"><text:span text:style-name="T1">&lt;</text:span><text:span text:style-name="T2">input</text:span></text:p>
      <text:p text:style-name="P1"><text:span text:style-name="T5">type</text:span>=<text:span text:style-name="T1">"</text:span><text:span text:style-name="T6">submit</text:span><text:span text:style-name="T1">"</text:span></text:p>
      <text:p text:style-name="P1"><text:span text:style-name="T5">class</text:span>=<text:span text:style-name="T1">"</text:span><text:span text:style-name="T6">profile-edit-btn</text:span><text:span text:style-name="T1">"</text:span></text:p>
      <text:p text:style-name="P1"><text:span text:style-name="T5">name</text:span>=<text:span text:style-name="T1">"</text:span><text:span text:style-name="T6">btnAddMore</text:span><text:span text:style-name="T1">"</text:span></text:p>
      <text:p text:style-name="P1"><text:span text:style-name="T5">value</text:span>=<text:span text:style-name="T1">"</text:span><text:span text:style-name="T6">ChangePassword </text:span><text:span text:style-name="T1">"</text:span></text:p>
      <text:p text:style-name="P1">/<text:span text:style-name="T1">&gt;</text:span></text:p>
      <text:p text:style-name="P1"><text:span text:style-name="T1">&lt;/</text:span><text:span text:style-name="T2">router-link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jumbotron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row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4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profile-img</text:span><text:span text:style-name="T1">"&gt;</text:span></text:p>
      <text:p text:style-name="P1"><text:span text:style-name="T1">&lt;</text:span><text:span text:style-name="T2">img</text:span> <text:span text:style-name="T5">v-if</text:span><text:span text:style-name="T1">="</text:span>user<text:span text:style-name="T1">.</text:span>image<text:span text:style-name="T1">"</text:span></text:p>
      <text:p text:style-name="P1"><text:span text:style-name="T1">:</text:span><text:span text:style-name="T5">src</text:span><text:span text:style-name="T1">="'</text:span><text:span text:style-name="T6">http://0.0.0.0:8000</text:span><text:span text:style-name="T1">'</text:span><text:span text:style-name="T2">+</text:span> user<text:span text:style-name="T1">.</text:span>image<text:span text:style-name="T1">"</text:span></text:p>
      <text:p text:style-name="P1"><text:span text:style-name="T5">alt</text:span>=<text:span text:style-name="T1">""</text:span></text:p>
      <text:p text:style-name="P1"><text:span text:style-name="T5">class</text:span>=<text:span text:style-name="T1">"</text:span><text:span text:style-name="T6">rounded-circle</text:span><text:span text:style-name="T1">"</text:span></text:p>
      <text:p text:style-name="P1">/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8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profile-head</text:span><text:span text:style-name="T1">"&gt;</text:span></text:p>
      <text:p text:style-name="P1"><text:span text:style-name="T1">&lt;</text:span><text:span text:style-name="T2">h5</text:span> <text:span text:style-name="T5">v-if</text:span><text:span text:style-name="T1">="</text:span>user<text:span text:style-name="T1">.</text:span>user<text:span text:style-name="T1">.</text:span>first_name <text:span text:style-name="T2">&amp;&amp;</text:span> user<text:span text:style-name="T1">.</text:span>user<text:span text:style-name="T1">.</text:span>last_name<text:span text:style-name="T1">"&gt;</text:span></text:p>
      <text:p text:style-name="P1"><text:span text:style-name="T1">{{</text:span> user<text:span text:style-name="T1">.</text:span>user<text:span text:style-name="T1">.</text:span>first_name <text:span text:style-name="T2">+</text:span> <text:span text:style-name="T1">"</text:span><text:span text:style-name="T6"> </text:span><text:span text:style-name="T1">"</text:span> <text:span text:style-name="T2">+</text:span> user<text:span text:style-name="T1">.</text:span>user<text:span text:style-name="T1">.</text:span>last_name <text:span text:style-name="T1">}}</text:span></text:p>
      <text:p text:style-name="P1"><text:span text:style-name="T1">&lt;/</text:span><text:span text:style-name="T2">h5</text:span><text:span text:style-name="T1">&gt;</text:span></text:p>
      <text:p text:style-name="P1"><text:span text:style-name="T1">&lt;</text:span><text:span text:style-name="T2">h6</text:span> <text:span text:style-name="T5">v-if</text:span><text:span text:style-name="T1">="</text:span>user<text:span text:style-name="T1">.</text:span>user<text:span text:style-name="T1">.</text:span>username<text:span text:style-name="T1">"&gt;</text:span></text:p>
      <text:p text:style-name="P1"><text:span text:style-name="T1">{{</text:span> user<text:span text:style-name="T1">.</text:span>user<text:span text:style-name="T1">.</text:span>username <text:span text:style-name="T1">}}</text:span></text:p>
      <text:p text:style-name="P1"><text:span text:style-name="T1">&lt;/</text:span><text:span text:style-name="T2">h6</text:span><text:span text:style-name="T1">&gt;</text:span></text:p>
      <text:p text:style-name="P5"/>
      <text:p text:style-name="P1"><text:span text:style-name="T1">&lt;</text:span><text:span text:style-name="T2">h6</text:span> <text:span text:style-name="T5">v-if</text:span><text:span text:style-name="T1">="</text:span>user<text:span text:style-name="T1">.</text:span>phone<text:span text:style-name="T1">"&gt;</text:span></text:p>
      <text:p text:style-name="P1"><text:span text:style-name="T1">{{</text:span> user<text:span text:style-name="T1">.</text:span>phone <text:span text:style-name="T1">}}</text:span></text:p>
      <text:p text:style-name="P1"><text:span text:style-name="T1">&lt;/</text:span><text:span text:style-name="T2">h6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hr</text:span> /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row</text:span><text:span text:style-name="T1">"&gt;</text:span></text:p>
      <text:p text:style-name="P3">&lt;!-- &lt;div class="col-md-6"&gt;</text:p>
      <text:p text:style-name="P3">&lt;div class="employee"&gt;</text:p>
      <text:p text:style-name="P3">&lt;h4&gt;&lt;strong&gt;Employee info&lt;/strong&gt;&lt;/h4&gt;</text:p>
      <text:p text:style-name="P3">&lt;br /&gt;</text:p>
      <text:p text:style-name="P3">&lt;div class="row"&gt;</text:p>
      <text:p text:style-name="P3">&lt;div class="col-md-6"&gt;</text:p>
      <text:p text:style-name="P3">&lt;label&gt;Employee ID&lt;/label&gt;</text:p>
      <text:p text:style-name="P3">&lt;/div&gt;</text:p>
      <text:p text:style-name="P3"><text:soft-page-break/>&lt;div class="col-md-6"&gt;</text:p>
      <text:p text:style-name="P3">&lt;p v-if="user.user_profile.employee_id"&gt;</text:p>
      <text:p text:style-name="P3">{{ user.user_profile.employee_id }}</text:p>
      <text:p text:style-name="P3">&lt;/p&gt;</text:p>
      <text:p text:style-name="P3">&lt;/div&gt;</text:p>
      <text:p text:style-name="P3">&lt;/div&gt;</text:p>
      <text:p text:style-name="P5"/>
      <text:p text:style-name="P3">&lt;div class="row"&gt;</text:p>
      <text:p text:style-name="P3">&lt;div class="col-md-6"&gt;</text:p>
      <text:p text:style-name="P3">&lt;label&gt;Joining Date&lt;/label&gt;</text:p>
      <text:p text:style-name="P3">&lt;/div&gt;</text:p>
      <text:p text:style-name="P3">&lt;div class="col-md-6"&gt;</text:p>
      <text:p text:style-name="P3">&lt;p v-if="user.user_profile.joining_date"&gt;</text:p>
      <text:p text:style-name="P3">{{ user.user_profile.joining_date }}</text:p>
      <text:p text:style-name="P3">&lt;/p&gt;</text:p>
      <text:p text:style-name="P3">&lt;/div&gt;</text:p>
      <text:p text:style-name="P3">&lt;/div&gt;</text:p>
      <text:p text:style-name="P5"/>
      <text:p text:style-name="P3">&lt;div class="row"&gt;</text:p>
      <text:p text:style-name="P3">&lt;div class="col-md-6"&gt;</text:p>
      <text:p text:style-name="P3">&lt;label&gt;Department Name&lt;/label&gt;</text:p>
      <text:p text:style-name="P3">&lt;/div&gt;</text:p>
      <text:p text:style-name="P3">&lt;div class="col-md-6"&gt;</text:p>
      <text:p text:style-name="P3">&lt;p v-if="user.user_profile.department.department_name"&gt;</text:p>
      <text:p text:style-name="P3">{{ user.user_profile.department.department_name }}</text:p>
      <text:p text:style-name="P3">&lt;/p&gt;</text:p>
      <text:p text:style-name="P3">&lt;/div&gt;</text:p>
      <text:p text:style-name="P3">&lt;/div&gt;</text:p>
      <text:p text:style-name="P3">&lt;div class="row"&gt;</text:p>
      <text:p text:style-name="P3">&lt;div class="col-md-6"&gt;</text:p>
      <text:p text:style-name="P3">&lt;label&gt;Department Code &lt;/label&gt;</text:p>
      <text:p text:style-name="P3">&lt;/div&gt;</text:p>
      <text:p text:style-name="P3">&lt;div class="col-md-6"&gt;</text:p>
      <text:p text:style-name="P3">&lt;p v-if="user.user_profile.department.department_code"&gt;</text:p>
      <text:p text:style-name="P3">{{ user.user_profile.department.department_code }}</text:p>
      <text:p text:style-name="P3">&lt;/p&gt;</text:p>
      <text:p text:style-name="P3">&lt;/div&gt;</text:p>
      <text:p text:style-name="P3">&lt;/div&gt;</text:p>
      <text:p text:style-name="P3">&lt;div class="row"&gt;</text:p>
      <text:p text:style-name="P3">&lt;div class="col-md-6"&gt;</text:p>
      <text:p text:style-name="P3">&lt;label&gt;Groups&lt;/label&gt;</text:p>
      <text:p text:style-name="P3">&lt;/div&gt;</text:p>
      <text:p text:style-name="P3">&lt;div class="col-md-6"&gt;</text:p>
      <text:p text:style-name="P3">&lt;ul id="menu" v-if="user.groups"&gt;</text:p>
      <text:p text:style-name="P3">&lt;li v-for="group in user.groups" :key="group"&gt;</text:p>
      <text:p text:style-name="P3">&lt;p&gt;{{ group.name }}&lt;/p&gt;</text:p>
      <text:p text:style-name="P3">&lt;/li&gt;</text:p>
      <text:p text:style-name="P3">&lt;/ul&gt;</text:p>
      <text:p text:style-name="P3">&lt;/div&gt;</text:p>
      <text:p text:style-name="P3">&lt;/div&gt;</text:p>
      <text:p text:style-name="P3">&lt;div class="row"&gt;</text:p>
      <text:p text:style-name="P3"><text:soft-page-break/>&lt;div class="col-md-6"&gt;</text:p>
      <text:p text:style-name="P3">&lt;label&gt;User permissions&lt;/label&gt;</text:p>
      <text:p text:style-name="P3">&lt;/div&gt;</text:p>
      <text:p text:style-name="P3">&lt;div class="col-md-6"&gt;</text:p>
      <text:p text:style-name="P3">&lt;ul id="menu" v-if="user.user_permissions"&gt;</text:p>
      <text:p text:style-name="P3">&lt;li</text:p>
      <text:p text:style-name="P3">v-for="permission in user.user_permissions"</text:p>
      <text:p text:style-name="P3">:key="permission"</text:p>
      <text:p text:style-name="P3">&gt;</text:p>
      <text:p text:style-name="P3">&lt;ul&gt;</text:p>
      <text:p text:style-name="P3">&lt;li v-for="name in permission.name" :key="name"&gt;</text:p>
      <text:p text:style-name="P3">{{ name }}</text:p>
      <text:p text:style-name="P3">&lt;/li&gt;</text:p>
      <text:p text:style-name="P3">&lt;br /&gt;</text:p>
      <text:p text:style-name="P3">&lt;li v-for="code in permission.codename" :key="code"&gt;</text:p>
      <text:p text:style-name="P3">{{ code }}</text:p>
      <text:p text:style-name="P3">&lt;/li&gt;</text:p>
      <text:p text:style-name="P3">&lt;br /&gt;</text:p>
      <text:p text:style-name="P3">&lt;li v-for="content in permission.content_type" :key="content"&gt;</text:p>
      <text:p text:style-name="P3">{{content }}</text:p>
      <text:p text:style-name="P3">&lt;br&gt;</text:p>
      <text:p text:style-name="P5"/>
      <text:p text:style-name="P3">&lt;/li&gt;</text:p>
      <text:p text:style-name="P3">&lt;/ul&gt;</text:p>
      <text:p text:style-name="P8"/>
      <text:p text:style-name="P3">&lt;/li&gt;</text:p>
      <text:p text:style-name="P3">&lt;/ul&gt;</text:p>
      <text:p text:style-name="P3">&lt;/div&gt;</text:p>
      <text:p text:style-name="P3">&lt;/div&gt;</text:p>
      <text:p text:style-name="P3">&lt;/div&gt;</text:p>
      <text:p text:style-name="P3">&lt;/div&gt; --&gt;</text:p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employee</text:span><text:span text:style-name="T1">"&gt;</text:span></text:p>
      <text:p text:style-name="P1"><text:span text:style-name="T1">&lt;</text:span><text:span text:style-name="T2">h4</text:span><text:span text:style-name="T1">&gt;&lt;</text:span><text:span text:style-name="T2">strong</text:span><text:span text:style-name="T1">&gt;</text:span>Personal info<text:span text:style-name="T1">&lt;/</text:span><text:span text:style-name="T2">strong</text:span><text:span text:style-name="T1">&gt;&lt;/</text:span><text:span text:style-name="T2">h4</text:span><text:span text:style-name="T1">&gt;</text:span></text:p>
      <text:p text:style-name="P1"><text:span text:style-name="T1">&lt;</text:span><text:span text:style-name="T2">br</text:span> /<text:span text:style-name="T1">&gt;</text:span></text:p>
      <text:p text:style-name="P5"/>
      <text:p text:style-name="P1"><text:span text:style-name="T1">&lt;</text:span><text:span text:style-name="T2">div</text:span> <text:span text:style-name="T5">class</text:span>=<text:span text:style-name="T1">"</text:span><text:span text:style-name="T6">row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label</text:span><text:span text:style-name="T1">&gt;</text:span>Email<text:span text:style-name="T1">&lt;/</text:span><text:span text:style-name="T2">labe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p</text:span> <text:span text:style-name="T5">v-if</text:span><text:span text:style-name="T1">="</text:span>user<text:span text:style-name="T1">.</text:span>user<text:span text:style-name="T1">.</text:span>username<text:span text:style-name="T1">"&gt;</text:span></text:p>
      <text:p text:style-name="P1"><text:span text:style-name="T1">&lt;</text:span><text:span text:style-name="T2">ul</text:span> <text:span text:style-name="T5">id</text:span><text:span text:style-name="T1">="</text:span><text:span text:style-name="T7">menu</text:span><text:span text:style-name="T1">"</text:span> <text:span text:style-name="T1">&gt;</text:span></text:p>
      <text:p text:style-name="P1"><text:span text:style-name="T1">&lt;</text:span><text:span text:style-name="T2">li</text:span><text:span text:style-name="T1">&gt;</text:span></text:p>
      <text:p text:style-name="P1"><text:span text:style-name="T1">{{</text:span> user<text:span text:style-name="T1">.</text:span>user<text:span text:style-name="T1">.</text:span>username <text:span text:style-name="T1">}}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/</text:span><text:span text:style-name="T2">ul</text:span><text:span text:style-name="T1">&gt;</text:span></text:p>
      <text:p text:style-name="P1">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oft-page-break/><text:span text:style-name="T1">&lt;</text:span><text:span text:style-name="T2">div</text:span> <text:span text:style-name="T5">class</text:span>=<text:span text:style-name="T1">"</text:span><text:span text:style-name="T6">row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label</text:span><text:span text:style-name="T1">&gt;</text:span>Education<text:span text:style-name="T1">&lt;/</text:span><text:span text:style-name="T2">labe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p</text:span> <text:span text:style-name="T5">v-if</text:span><text:span text:style-name="T1">="</text:span>user<text:span text:style-name="T1">.</text:span>education<text:span text:style-name="T1">"&gt;</text:span></text:p>
      <text:p text:style-name="P1"><text:span text:style-name="T1">&lt;</text:span><text:span text:style-name="T2">ul</text:span> <text:span text:style-name="T5">id</text:span><text:span text:style-name="T1">="</text:span><text:span text:style-name="T7">menu</text:span><text:span text:style-name="T1">"</text:span> <text:span text:style-name="T1">&gt;</text:span></text:p>
      <text:p text:style-name="P1"><text:span text:style-name="T1">&lt;</text:span><text:span text:style-name="T2">li</text:span><text:span text:style-name="T1">&gt;</text:span></text:p>
      <text:p text:style-name="P1"><text:span text:style-name="T1">{{</text:span> user<text:span text:style-name="T1">.</text:span>education <text:span text:style-name="T1">}}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/</text:span><text:span text:style-name="T2">ul</text:span><text:span text:style-name="T1">&gt;</text:span></text:p>
      <text:p text:style-name="P1">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</text:span><text:span text:style-name="T2">div</text:span> <text:span text:style-name="T5">class</text:span>=<text:span text:style-name="T1">"</text:span><text:span text:style-name="T6">row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label</text:span><text:span text:style-name="T1">&gt;</text:span>Location<text:span text:style-name="T1">&lt;/</text:span><text:span text:style-name="T2">labe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p</text:span> <text:span text:style-name="T5">v-if</text:span><text:span text:style-name="T1">="</text:span>user<text:span text:style-name="T1">.</text:span>education<text:span text:style-name="T1">"&gt;</text:span></text:p>
      <text:p text:style-name="P1"><text:span text:style-name="T1">&lt;</text:span><text:span text:style-name="T2">ul</text:span> <text:span text:style-name="T5">id</text:span><text:span text:style-name="T1">="</text:span><text:span text:style-name="T7">menu</text:span><text:span text:style-name="T1">"</text:span> <text:span text:style-name="T1">&gt;</text:span></text:p>
      <text:p text:style-name="P1"><text:span text:style-name="T1">&lt;</text:span><text:span text:style-name="T2">li</text:span><text:span text:style-name="T1">&gt;</text:span></text:p>
      <text:p text:style-name="P1"><text:span text:style-name="T1">{{</text:span> user<text:span text:style-name="T1">.</text:span>location <text:span text:style-name="T1">}}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/</text:span><text:span text:style-name="T2">ul</text:span><text:span text:style-name="T1">&gt;</text:span></text:p>
      <text:p text:style-name="P1">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row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label</text:span><text:span text:style-name="T1">&gt;</text:span>Skills<text:span text:style-name="T1">&lt;/</text:span><text:span text:style-name="T2">labe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ul</text:span> <text:span text:style-name="T5">id</text:span><text:span text:style-name="T1">="</text:span><text:span text:style-name="T7">menu</text:span><text:span text:style-name="T1">"</text:span> <text:span text:style-name="T5">v-if</text:span><text:span text:style-name="T1">="</text:span>user<text:span text:style-name="T1">.</text:span>skills<text:span text:style-name="T1">"&gt;</text:span></text:p>
      <text:p text:style-name="P1"><text:span text:style-name="T1">&lt;</text:span><text:span text:style-name="T2">li</text:span> <text:span text:style-name="T5">v-for</text:span><text:span text:style-name="T1">="</text:span>skill <text:span text:style-name="T2">in</text:span> user<text:span text:style-name="T1">.</text:span>skills<text:span text:style-name="T1">"</text:span> <text:span text:style-name="T1">:</text:span><text:span text:style-name="T5">key</text:span><text:span text:style-name="T1">="</text:span>skill<text:span text:style-name="T1">"&gt;</text:span></text:p>
      <text:p text:style-name="P1"><text:span text:style-name="T1">{{</text:span> skill <text:span text:style-name="T2">+</text:span> <text:span text:style-name="T1">"</text:span><text:span text:style-name="T6"> </text:span><text:span text:style-name="T1">"</text:span> <text:span text:style-name="T1">}}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/</text:span><text:span text:style-name="T2">u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row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label</text:span><text:span text:style-name="T1">&gt;</text:span>Group<text:span text:style-name="T1">&lt;/</text:span><text:span text:style-name="T2">labe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6</text:span><text:span text:style-name="T1">"&gt;</text:span></text:p>
      <text:p text:style-name="P1"><text:span text:style-name="T1">&lt;</text:span><text:span text:style-name="T2">ul</text:span> <text:span text:style-name="T5">id</text:span><text:span text:style-name="T1">="</text:span><text:span text:style-name="T7">menu</text:span><text:span text:style-name="T1">"</text:span> <text:span text:style-name="T5">v-if</text:span><text:span text:style-name="T1">="</text:span>user<text:span text:style-name="T1">.</text:span>user<text:span text:style-name="T1">.</text:span>groups<text:span text:style-name="T1">"&gt;</text:span></text:p>
      <text:p text:style-name="P1"><text:span text:style-name="T1">&lt;</text:span><text:span text:style-name="T2">li</text:span> <text:span text:style-name="T5">v-for</text:span><text:span text:style-name="T1">="</text:span>element <text:span text:style-name="T2">in</text:span> user<text:span text:style-name="T1">.</text:span>user<text:span text:style-name="T1">.</text:span>groups<text:span text:style-name="T1">"</text:span> <text:span text:style-name="T1">:</text:span><text:span text:style-name="T5">key</text:span><text:span text:style-name="T1">="</text:span>element<text:span text:style-name="T1">"&gt;</text:span></text:p>
      <text:p text:style-name="P1"><text:span text:style-name="T1">{{</text:span> element<text:span text:style-name="T1">.</text:span>name <text:span text:style-name="T2">+</text:span> <text:span text:style-name="T1">"</text:span><text:span text:style-name="T6"> </text:span><text:span text:style-name="T1">"</text:span> <text:span text:style-name="T1">}}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/</text:span><text:span text:style-name="T2">ul</text:span><text:span text:style-name="T1">&gt;</text:span></text:p>
      <text:p text:style-name="P1"><text:soft-page-break/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</text:span><text:span text:style-name="T2">hr</text:span> /<text:span text:style-name="T1">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col-md-12</text:span><text:span text:style-name="T1">"&gt;</text:span></text:p>
      <text:p text:style-name="P1"><text:span text:style-name="T1">&lt;</text:span><text:span text:style-name="T2">div</text:span> <text:span text:style-name="T5">class</text:span>=<text:span text:style-name="T1">"</text:span><text:span text:style-name="T6">employee</text:span><text:span text:style-name="T1">"&gt;</text:span></text:p>
      <text:p text:style-name="P1"><text:span text:style-name="T1">&lt;</text:span><text:span text:style-name="T2">h4</text:span><text:span text:style-name="T1">&gt;&lt;</text:span><text:span text:style-name="T2">strong</text:span><text:span text:style-name="T1">&gt;</text:span>Short Bio<text:span text:style-name="T1">&lt;/</text:span><text:span text:style-name="T2">strong</text:span><text:span text:style-name="T1">&gt;&lt;/</text:span><text:span text:style-name="T2">h4</text:span><text:span text:style-name="T1">&gt;</text:span></text:p>
      <text:p text:style-name="P1"><text:span text:style-name="T1">&lt;</text:span><text:span text:style-name="T2">br</text:span> /<text:span text:style-name="T1">&gt;</text:span></text:p>
      <text:p text:style-name="P1"><text:span text:style-name="T1">&lt;</text:span><text:span text:style-name="T2">p</text:span> <text:span text:style-name="T5">class</text:span>=<text:span text:style-name="T1">"</text:span><text:span text:style-name="T6">bio</text:span><text:span text:style-name="T1">"</text:span> <text:span text:style-name="T5">v-if</text:span><text:span text:style-name="T1">="</text:span>user<text:span text:style-name="T1">.</text:span>short_bio<text:span text:style-name="T1">"&gt;</text:span></text:p>
      <text:p text:style-name="P1"><text:span text:style-name="T1">{{</text:span> user<text:span text:style-name="T1">.</text:span>short_bio <text:span text:style-name="T1">}}</text:span></text:p>
      <text:p text:style-name="P1"><text:span text:style-name="T1">&lt;/</text:span><text:span text:style-name="T2">p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template</text:span><text:span text:style-name="T1">&gt;&lt;/</text:span><text:span text:style-name="T4">Master</text:span></text:p>
      <text:p text:style-name="P4">&gt;</text:p>
      <text:p text:style-name="P1"><text:span text:style-name="T1">&lt;/</text:span><text:span text:style-name="T2">template</text:span><text:span text:style-name="T1">&gt;</text:span></text:p>
      <text:p text:style-name="P7"><text:line-break/></text:p>
      <text:p text:style-name="P1"><text:span text:style-name="T1">&lt;</text:span><text:span text:style-name="T2">script</text:span><text:span text:style-name="T1">&gt;</text:span></text:p>
      <text:p text:style-name="P1"><text:span text:style-name="T2">import</text:span> axios <text:span text:style-name="T2">from</text:span> <text:span text:style-name="T1">"</text:span><text:span text:style-name="T6">axios</text:span><text:span text:style-name="T1">";</text:span></text:p>
      <text:p text:style-name="P1"><text:span text:style-name="T2">import</text:span> Master <text:span text:style-name="T2">from</text:span> <text:span text:style-name="T1">"</text:span><text:span text:style-name="T6">../Master</text:span><text:span text:style-name="T1">";</text:span></text:p>
      <text:p text:style-name="P5"/>
      <text:p text:style-name="P1"><text:span text:style-name="T2">export</text:span> <text:span text:style-name="T2">default</text:span> <text:span text:style-name="T1">{</text:span></text:p>
      <text:p text:style-name="P1">name<text:span text:style-name="T1">:</text:span> <text:span text:style-name="T1">"</text:span><text:span text:style-name="T6">UserProfile</text:span><text:span text:style-name="T1">",</text:span></text:p>
      <text:p text:style-name="P1">components<text:span text:style-name="T1">:</text:span> <text:span text:style-name="T1">{</text:span> Master <text:span text:style-name="T1">},</text:span></text:p>
      <text:p text:style-name="P1"><text:span text:style-name="T9">data</text:span><text:span text:style-name="T1">()</text:span> <text:span text:style-name="T1">{</text:span></text:p>
      <text:p text:style-name="P1"><text:span text:style-name="T2">return</text:span> <text:span text:style-name="T1">{</text:span></text:p>
      <text:p text:style-name="P1">user<text:span text:style-name="T1">:</text:span> <text:span text:style-name="T11">null</text:span><text:span text:style-name="T1">,</text:span></text:p>
      <text:p text:style-name="P4">};</text:p>
      <text:p text:style-name="P4">},</text:p>
      <text:p text:style-name="P5"/>
      <text:p text:style-name="P1"><text:span text:style-name="T9">created</text:span><text:span text:style-name="T1">()</text:span> <text:span text:style-name="T1">{</text:span></text:p>
      <text:p text:style-name="P1"><text:span text:style-name="T5">const</text:span> <text:span text:style-name="T11">token</text:span> <text:span text:style-name="T2">=</text:span> localStorage<text:span text:style-name="T1">.</text:span><text:span text:style-name="T9">getItem</text:span><text:span text:style-name="T1">("</text:span><text:span text:style-name="T6">token</text:span><text:span text:style-name="T1">");</text:span></text:p>
      <text:p text:style-name="P5"/>
      <text:p text:style-name="P1"><text:span text:style-name="T2">if</text:span> <text:span text:style-name="T1">(</text:span>token<text:span text:style-name="T1">)</text:span> <text:span text:style-name="T1">{</text:span></text:p>
      <text:p text:style-name="P1"><text:span text:style-name="T12">this</text:span><text:span text:style-name="T1">.</text:span><text:span text:style-name="T9">fetchAuthenticatedUser</text:span><text:span text:style-name="T1">(</text:span>token<text:span text:style-name="T1">);</text:span></text:p>
      <text:p text:style-name="P4">}</text:p>
      <text:p text:style-name="P4">},</text:p>
      <text:p text:style-name="P3">// end of creted</text:p>
      <text:p text:style-name="P1">methods<text:span text:style-name="T1">:</text:span> <text:span text:style-name="T1">{</text:span></text:p>
      <text:p text:style-name="P1"><text:span text:style-name="T9">fetchAuthenticatedUser</text:span><text:span text:style-name="T1">()</text:span> <text:span text:style-name="T1">{</text:span></text:p>
      <text:p text:style-name="P1">axios<text:span text:style-name="T1">.</text:span><text:span text:style-name="T9">get</text:span><text:span text:style-name="T1">("</text:span><text:span text:style-name="T6">/profiles/me/</text:span><text:span text:style-name="T1">").</text:span><text:span text:style-name="T9">then</text:span><text:span text:style-name="T1">((</text:span><text:span text:style-name="T8">response</text:span><text:span text:style-name="T1">)</text:span> <text:span text:style-name="T2">=&gt;</text:span> <text:span text:style-name="T1">{</text:span></text:p>
      <text:p text:style-name="P1"><text:span text:style-name="T12">this</text:span><text:span text:style-name="T1">.</text:span>user <text:span text:style-name="T2">=</text:span> response<text:span text:style-name="T1">.</text:span>data<text:span text:style-name="T1">;</text:span></text:p>
      <text:p text:style-name="P1">console<text:span text:style-name="T1">.</text:span><text:span text:style-name="T9">log</text:span><text:span text:style-name="T1">(</text:span>response<text:span text:style-name="T1">.</text:span>data<text:span text:style-name="T1">);</text:span></text:p>
      <text:p text:style-name="P4"><text:soft-page-break/>});</text:p>
      <text:p text:style-name="P4">},</text:p>
      <text:p text:style-name="P4">},</text:p>
      <text:p text:style-name="P4">};</text:p>
      <text:p text:style-name="P1"><text:span text:style-name="T1">&lt;/</text:span><text:span text:style-name="T2">script</text:span><text:span text:style-name="T1">&gt;</text:span></text:p>
      <text:p text:style-name="P5"/>
      <text:p text:style-name="P1"><text:span text:style-name="T1">&lt;</text:span><text:span text:style-name="T2">style</text:span> <text:span text:style-name="T5">scoped</text:span><text:span text:style-name="T1">&gt;</text:span></text:p>
      <text:p text:style-name="P3">/* @import url("https://fonts.googleapis.com/css?family=Varela+Round");</text:p>
      <text:p text:style-name="P5"/>
      <text:p text:style-name="P3">.vl {</text:p>
      <text:p text:style-name="P3">border: 1px solid #eeeeee;</text:p>
      <text:p text:style-name="P3">}</text:p>
      <text:p text:style-name="P5"/>
      <text:p text:style-name="P3">.row {</text:p>
      <text:p text:style-name="P3">font-family: "Varela Round", Helvetica, Arial, sans-serif;</text:p>
      <text:p text:style-name="P3">-webkit-font-smoothing: antialiased;</text:p>
      <text:p text:style-name="P3">-moz-osx-font-smoothing: grayscale;</text:p>
      <text:p text:style-name="P3">text-align: center;</text:p>
      <text:p text:style-name="P3">color: #2c3e50;</text:p>
      <text:p text:style-name="P3">margin-bottom: 10px;</text:p>
      <text:p text:style-name="P3">}</text:p>
      <text:p text:style-name="P5"/>
      <text:p text:style-name="P3">.card {</text:p>
      <text:p text:style-name="P3">margin-top: 30px;</text:p>
      <text:p text:style-name="P3">padding-top: 30px;</text:p>
      <text:p text:style-name="P3">}</text:p>
      <text:p text:style-name="P5"/>
      <text:p text:style-name="P3">ul#menu li {</text:p>
      <text:p text:style-name="P3">display: inline;</text:p>
      <text:p text:style-name="P3">list-style: none;</text:p>
      <text:p text:style-name="P3">} */</text:p>
      <text:p text:style-name="P5"/>
      <text:p text:style-name="P3">/* new profile page */</text:p>
      <text:p text:style-name="P1"><text:span text:style-name="T2">input</text:span><text:span text:style-name="T12">.</text:span><text:span text:style-name="T10">hidden</text:span> <text:span text:style-name="T1">{</text:span></text:p>
      <text:p text:style-name="P1">position<text:span text:style-name="T1">:</text:span> <text:span text:style-name="T4">absolute</text:span><text:span text:style-name="T1">;</text:span></text:p>
      <text:p text:style-name="P1">left<text:span text:style-name="T1">:</text:span> <text:span text:style-name="T11">-9999</text:span><text:span text:style-name="T2">px</text:span><text:span text:style-name="T1">;</text:span></text:p>
      <text:p text:style-name="P4">}</text:p>
      <text:p text:style-name="P5"/>
      <text:p text:style-name="P1"><text:span text:style-name="T12">#</text:span><text:span text:style-name="T8">profile-image1</text:span> <text:span text:style-name="T1">{</text:span></text:p>
      <text:p text:style-name="P1">cursor<text:span text:style-name="T1">:</text:span> <text:span text:style-name="T4">pointer</text:span><text:span text:style-name="T1">;</text:span></text:p>
      <text:p text:style-name="P5"/>
      <text:p text:style-name="P1">width<text:span text:style-name="T1">:</text:span> <text:span text:style-name="T11">100</text:span><text:span text:style-name="T2">px</text:span><text:span text:style-name="T1">;</text:span></text:p>
      <text:p text:style-name="P1">height<text:span text:style-name="T1">:</text:span> <text:span text:style-name="T11">100</text:span><text:span text:style-name="T2">px</text:span><text:span text:style-name="T1">;</text:span></text:p>
      <text:p text:style-name="P1">border<text:span text:style-name="T1">:</text:span> <text:span text:style-name="T11">2</text:span><text:span text:style-name="T2">px</text:span> <text:span text:style-name="T4">solid</text:span> <text:span text:style-name="T1">#</text:span><text:span text:style-name="T11">03b1ce</text:span><text:span text:style-name="T1">;</text:span></text:p>
      <text:p text:style-name="P4">}</text:p>
      <text:p text:style-name="P1"><text:span text:style-name="T12">.</text:span><text:span text:style-name="T10">tital</text:span> <text:span text:style-name="T1">{</text:span></text:p>
      <text:p text:style-name="P1">font-size<text:span text:style-name="T1">:</text:span> <text:span text:style-name="T11">16</text:span><text:span text:style-name="T2">px</text:span><text:span text:style-name="T1">;</text:span></text:p>
      <text:p text:style-name="P1">font-weight<text:span text:style-name="T1">:</text:span> <text:span text:style-name="T11">500</text:span><text:span text:style-name="T1">;</text:span></text:p>
      <text:p text:style-name="P4">}</text:p>
      <text:p text:style-name="P1"><text:span text:style-name="T12">.</text:span><text:span text:style-name="T10">bot-border</text:span> <text:span text:style-name="T1">{</text:span></text:p>
      <text:p text:style-name="P1">border-bottom<text:span text:style-name="T1">:</text:span> <text:span text:style-name="T11">1</text:span><text:span text:style-name="T2">px</text:span> <text:span text:style-name="T1">#</text:span><text:span text:style-name="T11">f8f8f8</text:span> <text:span text:style-name="T4">solid</text:span><text:span text:style-name="T1">;</text:span></text:p>
      <text:p text:style-name="P1"><text:soft-page-break/>margin<text:span text:style-name="T1">:</text:span> <text:span text:style-name="T11">5</text:span><text:span text:style-name="T2">px</text:span> <text:span text:style-name="T11">0</text:span> <text:span text:style-name="T11">5</text:span><text:span text:style-name="T2">px</text:span> <text:span text:style-name="T11">0</text:span><text:span text:style-name="T1">;</text:span></text:p>
      <text:p text:style-name="P4">}</text:p>
      <text:p text:style-name="P5"/>
      <text:p text:style-name="P3">/* for profile page */</text:p>
      <text:p text:style-name="P1"><text:span text:style-name="T2">body</text:span> <text:span text:style-name="T1">{</text:span></text:p>
      <text:p text:style-name="P1">background<text:span text:style-name="T1">:</text:span> <text:span text:style-name="T9">-webkit-linear-gradient</text:span><text:span text:style-name="T1">(</text:span><text:span text:style-name="T4">left</text:span><text:span text:style-name="T1">,</text:span> <text:span text:style-name="T1">#</text:span><text:span text:style-name="T11">3931af</text:span><text:span text:style-name="T1">,</text:span> <text:span text:style-name="T1">#</text:span><text:span text:style-name="T11">00c6ff</text:span><text:span text:style-name="T1">);</text:span></text:p>
      <text:p text:style-name="P4">}</text:p>
      <text:p text:style-name="P1"><text:span text:style-name="T12">.</text:span><text:span text:style-name="T10">tab-pane</text:span> fade show active <text:span text:style-name="T1">{</text:span></text:p>
      <text:p text:style-name="P1">margin-left<text:span text:style-name="T1">:</text:span> <text:span text:style-name="T11">20</text:span><text:span text:style-name="T2">px</text:span><text:span text:style-name="T1">;</text:span></text:p>
      <text:p text:style-name="P4">}</text:p>
      <text:p text:style-name="P5"/>
      <text:p text:style-name="P1"><text:span text:style-name="T12">.</text:span><text:span text:style-name="T10">employee</text:span> <text:span text:style-name="T1">{</text:span></text:p>
      <text:p text:style-name="P1">margin<text:span text:style-name="T1">:</text:span> <text:span text:style-name="T11">50</text:span><text:span text:style-name="T2">px</text:span><text:span text:style-name="T1">;</text:span></text:p>
      <text:p text:style-name="P4">}</text:p>
      <text:p text:style-name="P1"><text:span text:style-name="T12">.</text:span><text:span text:style-name="T10">employee_bio</text:span> <text:span text:style-name="T1">{</text:span></text:p>
      <text:p text:style-name="P1">margin-bottom<text:span text:style-name="T1">:</text:span> <text:span text:style-name="T11">20</text:span><text:span text:style-name="T2">px</text:span><text:span text:style-name="T1">;</text:span></text:p>
      <text:p text:style-name="P4">}</text:p>
      <text:p text:style-name="P1"><text:span text:style-name="T12">.</text:span><text:span text:style-name="T10">header</text:span> <text:span text:style-name="T1">{</text:span></text:p>
      <text:p text:style-name="P1">margin-bottom<text:span text:style-name="T1">:</text:span> <text:span text:style-name="T11">10</text:span><text:span text:style-name="T2">px</text:span><text:span text:style-name="T1">;</text:span></text:p>
      <text:p text:style-name="P1">margin-top<text:span text:style-name="T1">:</text:span> <text:span text:style-name="T11">20</text:span><text:span text:style-name="T2">px</text:span><text:span text:style-name="T1">;</text:span></text:p>
      <text:p text:style-name="P1">margin-left<text:span text:style-name="T1">:</text:span> <text:span text:style-name="T11">20</text:span><text:span text:style-name="T2">px</text:span><text:span text:style-name="T1">;</text:span></text:p>
      <text:p text:style-name="P4">}</text:p>
      <text:p text:style-name="P1"><text:span text:style-name="T12">.</text:span><text:span text:style-name="T10">bio</text:span> <text:span text:style-name="T1">{</text:span></text:p>
      <text:p text:style-name="P1">margin-bottom<text:span text:style-name="T1">:</text:span> <text:span text:style-name="T11">20</text:span><text:span text:style-name="T2">px</text:span><text:span text:style-name="T1">;</text:span></text:p>
      <text:p text:style-name="P4">}</text:p>
      <text:p text:style-name="P5"/>
      <text:p text:style-name="P1"><text:span text:style-name="T2">ul</text:span><text:span text:style-name="T12">#</text:span><text:span text:style-name="T8">menu</text:span> <text:span text:style-name="T2">li</text:span> <text:span text:style-name="T1">{</text:span></text:p>
      <text:p text:style-name="P1">display<text:span text:style-name="T1">:</text:span> <text:span text:style-name="T4">inline</text:span><text:span text:style-name="T1">;</text:span></text:p>
      <text:p text:style-name="P3">/* list-style: none; */</text:p>
      <text:p text:style-name="P1">list-style<text:span text:style-name="T1">:</text:span> <text:span text:style-name="T4">square</text:span><text:span text:style-name="T1">;</text:span></text:p>
      <text:p text:style-name="P4">}</text:p>
      <text:p text:style-name="P5"/>
      <text:p text:style-name="P1"><text:span text:style-name="T12">.</text:span><text:span text:style-name="T10">emp-profile</text:span> <text:span text:style-name="T1">{</text:span></text:p>
      <text:p text:style-name="P1">padding<text:span text:style-name="T1">:</text:span> <text:span text:style-name="T11">0</text:span><text:span text:style-name="T1">;</text:span></text:p>
      <text:p text:style-name="P1">margin-top<text:span text:style-name="T1">:</text:span> <text:span text:style-name="T11">3</text:span><text:span text:style-name="T2">%</text:span><text:span text:style-name="T1">;</text:span></text:p>
      <text:p text:style-name="P1">margin-bottom<text:span text:style-name="T1">:</text:span> <text:span text:style-name="T11">3</text:span><text:span text:style-name="T2">%</text:span><text:span text:style-name="T1">;</text:span></text:p>
      <text:p text:style-name="P3">/* border-radius: 0rem; */</text:p>
      <text:p text:style-name="P1">background<text:span text:style-name="T1">:</text:span> <text:span text:style-name="T1">#</text:span><text:span text:style-name="T11">fff</text:span><text:span text:style-name="T1">;</text:span></text:p>
      <text:p text:style-name="P1">padding-bottom<text:span text:style-name="T1">:</text:span> <text:span text:style-name="T11">10</text:span><text:span text:style-name="T2">px</text:span><text:span text:style-name="T1">;</text:span></text:p>
      <text:p text:style-name="P1">padding-top<text:span text:style-name="T1">:</text:span> <text:span text:style-name="T11">10</text:span><text:span text:style-name="T2">px</text:span><text:span text:style-name="T1">;</text:span></text:p>
      <text:p text:style-name="P4">}</text:p>
      <text:p text:style-name="P5"/>
      <text:p text:style-name="P1"><text:span text:style-name="T12">.</text:span><text:span text:style-name="T10">profile-img</text:span> <text:span text:style-name="T1">{</text:span></text:p>
      <text:p text:style-name="P1">text-align<text:span text:style-name="T1">:</text:span> <text:span text:style-name="T4">center</text:span><text:span text:style-name="T1">;</text:span></text:p>
      <text:p text:style-name="P4">}</text:p>
      <text:p text:style-name="P1"><text:span text:style-name="T12">.</text:span><text:span text:style-name="T10">profile-img</text:span> <text:span text:style-name="T2">img</text:span> <text:span text:style-name="T1">{</text:span></text:p>
      <text:p text:style-name="P1">width<text:span text:style-name="T1">:</text:span> <text:span text:style-name="T11">70</text:span><text:span text:style-name="T2">%</text:span><text:span text:style-name="T1">;</text:span></text:p>
      <text:p text:style-name="P1">height<text:span text:style-name="T1">:</text:span> <text:span text:style-name="T11">100</text:span><text:span text:style-name="T2">%</text:span><text:span text:style-name="T1">;</text:span></text:p>
      <text:p text:style-name="P4">}</text:p>
      <text:p text:style-name="P1"><text:span text:style-name="T12">.</text:span><text:span text:style-name="T10">profile-img</text:span> <text:span text:style-name="T12">.</text:span><text:span text:style-name="T10">file</text:span> <text:span text:style-name="T1">{</text:span></text:p>
      <text:p text:style-name="P1">position<text:span text:style-name="T1">:</text:span> <text:span text:style-name="T4">relative</text:span><text:span text:style-name="T1">;</text:span></text:p>
      <text:p text:style-name="P1"><text:soft-page-break/>overflow<text:span text:style-name="T1">:</text:span> <text:span text:style-name="T4">hidden</text:span><text:span text:style-name="T1">;</text:span></text:p>
      <text:p text:style-name="P1">margin-top<text:span text:style-name="T1">:</text:span> <text:span text:style-name="T11">-20</text:span><text:span text:style-name="T2">%</text:span><text:span text:style-name="T1">;</text:span></text:p>
      <text:p text:style-name="P1">width<text:span text:style-name="T1">:</text:span> <text:span text:style-name="T11">70</text:span><text:span text:style-name="T2">%</text:span><text:span text:style-name="T1">;</text:span></text:p>
      <text:p text:style-name="P1">border<text:span text:style-name="T1">:</text:span> <text:span text:style-name="T4">none</text:span><text:span text:style-name="T1">;</text:span></text:p>
      <text:p text:style-name="P1">border-radius<text:span text:style-name="T1">:</text:span> <text:span text:style-name="T11">0</text:span><text:span text:style-name="T1">;</text:span></text:p>
      <text:p text:style-name="P1">font-size<text:span text:style-name="T1">:</text:span> <text:span text:style-name="T11">15</text:span><text:span text:style-name="T2">px</text:span><text:span text:style-name="T1">;</text:span></text:p>
      <text:p text:style-name="P1">background<text:span text:style-name="T1">:</text:span> <text:span text:style-name="T1">#</text:span><text:span text:style-name="T11">212529b8</text:span><text:span text:style-name="T1">;</text:span></text:p>
      <text:p text:style-name="P4">}</text:p>
      <text:p text:style-name="P1"><text:span text:style-name="T12">.</text:span><text:span text:style-name="T10">profile-img</text:span> <text:span text:style-name="T12">.</text:span><text:span text:style-name="T10">file</text:span> <text:span text:style-name="T2">input</text:span> <text:span text:style-name="T1">{</text:span></text:p>
      <text:p text:style-name="P1">position<text:span text:style-name="T1">:</text:span> <text:span text:style-name="T4">absolute</text:span><text:span text:style-name="T1">;</text:span></text:p>
      <text:p text:style-name="P1">opacity<text:span text:style-name="T1">:</text:span> <text:span text:style-name="T11">0</text:span><text:span text:style-name="T1">;</text:span></text:p>
      <text:p text:style-name="P1">right<text:span text:style-name="T1">:</text:span> <text:span text:style-name="T11">0</text:span><text:span text:style-name="T1">;</text:span></text:p>
      <text:p text:style-name="P1">top<text:span text:style-name="T1">:</text:span> <text:span text:style-name="T11">0</text:span><text:span text:style-name="T1">;</text:span></text:p>
      <text:p text:style-name="P4">}</text:p>
      <text:p text:style-name="P1"><text:span text:style-name="T12">.</text:span><text:span text:style-name="T10">profile-head</text:span> <text:span text:style-name="T2">h5</text:span> <text:span text:style-name="T1">{</text:span></text:p>
      <text:p text:style-name="P1">color<text:span text:style-name="T1">:</text:span> <text:span text:style-name="T1">#</text:span><text:span text:style-name="T11">333</text:span><text:span text:style-name="T1">;</text:span></text:p>
      <text:p text:style-name="P4">}</text:p>
      <text:p text:style-name="P1"><text:span text:style-name="T12">.</text:span><text:span text:style-name="T10">profile-head</text:span> <text:span text:style-name="T2">h6</text:span> <text:span text:style-name="T1">{</text:span></text:p>
      <text:p text:style-name="P1">color<text:span text:style-name="T1">:</text:span> <text:span text:style-name="T1">#</text:span><text:span text:style-name="T11">0062cc</text:span><text:span text:style-name="T1">;</text:span></text:p>
      <text:p text:style-name="P4">}</text:p>
      <text:p text:style-name="P1"><text:span text:style-name="T12">.</text:span><text:span text:style-name="T10">profile-edit-btn</text:span> <text:span text:style-name="T1">{</text:span></text:p>
      <text:p text:style-name="P1">border<text:span text:style-name="T1">:</text:span> <text:span text:style-name="T4">none</text:span><text:span text:style-name="T1">;</text:span></text:p>
      <text:p text:style-name="P1">border-radius<text:span text:style-name="T1">:</text:span> <text:span text:style-name="T11">1.5</text:span><text:span text:style-name="T2">rem</text:span><text:span text:style-name="T1">;</text:span></text:p>
      <text:p text:style-name="P1">width<text:span text:style-name="T1">:</text:span> <text:span text:style-name="T11">80</text:span><text:span text:style-name="T2">%</text:span><text:span text:style-name="T1">;</text:span></text:p>
      <text:p text:style-name="P1">padding<text:span text:style-name="T1">:</text:span> <text:span text:style-name="T11">2</text:span><text:span text:style-name="T2">%</text:span> <text:span text:style-name="T11">8</text:span><text:span text:style-name="T2">%</text:span> <text:span text:style-name="T11">2</text:span><text:span text:style-name="T2">%</text:span> <text:span text:style-name="T11">5</text:span><text:span text:style-name="T2">%</text:span><text:span text:style-name="T1">;</text:span></text:p>
      <text:p text:style-name="P3">/* padding-left:;</text:p>
      <text:p text:style-name="P3">padding-right: ; */</text:p>
      <text:p text:style-name="P5"/>
      <text:p text:style-name="P1">font-weight<text:span text:style-name="T1">:</text:span> <text:span text:style-name="T11">600</text:span><text:span text:style-name="T1">;</text:span></text:p>
      <text:p text:style-name="P1">color<text:span text:style-name="T1">:</text:span> <text:span text:style-name="T1">#</text:span><text:span text:style-name="T11">6c757d</text:span><text:span text:style-name="T1">;</text:span></text:p>
      <text:p text:style-name="P1">cursor<text:span text:style-name="T1">:</text:span> <text:span text:style-name="T4">pointer</text:span><text:span text:style-name="T1">;</text:span></text:p>
      <text:p text:style-name="P1">margin-top<text:span text:style-name="T1">:</text:span> <text:span text:style-name="T11">10</text:span><text:span text:style-name="T2">px</text:span><text:span text:style-name="T1">;</text:span></text:p>
      <text:p text:style-name="P4">}</text:p>
      <text:p text:style-name="P1"><text:span text:style-name="T12">.</text:span><text:span text:style-name="T10">proile-rating</text:span> <text:span text:style-name="T1">{</text:span></text:p>
      <text:p text:style-name="P1">font-size<text:span text:style-name="T1">:</text:span> <text:span text:style-name="T11">12</text:span><text:span text:style-name="T2">px</text:span><text:span text:style-name="T1">;</text:span></text:p>
      <text:p text:style-name="P1">color<text:span text:style-name="T1">:</text:span> <text:span text:style-name="T1">#</text:span><text:span text:style-name="T11">818182</text:span><text:span text:style-name="T1">;</text:span></text:p>
      <text:p text:style-name="P1">margin-top<text:span text:style-name="T1">:</text:span> <text:span text:style-name="T11">5</text:span><text:span text:style-name="T2">%</text:span><text:span text:style-name="T1">;</text:span></text:p>
      <text:p text:style-name="P4">}</text:p>
      <text:p text:style-name="P1"><text:span text:style-name="T12">.</text:span><text:span text:style-name="T10">proile-rating</text:span> <text:span text:style-name="T2">span</text:span> <text:span text:style-name="T1">{</text:span></text:p>
      <text:p text:style-name="P1">color<text:span text:style-name="T1">:</text:span> <text:span text:style-name="T1">#</text:span><text:span text:style-name="T11">495057</text:span><text:span text:style-name="T1">;</text:span></text:p>
      <text:p text:style-name="P1">font-size<text:span text:style-name="T1">:</text:span> <text:span text:style-name="T11">15</text:span><text:span text:style-name="T2">px</text:span><text:span text:style-name="T1">;</text:span></text:p>
      <text:p text:style-name="P1">font-weight<text:span text:style-name="T1">:</text:span> <text:span text:style-name="T11">600</text:span><text:span text:style-name="T1">;</text:span></text:p>
      <text:p text:style-name="P4">}</text:p>
      <text:p text:style-name="P1"><text:span text:style-name="T12">.</text:span><text:span text:style-name="T10">profile-head</text:span> <text:span text:style-name="T12">.</text:span><text:span text:style-name="T10">nav-tabs</text:span> <text:span text:style-name="T1">{</text:span></text:p>
      <text:p text:style-name="P1">margin-bottom<text:span text:style-name="T1">:</text:span> <text:span text:style-name="T11">5</text:span><text:span text:style-name="T2">%</text:span><text:span text:style-name="T1">;</text:span></text:p>
      <text:p text:style-name="P4">}</text:p>
      <text:p text:style-name="P1"><text:span text:style-name="T12">.</text:span><text:span text:style-name="T10">profile-head</text:span> <text:span text:style-name="T12">.</text:span><text:span text:style-name="T10">nav-tabs</text:span> <text:span text:style-name="T12">.</text:span><text:span text:style-name="T10">nav-link</text:span> <text:span text:style-name="T1">{</text:span></text:p>
      <text:p text:style-name="P1">font-weight<text:span text:style-name="T1">:</text:span> <text:span text:style-name="T11">600</text:span><text:span text:style-name="T1">;</text:span></text:p>
      <text:p text:style-name="P1">border<text:span text:style-name="T1">:</text:span> <text:span text:style-name="T4">none</text:span><text:span text:style-name="T1">;</text:span></text:p>
      <text:p text:style-name="P4">}</text:p>
      <text:p text:style-name="P1"><text:span text:style-name="T12">.</text:span><text:span text:style-name="T10">profile-head</text:span> <text:span text:style-name="T12">.</text:span><text:span text:style-name="T10">nav-tabs</text:span> <text:span text:style-name="T12">.</text:span><text:span text:style-name="T10">nav-link</text:span><text:span text:style-name="T12">.</text:span><text:span text:style-name="T10">active</text:span> <text:span text:style-name="T1">{</text:span></text:p>
      <text:p text:style-name="P1"><text:soft-page-break/>border<text:span text:style-name="T1">:</text:span> <text:span text:style-name="T4">none</text:span><text:span text:style-name="T1">;</text:span></text:p>
      <text:p text:style-name="P1">border-bottom<text:span text:style-name="T1">:</text:span> <text:span text:style-name="T11">2</text:span><text:span text:style-name="T2">px</text:span> <text:span text:style-name="T4">solid</text:span> <text:span text:style-name="T1">#</text:span><text:span text:style-name="T11">0062cc</text:span><text:span text:style-name="T1">;</text:span></text:p>
      <text:p text:style-name="P4">}</text:p>
      <text:p text:style-name="P1"><text:span text:style-name="T12">.</text:span><text:span text:style-name="T10">profile-work</text:span> <text:span text:style-name="T1">{</text:span></text:p>
      <text:p text:style-name="P1">padding<text:span text:style-name="T1">:</text:span> <text:span text:style-name="T11">14</text:span><text:span text:style-name="T2">%</text:span><text:span text:style-name="T1">;</text:span></text:p>
      <text:p text:style-name="P3">/* margin-top:0; */</text:p>
      <text:p text:style-name="P1">margin-left<text:span text:style-name="T1">:</text:span> <text:span text:style-name="T11">5</text:span><text:span text:style-name="T2">px</text:span><text:span text:style-name="T1">;</text:span></text:p>
      <text:p text:style-name="P4">}</text:p>
      <text:p text:style-name="P1"><text:span text:style-name="T12">.</text:span><text:span text:style-name="T10">profile-work</text:span> <text:span text:style-name="T2">p</text:span> <text:span text:style-name="T1">{</text:span></text:p>
      <text:p text:style-name="P1">font-size<text:span text:style-name="T1">:</text:span> <text:span text:style-name="T11">12</text:span><text:span text:style-name="T2">px</text:span><text:span text:style-name="T1">;</text:span></text:p>
      <text:p text:style-name="P1">color<text:span text:style-name="T1">:</text:span> <text:span text:style-name="T1">#</text:span><text:span text:style-name="T11">818182</text:span><text:span text:style-name="T1">;</text:span></text:p>
      <text:p text:style-name="P1">font-weight<text:span text:style-name="T1">:</text:span> <text:span text:style-name="T11">600</text:span><text:span text:style-name="T1">;</text:span></text:p>
      <text:p text:style-name="P1">margin-top<text:span text:style-name="T1">:</text:span> <text:span text:style-name="T11">10</text:span><text:span text:style-name="T2">%</text:span><text:span text:style-name="T1">;</text:span></text:p>
      <text:p text:style-name="P4">}</text:p>
      <text:p text:style-name="P1"><text:span text:style-name="T12">.</text:span><text:span text:style-name="T10">profile-work</text:span> <text:span text:style-name="T2">a</text:span> <text:span text:style-name="T1">{</text:span></text:p>
      <text:p text:style-name="P1">text-decoration<text:span text:style-name="T1">:</text:span> <text:span text:style-name="T4">none</text:span><text:span text:style-name="T1">;</text:span></text:p>
      <text:p text:style-name="P1">color<text:span text:style-name="T1">:</text:span> <text:span text:style-name="T1">#</text:span><text:span text:style-name="T11">495057</text:span><text:span text:style-name="T1">;</text:span></text:p>
      <text:p text:style-name="P1">font-weight<text:span text:style-name="T1">:</text:span> <text:span text:style-name="T11">600</text:span><text:span text:style-name="T1">;</text:span></text:p>
      <text:p text:style-name="P1">font-size<text:span text:style-name="T1">:</text:span> <text:span text:style-name="T11">14</text:span><text:span text:style-name="T2">px</text:span><text:span text:style-name="T1">;</text:span></text:p>
      <text:p text:style-name="P4">}</text:p>
      <text:p text:style-name="P1"><text:span text:style-name="T12">.</text:span><text:span text:style-name="T10">profile-work</text:span> <text:span text:style-name="T2">ul</text:span> <text:span text:style-name="T1">{</text:span></text:p>
      <text:p text:style-name="P3">/* list-style: none; */</text:p>
      <text:p text:style-name="P4">}</text:p>
      <text:p text:style-name="P1"><text:span text:style-name="T12">.</text:span><text:span text:style-name="T10">profile-tab</text:span> <text:span text:style-name="T2">label</text:span> <text:span text:style-name="T1">{</text:span></text:p>
      <text:p text:style-name="P1">font-weight<text:span text:style-name="T1">:</text:span> <text:span text:style-name="T11">600</text:span><text:span text:style-name="T1">;</text:span></text:p>
      <text:p text:style-name="P4">}</text:p>
      <text:p text:style-name="P1"><text:span text:style-name="T12">.</text:span><text:span text:style-name="T10">profile-tab</text:span> <text:span text:style-name="T2">p</text:span> <text:span text:style-name="T1">{</text:span></text:p>
      <text:p text:style-name="P1">font-weight<text:span text:style-name="T1">:</text:span> <text:span text:style-name="T11">600</text:span><text:span text:style-name="T1">;</text:span></text:p>
      <text:p text:style-name="P1">color<text:span text:style-name="T1">:</text:span> <text:span text:style-name="T1">#</text:span><text:span text:style-name="T11">0062cc</text:span><text:span text:style-name="T1">;</text:span></text:p>
      <text:p text:style-name="P4">}</text:p>
      <text:p text:style-name="P5"/>
      <text:p text:style-name="P1"><text:span text:style-name="T2">hr</text:span> <text:span text:style-name="T1">{</text:span></text:p>
      <text:p text:style-name="P1">margin-top<text:span text:style-name="T1">:</text:span> <text:span text:style-name="T11">25</text:span><text:span text:style-name="T2">px</text:span><text:span text:style-name="T1">;</text:span></text:p>
      <text:p text:style-name="P1">margin-bottom<text:span text:style-name="T1">:</text:span> <text:span text:style-name="T11">1</text:span><text:span text:style-name="T2">rem</text:span><text:span text:style-name="T1">;</text:span></text:p>
      <text:p text:style-name="P1">border<text:span text:style-name="T1">:</text:span> <text:span text:style-name="T11">0</text:span><text:span text:style-name="T1">;</text:span></text:p>
      <text:p text:style-name="P1">border-top<text:span text:style-name="T1">:</text:span> <text:span text:style-name="T11">1</text:span><text:span text:style-name="T2">px</text:span> <text:span text:style-name="T4">solid</text:span> <text:span text:style-name="T9">rgba</text:span><text:span text:style-name="T1">(</text:span><text:span text:style-name="T11">0</text:span><text:span text:style-name="T1">,</text:span> <text:span text:style-name="T11">0</text:span><text:span text:style-name="T1">,</text:span> <text:span text:style-name="T11">0</text:span><text:span text:style-name="T1">,</text:span> <text:span text:style-name="T11">0.1</text:span><text:span text:style-name="T1">);</text:span></text:p>
      <text:p text:style-name="P4">}</text:p>
      <text:p text:style-name="P1"><text:span text:style-name="T1">&lt;/</text:span><text:span text:style-name="T2">style</text:span><text:span text:style-name="T1">&gt;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22:12:54.935950618</meta:creation-date>
    <dc:date>2020-11-12T22:52:39.751562627</dc:date>
    <meta:editing-duration>PT39M4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8" meta:paragraph-count="1293" meta:word-count="2604" meta:character-count="22150" meta:non-whitespace-character-count="20841"/>
  </office:meta>
</office:document-meta>
</file>